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71in"/>
    </style:style>
    <style:style style:name="co2" style:family="table-column">
      <style:table-column-properties fo:break-before="auto" style:column-width="1.3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TC_15_tradingview_coinmarketcap" table:style-name="ta1">
        <table:shapes>
          <draw:frame draw:z-index="0" draw:style-name="gr1" draw:text-style-name="P1" svg:width="8.4969in" svg:height="5.3256in" svg:x="7.4378in" svg:y="1.702in">
            <draw:object draw:notify-on-update-of-ranges="BTC_15_tradingview_coinmarketcap.A2:BTC_15_tradingview_coinmarketcap.A301 BTC_15_tradingview_coinmarketcap.B1:BTC_15_tradingview_coinmarketcap.B1 BTC_15_tradingview_coinmarketcap.B2:BTC_15_tradingview_coinmarketcap.B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2025-12-03 17:30:00</text:p>
          </table:table-cell>
          <table:table-cell office:value-type="float" office:value="93433.1113680675" calcext:value-type="float">
            <text:p>93433.1113680675</text:p>
          </table:table-cell>
          <table:table-cell office:value-type="float" office:value="93649.5512904431" calcext:value-type="float">
            <text:p>93649.5512904431</text:p>
          </table:table-cell>
          <table:table-cell office:value-type="float" office:value="93351.6920894129" calcext:value-type="float">
            <text:p>93351.6920894129</text:p>
          </table:table-cell>
          <table:table-cell office:value-type="float" office:value="93645.9331575066" calcext:value-type="float">
            <text:p>93645.9331575066</text:p>
          </table:table-cell>
        </table:table-row>
        <table:table-row table:style-name="ro1">
          <table:table-cell office:value-type="string" calcext:value-type="string">
            <text:p>2025-12-03 17:45:00</text:p>
          </table:table-cell>
          <table:table-cell office:value-type="float" office:value="93605.1875746592" calcext:value-type="float">
            <text:p>93605.1875746592</text:p>
          </table:table-cell>
          <table:table-cell office:value-type="float" office:value="93932.9440456875" calcext:value-type="float">
            <text:p>93932.9440456875</text:p>
          </table:table-cell>
          <table:table-cell office:value-type="float" office:value="93605.1875746592" calcext:value-type="float">
            <text:p>93605.1875746592</text:p>
          </table:table-cell>
          <table:table-cell office:value-type="float" office:value="93818.3446114352" calcext:value-type="float">
            <text:p>93818.3446114352</text:p>
          </table:table-cell>
        </table:table-row>
        <table:table-row table:style-name="ro1">
          <table:table-cell office:value-type="string" calcext:value-type="string">
            <text:p>2025-12-03 18:00:00</text:p>
          </table:table-cell>
          <table:table-cell office:value-type="float" office:value="93805.9812550542" calcext:value-type="float">
            <text:p>93805.9812550542</text:p>
          </table:table-cell>
          <table:table-cell office:value-type="float" office:value="94049.6937063485" calcext:value-type="float">
            <text:p>94049.6937063485</text:p>
          </table:table-cell>
          <table:table-cell table:number-columns-repeated="2" office:value-type="float" office:value="93736.4047472534" calcext:value-type="float">
            <text:p>93736.4047472534</text:p>
          </table:table-cell>
        </table:table-row>
        <table:table-row table:style-name="ro1">
          <table:table-cell office:value-type="string" calcext:value-type="string">
            <text:p>2025-12-03 18:15:00</text:p>
          </table:table-cell>
          <table:table-cell table:number-columns-repeated="2" office:value-type="float" office:value="93791.7700468668" calcext:value-type="float">
            <text:p>93791.7700468668</text:p>
          </table:table-cell>
          <table:table-cell office:value-type="float" office:value="93618.4807956409" calcext:value-type="float">
            <text:p>93618.4807956409</text:p>
          </table:table-cell>
          <table:table-cell office:value-type="float" office:value="93699.0384353512" calcext:value-type="float">
            <text:p>93699.0384353512</text:p>
          </table:table-cell>
        </table:table-row>
        <table:table-row table:style-name="ro1">
          <table:table-cell office:value-type="string" calcext:value-type="string">
            <text:p>2025-12-03 18:30:00</text:p>
          </table:table-cell>
          <table:table-cell table:number-columns-repeated="2" office:value-type="float" office:value="93662.0384833016" calcext:value-type="float">
            <text:p>93662.0384833016</text:p>
          </table:table-cell>
          <table:table-cell office:value-type="float" office:value="93522.7362133497" calcext:value-type="float">
            <text:p>93522.7362133497</text:p>
          </table:table-cell>
          <table:table-cell office:value-type="float" office:value="93562.8654338588" calcext:value-type="float">
            <text:p>93562.8654338588</text:p>
          </table:table-cell>
        </table:table-row>
        <table:table-row table:style-name="ro1">
          <table:table-cell office:value-type="string" calcext:value-type="string">
            <text:p>2025-12-03 18:45:00</text:p>
          </table:table-cell>
          <table:table-cell office:value-type="float" office:value="93556.4216667417" calcext:value-type="float">
            <text:p>93556.4216667417</text:p>
          </table:table-cell>
          <table:table-cell office:value-type="float" office:value="93641.7752857839" calcext:value-type="float">
            <text:p>93641.7752857839</text:p>
          </table:table-cell>
          <table:table-cell table:number-columns-repeated="2" office:value-type="float" office:value="93454.2567042882" calcext:value-type="float">
            <text:p>93454.2567042882</text:p>
          </table:table-cell>
        </table:table-row>
        <table:table-row table:style-name="ro1">
          <table:table-cell office:value-type="string" calcext:value-type="string">
            <text:p>2025-12-03 19:00:00</text:p>
          </table:table-cell>
          <table:table-cell office:value-type="float" office:value="93463.3866823294" calcext:value-type="float">
            <text:p>93463.3866823294</text:p>
          </table:table-cell>
          <table:table-cell office:value-type="float" office:value="93478.8609411479" calcext:value-type="float">
            <text:p>93478.8609411479</text:p>
          </table:table-cell>
          <table:table-cell table:number-columns-repeated="2" office:value-type="float" office:value="93010.0103461406" calcext:value-type="float">
            <text:p>93010.0103461406</text:p>
          </table:table-cell>
        </table:table-row>
        <table:table-row table:style-name="ro1">
          <table:table-cell office:value-type="string" calcext:value-type="string">
            <text:p>2025-12-03 19:15:00</text:p>
          </table:table-cell>
          <table:table-cell office:value-type="float" office:value="92997.2264987579" calcext:value-type="float">
            <text:p>92997.2264987579</text:p>
          </table:table-cell>
          <table:table-cell office:value-type="float" office:value="93113.741530103" calcext:value-type="float">
            <text:p>93113.741530103</text:p>
          </table:table-cell>
          <table:table-cell office:value-type="float" office:value="92795.1512655327" calcext:value-type="float">
            <text:p>92795.1512655327</text:p>
          </table:table-cell>
          <table:table-cell office:value-type="float" office:value="92865.7830912353" calcext:value-type="float">
            <text:p>92865.7830912353</text:p>
          </table:table-cell>
        </table:table-row>
        <table:table-row table:style-name="ro1">
          <table:table-cell office:value-type="string" calcext:value-type="string">
            <text:p>2025-12-03 19:30:00</text:p>
          </table:table-cell>
          <table:table-cell office:value-type="float" office:value="92868.0391534017" calcext:value-type="float">
            <text:p>92868.0391534017</text:p>
          </table:table-cell>
          <table:table-cell office:value-type="float" office:value="93050.3121588091" calcext:value-type="float">
            <text:p>93050.3121588091</text:p>
          </table:table-cell>
          <table:table-cell office:value-type="float" office:value="92749.1483698923" calcext:value-type="float">
            <text:p>92749.1483698923</text:p>
          </table:table-cell>
          <table:table-cell office:value-type="float" office:value="93050.3121588091" calcext:value-type="float">
            <text:p>93050.3121588091</text:p>
          </table:table-cell>
        </table:table-row>
        <table:table-row table:style-name="ro1">
          <table:table-cell office:value-type="string" calcext:value-type="string">
            <text:p>2025-12-03 19:45:00</text:p>
          </table:table-cell>
          <table:table-cell office:value-type="float" office:value="93079.0748564886" calcext:value-type="float">
            <text:p>93079.0748564886</text:p>
          </table:table-cell>
          <table:table-cell office:value-type="float" office:value="93142.697135954" calcext:value-type="float">
            <text:p>93142.697135954</text:p>
          </table:table-cell>
          <table:table-cell office:value-type="float" office:value="92963.0813237571" calcext:value-type="float">
            <text:p>92963.0813237571</text:p>
          </table:table-cell>
          <table:table-cell office:value-type="float" office:value="93090.1154541982" calcext:value-type="float">
            <text:p>93090.1154541982</text:p>
          </table:table-cell>
        </table:table-row>
        <table:table-row table:style-name="ro1">
          <table:table-cell office:value-type="string" calcext:value-type="string">
            <text:p>2025-12-03 20:00:00</text:p>
          </table:table-cell>
          <table:table-cell office:value-type="float" office:value="93073.5870901748" calcext:value-type="float">
            <text:p>93073.5870901748</text:p>
          </table:table-cell>
          <table:table-cell office:value-type="float" office:value="93607.4622434749" calcext:value-type="float">
            <text:p>93607.4622434749</text:p>
          </table:table-cell>
          <table:table-cell office:value-type="float" office:value="93045.6990053807" calcext:value-type="float">
            <text:p>93045.6990053807</text:p>
          </table:table-cell>
          <table:table-cell office:value-type="float" office:value="93607.4622434749" calcext:value-type="float">
            <text:p>93607.4622434749</text:p>
          </table:table-cell>
        </table:table-row>
        <table:table-row table:style-name="ro1">
          <table:table-cell office:value-type="string" calcext:value-type="string">
            <text:p>2025-12-03 20:15:00</text:p>
          </table:table-cell>
          <table:table-cell table:number-columns-repeated="2" office:value-type="float" office:value="93700.1081545205" calcext:value-type="float">
            <text:p>93700.1081545205</text:p>
          </table:table-cell>
          <table:table-cell office:value-type="float" office:value="93284.3797681347" calcext:value-type="float">
            <text:p>93284.3797681347</text:p>
          </table:table-cell>
          <table:table-cell office:value-type="float" office:value="93369.4985368573" calcext:value-type="float">
            <text:p>93369.4985368573</text:p>
          </table:table-cell>
        </table:table-row>
        <table:table-row table:style-name="ro1">
          <table:table-cell office:value-type="string" calcext:value-type="string">
            <text:p>2025-12-03 20:30:00</text:p>
          </table:table-cell>
          <table:table-cell office:value-type="float" office:value="93393.2716158163" calcext:value-type="float">
            <text:p>93393.2716158163</text:p>
          </table:table-cell>
          <table:table-cell office:value-type="float" office:value="93542.8822729248" calcext:value-type="float">
            <text:p>93542.8822729248</text:p>
          </table:table-cell>
          <table:table-cell office:value-type="float" office:value="93374.2557706829" calcext:value-type="float">
            <text:p>93374.2557706829</text:p>
          </table:table-cell>
          <table:table-cell office:value-type="float" office:value="93464.9491444117" calcext:value-type="float">
            <text:p>93464.9491444117</text:p>
          </table:table-cell>
        </table:table-row>
        <table:table-row table:style-name="ro1">
          <table:table-cell office:value-type="string" calcext:value-type="string">
            <text:p>2025-12-03 20:45:00</text:p>
          </table:table-cell>
          <table:table-cell table:number-columns-repeated="2" office:value-type="float" office:value="93468.1567704603" calcext:value-type="float">
            <text:p>93468.1567704603</text:p>
          </table:table-cell>
          <table:table-cell table:number-columns-repeated="2" office:value-type="float" office:value="93202.7585607366" calcext:value-type="float">
            <text:p>93202.7585607366</text:p>
          </table:table-cell>
        </table:table-row>
        <table:table-row table:style-name="ro1">
          <table:table-cell office:value-type="string" calcext:value-type="string">
            <text:p>2025-12-03 21:00:00</text:p>
          </table:table-cell>
          <table:table-cell office:value-type="float" office:value="93209.8047309951" calcext:value-type="float">
            <text:p>93209.8047309951</text:p>
          </table:table-cell>
          <table:table-cell office:value-type="float" office:value="93654.0021038351" calcext:value-type="float">
            <text:p>93654.0021038351</text:p>
          </table:table-cell>
          <table:table-cell office:value-type="float" office:value="93197.4996391853" calcext:value-type="float">
            <text:p>93197.4996391853</text:p>
          </table:table-cell>
          <table:table-cell office:value-type="float" office:value="93639.4248236807" calcext:value-type="float">
            <text:p>93639.4248236807</text:p>
          </table:table-cell>
        </table:table-row>
        <table:table-row table:style-name="ro1">
          <table:table-cell office:value-type="string" calcext:value-type="string">
            <text:p>2025-12-03 21:15:00</text:p>
          </table:table-cell>
          <table:table-cell office:value-type="float" office:value="93689.7724996569" calcext:value-type="float">
            <text:p>93689.7724996569</text:p>
          </table:table-cell>
          <table:table-cell office:value-type="float" office:value="94010.6820310192" calcext:value-type="float">
            <text:p>94010.6820310192</text:p>
          </table:table-cell>
          <table:table-cell office:value-type="float" office:value="93671.8763090457" calcext:value-type="float">
            <text:p>93671.8763090457</text:p>
          </table:table-cell>
          <table:table-cell office:value-type="float" office:value="93844.6941747052" calcext:value-type="float">
            <text:p>93844.6941747052</text:p>
          </table:table-cell>
        </table:table-row>
        <table:table-row table:style-name="ro1">
          <table:table-cell office:value-type="string" calcext:value-type="string">
            <text:p>2025-12-03 21:30:00</text:p>
          </table:table-cell>
          <table:table-cell office:value-type="float" office:value="93823.4778877786" calcext:value-type="float">
            <text:p>93823.4778877786</text:p>
          </table:table-cell>
          <table:table-cell office:value-type="float" office:value="93987.8052869781" calcext:value-type="float">
            <text:p>93987.8052869781</text:p>
          </table:table-cell>
          <table:table-cell office:value-type="float" office:value="93692.6511824896" calcext:value-type="float">
            <text:p>93692.6511824896</text:p>
          </table:table-cell>
          <table:table-cell office:value-type="float" office:value="93872.0035464939" calcext:value-type="float">
            <text:p>93872.0035464939</text:p>
          </table:table-cell>
        </table:table-row>
        <table:table-row table:style-name="ro1">
          <table:table-cell office:value-type="string" calcext:value-type="string">
            <text:p>2025-12-03 21:45:00</text:p>
          </table:table-cell>
          <table:table-cell office:value-type="float" office:value="93870.7401232903" calcext:value-type="float">
            <text:p>93870.7401232903</text:p>
          </table:table-cell>
          <table:table-cell office:value-type="float" office:value="93982.4103405446" calcext:value-type="float">
            <text:p>93982.4103405446</text:p>
          </table:table-cell>
          <table:table-cell office:value-type="float" office:value="93789.4403093517" calcext:value-type="float">
            <text:p>93789.4403093517</text:p>
          </table:table-cell>
          <table:table-cell office:value-type="float" office:value="93982.4103405446" calcext:value-type="float">
            <text:p>93982.4103405446</text:p>
          </table:table-cell>
        </table:table-row>
        <table:table-row table:style-name="ro1">
          <table:table-cell office:value-type="string" calcext:value-type="string">
            <text:p>2025-12-03 22:00:00</text:p>
          </table:table-cell>
          <table:table-cell office:value-type="float" office:value="93972.6598991195" calcext:value-type="float">
            <text:p>93972.6598991195</text:p>
          </table:table-cell>
          <table:table-cell office:value-type="float" office:value="94022.4732593057" calcext:value-type="float">
            <text:p>94022.4732593057</text:p>
          </table:table-cell>
          <table:table-cell table:number-columns-repeated="2" office:value-type="float" office:value="93838.2546726124" calcext:value-type="float">
            <text:p>93838.2546726124</text:p>
          </table:table-cell>
        </table:table-row>
        <table:table-row table:style-name="ro1">
          <table:table-cell office:value-type="string" calcext:value-type="string">
            <text:p>2025-12-03 22:15:00</text:p>
          </table:table-cell>
          <table:table-cell table:number-columns-repeated="2" office:value-type="float" office:value="93845.4963660639" calcext:value-type="float">
            <text:p>93845.4963660639</text:p>
          </table:table-cell>
          <table:table-cell office:value-type="float" office:value="93581.4405558189" calcext:value-type="float">
            <text:p>93581.4405558189</text:p>
          </table:table-cell>
          <table:table-cell office:value-type="float" office:value="93636.9504965267" calcext:value-type="float">
            <text:p>93636.9504965267</text:p>
          </table:table-cell>
        </table:table-row>
        <table:table-row table:style-name="ro1">
          <table:table-cell office:value-type="string" calcext:value-type="string">
            <text:p>2025-12-03 22:30:00</text:p>
          </table:table-cell>
          <table:table-cell table:number-columns-repeated="2" office:value-type="float" office:value="93626.7676765793" calcext:value-type="float">
            <text:p>93626.7676765793</text:p>
          </table:table-cell>
          <table:table-cell office:value-type="float" office:value="93464.7415972558" calcext:value-type="float">
            <text:p>93464.7415972558</text:p>
          </table:table-cell>
          <table:table-cell office:value-type="float" office:value="93475.6605760233" calcext:value-type="float">
            <text:p>93475.6605760233</text:p>
          </table:table-cell>
        </table:table-row>
        <table:table-row table:style-name="ro1">
          <table:table-cell office:value-type="string" calcext:value-type="string">
            <text:p>2025-12-03 22:45:00</text:p>
          </table:table-cell>
          <table:table-cell office:value-type="float" office:value="93474.5711882365" calcext:value-type="float">
            <text:p>93474.5711882365</text:p>
          </table:table-cell>
          <table:table-cell office:value-type="float" office:value="93594.5600024738" calcext:value-type="float">
            <text:p>93594.5600024738</text:p>
          </table:table-cell>
          <table:table-cell office:value-type="float" office:value="93470.7160853455" calcext:value-type="float">
            <text:p>93470.7160853455</text:p>
          </table:table-cell>
          <table:table-cell office:value-type="float" office:value="93546.5457843014" calcext:value-type="float">
            <text:p>93546.5457843014</text:p>
          </table:table-cell>
        </table:table-row>
        <table:table-row table:style-name="ro1">
          <table:table-cell office:value-type="string" calcext:value-type="string">
            <text:p>2025-12-03 23:00:00</text:p>
          </table:table-cell>
          <table:table-cell office:value-type="float" office:value="93553.6543866267" calcext:value-type="float">
            <text:p>93553.6543866267</text:p>
          </table:table-cell>
          <table:table-cell office:value-type="float" office:value="93569.2458425779" calcext:value-type="float">
            <text:p>93569.2458425779</text:p>
          </table:table-cell>
          <table:table-cell office:value-type="float" office:value="93405.1359488333" calcext:value-type="float">
            <text:p>93405.1359488333</text:p>
          </table:table-cell>
          <table:table-cell office:value-type="float" office:value="93484.2361153927" calcext:value-type="float">
            <text:p>93484.2361153927</text:p>
          </table:table-cell>
        </table:table-row>
        <table:table-row table:style-name="ro1">
          <table:table-cell office:value-type="string" calcext:value-type="string">
            <text:p>2025-12-03 23:15:00</text:p>
          </table:table-cell>
          <table:table-cell table:number-columns-repeated="2" office:value-type="float" office:value="93480.3779085313" calcext:value-type="float">
            <text:p>93480.3779085313</text:p>
          </table:table-cell>
          <table:table-cell office:value-type="float" office:value="93404.0292879031" calcext:value-type="float">
            <text:p>93404.0292879031</text:p>
          </table:table-cell>
          <table:table-cell office:value-type="float" office:value="93413.1359128178" calcext:value-type="float">
            <text:p>93413.1359128178</text:p>
          </table:table-cell>
        </table:table-row>
        <table:table-row table:style-name="ro1">
          <table:table-cell office:value-type="string" calcext:value-type="string">
            <text:p>2025-12-03 23:30:00</text:p>
          </table:table-cell>
          <table:table-cell office:value-type="float" office:value="93416.8636631878" calcext:value-type="float">
            <text:p>93416.8636631878</text:p>
          </table:table-cell>
          <table:table-cell office:value-type="float" office:value="93501.0449740726" calcext:value-type="float">
            <text:p>93501.0449740726</text:p>
          </table:table-cell>
          <table:table-cell table:number-columns-repeated="2" office:value-type="float" office:value="93364.6914267471" calcext:value-type="float">
            <text:p>93364.6914267471</text:p>
          </table:table-cell>
        </table:table-row>
        <table:table-row table:style-name="ro1">
          <table:table-cell office:value-type="string" calcext:value-type="string">
            <text:p>2025-12-03 23:45:00</text:p>
          </table:table-cell>
          <table:table-cell table:number-columns-repeated="2" office:value-type="float" office:value="93392.4608933301" calcext:value-type="float">
            <text:p>93392.4608933301</text:p>
          </table:table-cell>
          <table:table-cell office:value-type="float" office:value="93254.401748079" calcext:value-type="float">
            <text:p>93254.401748079</text:p>
          </table:table-cell>
          <table:table-cell office:value-type="float" office:value="93326.0824249747" calcext:value-type="float">
            <text:p>93326.0824249747</text:p>
          </table:table-cell>
        </table:table-row>
        <table:table-row table:style-name="ro1">
          <table:table-cell office:value-type="string" calcext:value-type="string">
            <text:p>2025-12-04 00:00:00</text:p>
          </table:table-cell>
          <table:table-cell office:value-type="float" office:value="93345.9061375716" calcext:value-type="float">
            <text:p>93345.9061375716</text:p>
          </table:table-cell>
          <table:table-cell office:value-type="float" office:value="93376.7600360717" calcext:value-type="float">
            <text:p>93376.7600360717</text:p>
          </table:table-cell>
          <table:table-cell office:value-type="float" office:value="93082.7505592975" calcext:value-type="float">
            <text:p>93082.7505592975</text:p>
          </table:table-cell>
          <table:table-cell office:value-type="float" office:value="93192.8482919461" calcext:value-type="float">
            <text:p>93192.8482919461</text:p>
          </table:table-cell>
        </table:table-row>
        <table:table-row table:style-name="ro1">
          <table:table-cell office:value-type="string" calcext:value-type="string">
            <text:p>2025-12-04 00:15:00</text:p>
          </table:table-cell>
          <table:table-cell office:value-type="float" office:value="93201.0761702631" calcext:value-type="float">
            <text:p>93201.0761702631</text:p>
          </table:table-cell>
          <table:table-cell office:value-type="float" office:value="93241.7764636382" calcext:value-type="float">
            <text:p>93241.7764636382</text:p>
          </table:table-cell>
          <table:table-cell office:value-type="float" office:value="93041.2669537422" calcext:value-type="float">
            <text:p>93041.2669537422</text:p>
          </table:table-cell>
          <table:table-cell office:value-type="float" office:value="93224.800918896" calcext:value-type="float">
            <text:p>93224.800918896</text:p>
          </table:table-cell>
        </table:table-row>
        <table:table-row table:style-name="ro1">
          <table:table-cell office:value-type="string" calcext:value-type="string">
            <text:p>2025-12-04 00:30:00</text:p>
          </table:table-cell>
          <table:table-cell table:number-columns-repeated="2" office:value-type="float" office:value="93234.7062718103" calcext:value-type="float">
            <text:p>93234.7062718103</text:p>
          </table:table-cell>
          <table:table-cell table:number-columns-repeated="2" office:value-type="float" office:value="93004.5920302587" calcext:value-type="float">
            <text:p>93004.5920302587</text:p>
          </table:table-cell>
        </table:table-row>
        <table:table-row table:style-name="ro1">
          <table:table-cell office:value-type="string" calcext:value-type="string">
            <text:p>2025-12-04 00:45:00</text:p>
          </table:table-cell>
          <table:table-cell office:value-type="float" office:value="92994.2476008458" calcext:value-type="float">
            <text:p>92994.2476008458</text:p>
          </table:table-cell>
          <table:table-cell office:value-type="float" office:value="93016.5029856682" calcext:value-type="float">
            <text:p>93016.5029856682</text:p>
          </table:table-cell>
          <table:table-cell office:value-type="float" office:value="92821.0650918978" calcext:value-type="float">
            <text:p>92821.0650918978</text:p>
          </table:table-cell>
          <table:table-cell office:value-type="float" office:value="92989.1977040565" calcext:value-type="float">
            <text:p>92989.1977040565</text:p>
          </table:table-cell>
        </table:table-row>
        <table:table-row table:style-name="ro1">
          <table:table-cell office:value-type="string" calcext:value-type="string">
            <text:p>2025-12-04 01:00:00</text:p>
          </table:table-cell>
          <table:table-cell office:value-type="float" office:value="92992.0567902422" calcext:value-type="float">
            <text:p>92992.0567902422</text:p>
          </table:table-cell>
          <table:table-cell office:value-type="float" office:value="93056.3442526279" calcext:value-type="float">
            <text:p>93056.3442526279</text:p>
          </table:table-cell>
          <table:table-cell office:value-type="float" office:value="92891.6850690113" calcext:value-type="float">
            <text:p>92891.6850690113</text:p>
          </table:table-cell>
          <table:table-cell office:value-type="float" office:value="93056.3442526279" calcext:value-type="float">
            <text:p>93056.3442526279</text:p>
          </table:table-cell>
        </table:table-row>
        <table:table-row table:style-name="ro1">
          <table:table-cell office:value-type="string" calcext:value-type="string">
            <text:p>2025-12-04 01:15:00</text:p>
          </table:table-cell>
          <table:table-cell office:value-type="float" office:value="93051.2430618341" calcext:value-type="float">
            <text:p>93051.2430618341</text:p>
          </table:table-cell>
          <table:table-cell office:value-type="float" office:value="93224.0427065571" calcext:value-type="float">
            <text:p>93224.0427065571</text:p>
          </table:table-cell>
          <table:table-cell office:value-type="float" office:value="93051.2430618341" calcext:value-type="float">
            <text:p>93051.2430618341</text:p>
          </table:table-cell>
          <table:table-cell office:value-type="float" office:value="93218.5107684192" calcext:value-type="float">
            <text:p>93218.5107684192</text:p>
          </table:table-cell>
        </table:table-row>
        <table:table-row table:style-name="ro1">
          <table:table-cell office:value-type="string" calcext:value-type="string">
            <text:p>2025-12-04 01:30:00</text:p>
          </table:table-cell>
          <table:table-cell office:value-type="float" office:value="93211.1297739697" calcext:value-type="float">
            <text:p>93211.1297739697</text:p>
          </table:table-cell>
          <table:table-cell office:value-type="float" office:value="93364.6105550458" calcext:value-type="float">
            <text:p>93364.6105550458</text:p>
          </table:table-cell>
          <table:table-cell table:number-columns-repeated="2" office:value-type="float" office:value="93199.5165962385" calcext:value-type="float">
            <text:p>93199.5165962385</text:p>
          </table:table-cell>
        </table:table-row>
        <table:table-row table:style-name="ro1">
          <table:table-cell office:value-type="string" calcext:value-type="string">
            <text:p>2025-12-04 01:45:00</text:p>
          </table:table-cell>
          <table:table-cell office:value-type="float" office:value="93163.3496764096" calcext:value-type="float">
            <text:p>93163.3496764096</text:p>
          </table:table-cell>
          <table:table-cell office:value-type="float" office:value="93195.7816102568" calcext:value-type="float">
            <text:p>93195.7816102568</text:p>
          </table:table-cell>
          <table:table-cell office:value-type="float" office:value="93075.2672917069" calcext:value-type="float">
            <text:p>93075.2672917069</text:p>
          </table:table-cell>
          <table:table-cell office:value-type="float" office:value="93149.2511445385" calcext:value-type="float">
            <text:p>93149.2511445385</text:p>
          </table:table-cell>
        </table:table-row>
        <table:table-row table:style-name="ro1">
          <table:table-cell office:value-type="string" calcext:value-type="string">
            <text:p>2025-12-04 02:00:00</text:p>
          </table:table-cell>
          <table:table-cell table:number-columns-repeated="2" office:value-type="float" office:value="93169.0670488791" calcext:value-type="float">
            <text:p>93169.0670488791</text:p>
          </table:table-cell>
          <table:table-cell office:value-type="float" office:value="92952.9202818501" calcext:value-type="float">
            <text:p>92952.9202818501</text:p>
          </table:table-cell>
          <table:table-cell office:value-type="float" office:value="92978.1467346062" calcext:value-type="float">
            <text:p>92978.1467346062</text:p>
          </table:table-cell>
        </table:table-row>
        <table:table-row table:style-name="ro1">
          <table:table-cell office:value-type="string" calcext:value-type="string">
            <text:p>2025-12-04 02:15:00</text:p>
          </table:table-cell>
          <table:table-cell office:value-type="float" office:value="93050.8556876842" calcext:value-type="float">
            <text:p>93050.8556876842</text:p>
          </table:table-cell>
          <table:table-cell office:value-type="float" office:value="93177.272326771" calcext:value-type="float">
            <text:p>93177.272326771</text:p>
          </table:table-cell>
          <table:table-cell office:value-type="float" office:value="93050.8556876842" calcext:value-type="float">
            <text:p>93050.8556876842</text:p>
          </table:table-cell>
          <table:table-cell office:value-type="float" office:value="93137.9855269321" calcext:value-type="float">
            <text:p>93137.9855269321</text:p>
          </table:table-cell>
        </table:table-row>
        <table:table-row table:style-name="ro1">
          <table:table-cell office:value-type="string" calcext:value-type="string">
            <text:p>2025-12-04 02:30:00</text:p>
          </table:table-cell>
          <table:table-cell office:value-type="float" office:value="93119.7361879933" calcext:value-type="float">
            <text:p>93119.7361879933</text:p>
          </table:table-cell>
          <table:table-cell office:value-type="float" office:value="93290.580441333" calcext:value-type="float">
            <text:p>93290.580441333</text:p>
          </table:table-cell>
          <table:table-cell office:value-type="float" office:value="93119.7361879933" calcext:value-type="float">
            <text:p>93119.7361879933</text:p>
          </table:table-cell>
          <table:table-cell office:value-type="float" office:value="93290.580441333" calcext:value-type="float">
            <text:p>93290.580441333</text:p>
          </table:table-cell>
        </table:table-row>
        <table:table-row table:style-name="ro1">
          <table:table-cell office:value-type="string" calcext:value-type="string">
            <text:p>2025-12-04 02:45:00</text:p>
          </table:table-cell>
          <table:table-cell office:value-type="float" office:value="93297.4697281016" calcext:value-type="float">
            <text:p>93297.4697281016</text:p>
          </table:table-cell>
          <table:table-cell office:value-type="float" office:value="93395.0968611059" calcext:value-type="float">
            <text:p>93395.0968611059</text:p>
          </table:table-cell>
          <table:table-cell office:value-type="float" office:value="93246.2536800598" calcext:value-type="float">
            <text:p>93246.2536800598</text:p>
          </table:table-cell>
          <table:table-cell office:value-type="float" office:value="93395.0968611059" calcext:value-type="float">
            <text:p>93395.0968611059</text:p>
          </table:table-cell>
        </table:table-row>
        <table:table-row table:style-name="ro1">
          <table:table-cell office:value-type="string" calcext:value-type="string">
            <text:p>2025-12-04 03:00:00</text:p>
          </table:table-cell>
          <table:table-cell office:value-type="float" office:value="93405.6080074425" calcext:value-type="float">
            <text:p>93405.6080074425</text:p>
          </table:table-cell>
          <table:table-cell office:value-type="float" office:value="93591.2145827856" calcext:value-type="float">
            <text:p>93591.2145827856</text:p>
          </table:table-cell>
          <table:table-cell table:number-columns-repeated="2" office:value-type="float" office:value="93134.135437852" calcext:value-type="float">
            <text:p>93134.135437852</text:p>
          </table:table-cell>
        </table:table-row>
        <table:table-row table:style-name="ro1">
          <table:table-cell office:value-type="string" calcext:value-type="string">
            <text:p>2025-12-04 03:15:00</text:p>
          </table:table-cell>
          <table:table-cell office:value-type="float" office:value="93150.1664986569" calcext:value-type="float">
            <text:p>93150.1664986569</text:p>
          </table:table-cell>
          <table:table-cell office:value-type="float" office:value="93229.0785263336" calcext:value-type="float">
            <text:p>93229.0785263336</text:p>
          </table:table-cell>
          <table:table-cell office:value-type="float" office:value="93133.0324033723" calcext:value-type="float">
            <text:p>93133.0324033723</text:p>
          </table:table-cell>
          <table:table-cell office:value-type="float" office:value="93181.1635017755" calcext:value-type="float">
            <text:p>93181.1635017755</text:p>
          </table:table-cell>
        </table:table-row>
        <table:table-row table:style-name="ro1">
          <table:table-cell office:value-type="string" calcext:value-type="string">
            <text:p>2025-12-04 03:30:00</text:p>
          </table:table-cell>
          <table:table-cell office:value-type="float" office:value="93177.7856236253" calcext:value-type="float">
            <text:p>93177.7856236253</text:p>
          </table:table-cell>
          <table:table-cell office:value-type="float" office:value="93391.7629086134" calcext:value-type="float">
            <text:p>93391.7629086134</text:p>
          </table:table-cell>
          <table:table-cell office:value-type="float" office:value="93121.6903293833" calcext:value-type="float">
            <text:p>93121.6903293833</text:p>
          </table:table-cell>
          <table:table-cell office:value-type="float" office:value="93359.6796428202" calcext:value-type="float">
            <text:p>93359.6796428202</text:p>
          </table:table-cell>
        </table:table-row>
        <table:table-row table:style-name="ro1">
          <table:table-cell office:value-type="string" calcext:value-type="string">
            <text:p>2025-12-04 03:45:00</text:p>
          </table:table-cell>
          <table:table-cell office:value-type="float" office:value="93363.004563121" calcext:value-type="float">
            <text:p>93363.004563121</text:p>
          </table:table-cell>
          <table:table-cell office:value-type="float" office:value="93400.8441906748" calcext:value-type="float">
            <text:p>93400.8441906748</text:p>
          </table:table-cell>
          <table:table-cell office:value-type="float" office:value="93173.2713459743" calcext:value-type="float">
            <text:p>93173.2713459743</text:p>
          </table:table-cell>
          <table:table-cell office:value-type="float" office:value="93218.3013715001" calcext:value-type="float">
            <text:p>93218.3013715001</text:p>
          </table:table-cell>
        </table:table-row>
        <table:table-row table:style-name="ro1">
          <table:table-cell office:value-type="string" calcext:value-type="string">
            <text:p>2025-12-04 04:00:00</text:p>
          </table:table-cell>
          <table:table-cell office:value-type="float" office:value="93249.5493781181" calcext:value-type="float">
            <text:p>93249.5493781181</text:p>
          </table:table-cell>
          <table:table-cell office:value-type="float" office:value="93582.7136158701" calcext:value-type="float">
            <text:p>93582.7136158701</text:p>
          </table:table-cell>
          <table:table-cell office:value-type="float" office:value="93249.5493781181" calcext:value-type="float">
            <text:p>93249.5493781181</text:p>
          </table:table-cell>
          <table:table-cell office:value-type="float" office:value="93469.660046696" calcext:value-type="float">
            <text:p>93469.660046696</text:p>
          </table:table-cell>
        </table:table-row>
        <table:table-row table:style-name="ro1">
          <table:table-cell office:value-type="string" calcext:value-type="string">
            <text:p>2025-12-04 04:15:00</text:p>
          </table:table-cell>
          <table:table-cell table:number-columns-repeated="2" office:value-type="float" office:value="93422.1621355487" calcext:value-type="float">
            <text:p>93422.1621355487</text:p>
          </table:table-cell>
          <table:table-cell office:value-type="float" office:value="93317.769250965" calcext:value-type="float">
            <text:p>93317.769250965</text:p>
          </table:table-cell>
          <table:table-cell office:value-type="float" office:value="93369.3300455801" calcext:value-type="float">
            <text:p>93369.3300455801</text:p>
          </table:table-cell>
        </table:table-row>
        <table:table-row table:style-name="ro1">
          <table:table-cell office:value-type="string" calcext:value-type="string">
            <text:p>2025-12-04 04:30:00</text:p>
          </table:table-cell>
          <table:table-cell office:value-type="float" office:value="93391.2468247397" calcext:value-type="float">
            <text:p>93391.2468247397</text:p>
          </table:table-cell>
          <table:table-cell office:value-type="float" office:value="93492.4661228763" calcext:value-type="float">
            <text:p>93492.4661228763</text:p>
          </table:table-cell>
          <table:table-cell office:value-type="float" office:value="93391.2468247397" calcext:value-type="float">
            <text:p>93391.2468247397</text:p>
          </table:table-cell>
          <table:table-cell office:value-type="float" office:value="93492.4661228763" calcext:value-type="float">
            <text:p>93492.4661228763</text:p>
          </table:table-cell>
        </table:table-row>
        <table:table-row table:style-name="ro1">
          <table:table-cell office:value-type="string" calcext:value-type="string">
            <text:p>2025-12-04 04:45:00</text:p>
          </table:table-cell>
          <table:table-cell office:value-type="float" office:value="93501.0856187959" calcext:value-type="float">
            <text:p>93501.0856187959</text:p>
          </table:table-cell>
          <table:table-cell office:value-type="float" office:value="93604.2356724279" calcext:value-type="float">
            <text:p>93604.2356724279</text:p>
          </table:table-cell>
          <table:table-cell office:value-type="float" office:value="93470.4226676335" calcext:value-type="float">
            <text:p>93470.4226676335</text:p>
          </table:table-cell>
          <table:table-cell office:value-type="float" office:value="93494.8863702567" calcext:value-type="float">
            <text:p>93494.8863702567</text:p>
          </table:table-cell>
        </table:table-row>
        <table:table-row table:style-name="ro1">
          <table:table-cell office:value-type="string" calcext:value-type="string">
            <text:p>2025-12-04 05:00:00</text:p>
          </table:table-cell>
          <table:table-cell office:value-type="float" office:value="93470.5342348522" calcext:value-type="float">
            <text:p>93470.5342348522</text:p>
          </table:table-cell>
          <table:table-cell office:value-type="float" office:value="93563.9804112803" calcext:value-type="float">
            <text:p>93563.9804112803</text:p>
          </table:table-cell>
          <table:table-cell table:number-columns-repeated="2" office:value-type="float" office:value="93406.4011192661" calcext:value-type="float">
            <text:p>93406.4011192661</text:p>
          </table:table-cell>
        </table:table-row>
        <table:table-row table:style-name="ro1">
          <table:table-cell office:value-type="string" calcext:value-type="string">
            <text:p>2025-12-04 05:15:00</text:p>
          </table:table-cell>
          <table:table-cell table:number-columns-repeated="2" office:value-type="float" office:value="93425.7528795291" calcext:value-type="float">
            <text:p>93425.7528795291</text:p>
          </table:table-cell>
          <table:table-cell office:value-type="float" office:value="93299.8361520058" calcext:value-type="float">
            <text:p>93299.8361520058</text:p>
          </table:table-cell>
          <table:table-cell office:value-type="float" office:value="93337.2552393862" calcext:value-type="float">
            <text:p>93337.2552393862</text:p>
          </table:table-cell>
        </table:table-row>
        <table:table-row table:style-name="ro1">
          <table:table-cell office:value-type="string" calcext:value-type="string">
            <text:p>2025-12-04 05:30:00</text:p>
          </table:table-cell>
          <table:table-cell office:value-type="float" office:value="93343.802739349" calcext:value-type="float">
            <text:p>93343.802739349</text:p>
          </table:table-cell>
          <table:table-cell office:value-type="float" office:value="93379.7346512961" calcext:value-type="float">
            <text:p>93379.7346512961</text:p>
          </table:table-cell>
          <table:table-cell office:value-type="float" office:value="93326.5354066137" calcext:value-type="float">
            <text:p>93326.5354066137</text:p>
          </table:table-cell>
          <table:table-cell office:value-type="float" office:value="93329.1729859735" calcext:value-type="float">
            <text:p>93329.1729859735</text:p>
          </table:table-cell>
        </table:table-row>
        <table:table-row table:style-name="ro1">
          <table:table-cell office:value-type="string" calcext:value-type="string">
            <text:p>2025-12-04 05:45:00</text:p>
          </table:table-cell>
          <table:table-cell office:value-type="float" office:value="93303.4004426488" calcext:value-type="float">
            <text:p>93303.4004426488</text:p>
          </table:table-cell>
          <table:table-cell office:value-type="float" office:value="93351.8717299341" calcext:value-type="float">
            <text:p>93351.8717299341</text:p>
          </table:table-cell>
          <table:table-cell office:value-type="float" office:value="93205.2924453723" calcext:value-type="float">
            <text:p>93205.2924453723</text:p>
          </table:table-cell>
          <table:table-cell office:value-type="float" office:value="93264.0240195146" calcext:value-type="float">
            <text:p>93264.0240195146</text:p>
          </table:table-cell>
        </table:table-row>
        <table:table-row table:style-name="ro1">
          <table:table-cell office:value-type="string" calcext:value-type="string">
            <text:p>2025-12-04 06:00:00</text:p>
          </table:table-cell>
          <table:table-cell office:value-type="float" office:value="93262.5108682589" calcext:value-type="float">
            <text:p>93262.5108682589</text:p>
          </table:table-cell>
          <table:table-cell office:value-type="float" office:value="93293.7685012846" calcext:value-type="float">
            <text:p>93293.7685012846</text:p>
          </table:table-cell>
          <table:table-cell office:value-type="float" office:value="93220.270928382" calcext:value-type="float">
            <text:p>93220.270928382</text:p>
          </table:table-cell>
          <table:table-cell office:value-type="float" office:value="93266.2921789163" calcext:value-type="float">
            <text:p>93266.2921789163</text:p>
          </table:table-cell>
        </table:table-row>
        <table:table-row table:style-name="ro1">
          <table:table-cell office:value-type="string" calcext:value-type="string">
            <text:p>2025-12-04 06:15:00</text:p>
          </table:table-cell>
          <table:table-cell table:number-columns-repeated="2" office:value-type="float" office:value="93273.0668953692" calcext:value-type="float">
            <text:p>93273.0668953692</text:p>
          </table:table-cell>
          <table:table-cell office:value-type="float" office:value="93034.1476753383" calcext:value-type="float">
            <text:p>93034.1476753383</text:p>
          </table:table-cell>
          <table:table-cell office:value-type="float" office:value="93064.1031589737" calcext:value-type="float">
            <text:p>93064.1031589737</text:p>
          </table:table-cell>
        </table:table-row>
        <table:table-row table:style-name="ro1">
          <table:table-cell office:value-type="string" calcext:value-type="string">
            <text:p>2025-12-04 06:30:00</text:p>
          </table:table-cell>
          <table:table-cell table:number-columns-repeated="2" office:value-type="float" office:value="93038.0486629056" calcext:value-type="float">
            <text:p>93038.0486629056</text:p>
          </table:table-cell>
          <table:table-cell office:value-type="float" office:value="92797.7631784403" calcext:value-type="float">
            <text:p>92797.7631784403</text:p>
          </table:table-cell>
          <table:table-cell office:value-type="float" office:value="92799.2557693941" calcext:value-type="float">
            <text:p>92799.2557693941</text:p>
          </table:table-cell>
        </table:table-row>
        <table:table-row table:style-name="ro1">
          <table:table-cell office:value-type="string" calcext:value-type="string">
            <text:p>2025-12-04 06:45:00</text:p>
          </table:table-cell>
          <table:table-cell office:value-type="float" office:value="92832.0705938449" calcext:value-type="float">
            <text:p>92832.0705938449</text:p>
          </table:table-cell>
          <table:table-cell office:value-type="float" office:value="92981.1656227329" calcext:value-type="float">
            <text:p>92981.1656227329</text:p>
          </table:table-cell>
          <table:table-cell office:value-type="float" office:value="92821.3898548356" calcext:value-type="float">
            <text:p>92821.3898548356</text:p>
          </table:table-cell>
          <table:table-cell office:value-type="float" office:value="92943.4403269937" calcext:value-type="float">
            <text:p>92943.4403269937</text:p>
          </table:table-cell>
        </table:table-row>
        <table:table-row table:style-name="ro1">
          <table:table-cell office:value-type="string" calcext:value-type="string">
            <text:p>2025-12-04 07:00:00</text:p>
          </table:table-cell>
          <table:table-cell office:value-type="float" office:value="92955.3539113362" calcext:value-type="float">
            <text:p>92955.3539113362</text:p>
          </table:table-cell>
          <table:table-cell office:value-type="float" office:value="93026.5751408647" calcext:value-type="float">
            <text:p>93026.5751408647</text:p>
          </table:table-cell>
          <table:table-cell office:value-type="float" office:value="92945.2347063906" calcext:value-type="float">
            <text:p>92945.2347063906</text:p>
          </table:table-cell>
          <table:table-cell office:value-type="float" office:value="92975.830190852" calcext:value-type="float">
            <text:p>92975.830190852</text:p>
          </table:table-cell>
        </table:table-row>
        <table:table-row table:style-name="ro1">
          <table:table-cell office:value-type="string" calcext:value-type="string">
            <text:p>2025-12-04 07:15:00</text:p>
          </table:table-cell>
          <table:table-cell office:value-type="float" office:value="92963.0293657396" calcext:value-type="float">
            <text:p>92963.0293657396</text:p>
          </table:table-cell>
          <table:table-cell office:value-type="float" office:value="93003.3944027769" calcext:value-type="float">
            <text:p>93003.3944027769</text:p>
          </table:table-cell>
          <table:table-cell office:value-type="float" office:value="92815.2331491199" calcext:value-type="float">
            <text:p>92815.2331491199</text:p>
          </table:table-cell>
          <table:table-cell office:value-type="float" office:value="92855.4864267097" calcext:value-type="float">
            <text:p>92855.4864267097</text:p>
          </table:table-cell>
        </table:table-row>
        <table:table-row table:style-name="ro1">
          <table:table-cell office:value-type="string" calcext:value-type="string">
            <text:p>2025-12-04 07:30:00</text:p>
          </table:table-cell>
          <table:table-cell office:value-type="float" office:value="92864.4443269457" calcext:value-type="float">
            <text:p>92864.4443269457</text:p>
          </table:table-cell>
          <table:table-cell office:value-type="float" office:value="93141.3086704698" calcext:value-type="float">
            <text:p>93141.3086704698</text:p>
          </table:table-cell>
          <table:table-cell office:value-type="float" office:value="92864.4443269457" calcext:value-type="float">
            <text:p>92864.4443269457</text:p>
          </table:table-cell>
          <table:table-cell office:value-type="float" office:value="93115.2309141158" calcext:value-type="float">
            <text:p>93115.2309141158</text:p>
          </table:table-cell>
        </table:table-row>
        <table:table-row table:style-name="ro1">
          <table:table-cell office:value-type="string" calcext:value-type="string">
            <text:p>2025-12-04 07:45:00</text:p>
          </table:table-cell>
          <table:table-cell office:value-type="float" office:value="93109.3207770668" calcext:value-type="float">
            <text:p>93109.3207770668</text:p>
          </table:table-cell>
          <table:table-cell office:value-type="float" office:value="93165.9895251736" calcext:value-type="float">
            <text:p>93165.9895251736</text:p>
          </table:table-cell>
          <table:table-cell table:number-columns-repeated="2" office:value-type="float" office:value="92987.107109225" calcext:value-type="float">
            <text:p>92987.107109225</text:p>
          </table:table-cell>
        </table:table-row>
        <table:table-row table:style-name="ro1">
          <table:table-cell office:value-type="string" calcext:value-type="string">
            <text:p>2025-12-04 08:00:00</text:p>
          </table:table-cell>
          <table:table-cell office:value-type="float" office:value="93000.0736341162" calcext:value-type="float">
            <text:p>93000.0736341162</text:p>
          </table:table-cell>
          <table:table-cell office:value-type="float" office:value="93018.1620335001" calcext:value-type="float">
            <text:p>93018.1620335001</text:p>
          </table:table-cell>
          <table:table-cell office:value-type="float" office:value="92595.9207756914" calcext:value-type="float">
            <text:p>92595.9207756914</text:p>
          </table:table-cell>
          <table:table-cell office:value-type="float" office:value="92656.7006676875" calcext:value-type="float">
            <text:p>92656.7006676875</text:p>
          </table:table-cell>
        </table:table-row>
        <table:table-row table:style-name="ro1">
          <table:table-cell office:value-type="string" calcext:value-type="string">
            <text:p>2025-12-04 08:15:00</text:p>
          </table:table-cell>
          <table:table-cell office:value-type="float" office:value="92583.6522530565" calcext:value-type="float">
            <text:p>92583.6522530565</text:p>
          </table:table-cell>
          <table:table-cell office:value-type="float" office:value="92847.6543767692" calcext:value-type="float">
            <text:p>92847.6543767692</text:p>
          </table:table-cell>
          <table:table-cell office:value-type="float" office:value="92583.6522530565" calcext:value-type="float">
            <text:p>92583.6522530565</text:p>
          </table:table-cell>
          <table:table-cell office:value-type="float" office:value="92847.6543767692" calcext:value-type="float">
            <text:p>92847.6543767692</text:p>
          </table:table-cell>
        </table:table-row>
        <table:table-row table:style-name="ro1">
          <table:table-cell office:value-type="string" calcext:value-type="string">
            <text:p>2025-12-04 08:30:00</text:p>
          </table:table-cell>
          <table:table-cell office:value-type="float" office:value="92832.5103657007" calcext:value-type="float">
            <text:p>92832.5103657007</text:p>
          </table:table-cell>
          <table:table-cell office:value-type="float" office:value="92900.7923295052" calcext:value-type="float">
            <text:p>92900.7923295052</text:p>
          </table:table-cell>
          <table:table-cell office:value-type="float" office:value="92711.8692694998" calcext:value-type="float">
            <text:p>92711.8692694998</text:p>
          </table:table-cell>
          <table:table-cell office:value-type="float" office:value="92778.4424418531" calcext:value-type="float">
            <text:p>92778.4424418531</text:p>
          </table:table-cell>
        </table:table-row>
        <table:table-row table:style-name="ro1">
          <table:table-cell office:value-type="string" calcext:value-type="string">
            <text:p>2025-12-04 08:45:00</text:p>
          </table:table-cell>
          <table:table-cell table:number-columns-repeated="2" office:value-type="float" office:value="92775.1878865899" calcext:value-type="float">
            <text:p>92775.1878865899</text:p>
          </table:table-cell>
          <table:table-cell office:value-type="float" office:value="92485.8586863267" calcext:value-type="float">
            <text:p>92485.8586863267</text:p>
          </table:table-cell>
          <table:table-cell office:value-type="float" office:value="92558.5430577848" calcext:value-type="float">
            <text:p>92558.5430577848</text:p>
          </table:table-cell>
        </table:table-row>
        <table:table-row table:style-name="ro1">
          <table:table-cell office:value-type="string" calcext:value-type="string">
            <text:p>2025-12-04 09:00:00</text:p>
          </table:table-cell>
          <table:table-cell office:value-type="float" office:value="92538.3881856091" calcext:value-type="float">
            <text:p>92538.3881856091</text:p>
          </table:table-cell>
          <table:table-cell office:value-type="float" office:value="92674.4716386255" calcext:value-type="float">
            <text:p>92674.4716386255</text:p>
          </table:table-cell>
          <table:table-cell office:value-type="float" office:value="92533.0251112048" calcext:value-type="float">
            <text:p>92533.0251112048</text:p>
          </table:table-cell>
          <table:table-cell office:value-type="float" office:value="92667.961273806" calcext:value-type="float">
            <text:p>92667.961273806</text:p>
          </table:table-cell>
        </table:table-row>
        <table:table-row table:style-name="ro1">
          <table:table-cell office:value-type="string" calcext:value-type="string">
            <text:p>2025-12-04 09:15:00</text:p>
          </table:table-cell>
          <table:table-cell office:value-type="float" office:value="92650.5888032196" calcext:value-type="float">
            <text:p>92650.5888032196</text:p>
          </table:table-cell>
          <table:table-cell office:value-type="float" office:value="92809.888448736" calcext:value-type="float">
            <text:p>92809.888448736</text:p>
          </table:table-cell>
          <table:table-cell office:value-type="float" office:value="92645.2102629406" calcext:value-type="float">
            <text:p>92645.2102629406</text:p>
          </table:table-cell>
          <table:table-cell office:value-type="float" office:value="92809.888448736" calcext:value-type="float">
            <text:p>92809.888448736</text:p>
          </table:table-cell>
        </table:table-row>
        <table:table-row table:style-name="ro1">
          <table:table-cell office:value-type="string" calcext:value-type="string">
            <text:p>2025-12-04 09:30:00</text:p>
          </table:table-cell>
          <table:table-cell table:number-columns-repeated="2" office:value-type="float" office:value="92800.8263475274" calcext:value-type="float">
            <text:p>92800.8263475274</text:p>
          </table:table-cell>
          <table:table-cell office:value-type="float" office:value="92515.0561077185" calcext:value-type="float">
            <text:p>92515.0561077185</text:p>
          </table:table-cell>
          <table:table-cell office:value-type="float" office:value="92670.5353540427" calcext:value-type="float">
            <text:p>92670.5353540427</text:p>
          </table:table-cell>
        </table:table-row>
        <table:table-row table:style-name="ro1">
          <table:table-cell office:value-type="string" calcext:value-type="string">
            <text:p>2025-12-04 09:45:00</text:p>
          </table:table-cell>
          <table:table-cell table:number-columns-repeated="2" office:value-type="float" office:value="92654.3300097042" calcext:value-type="float">
            <text:p>92654.3300097042</text:p>
          </table:table-cell>
          <table:table-cell office:value-type="float" office:value="91905.4371690456" calcext:value-type="float">
            <text:p>91905.4371690456</text:p>
          </table:table-cell>
          <table:table-cell office:value-type="float" office:value="91918.954253314" calcext:value-type="float">
            <text:p>91918.954253314</text:p>
          </table:table-cell>
        </table:table-row>
        <table:table-row table:style-name="ro1">
          <table:table-cell office:value-type="string" calcext:value-type="string">
            <text:p>2025-12-04 10:00:00</text:p>
          </table:table-cell>
          <table:table-cell office:value-type="float" office:value="91909.1826595758" calcext:value-type="float">
            <text:p>91909.1826595758</text:p>
          </table:table-cell>
          <table:table-cell office:value-type="float" office:value="92660.4427569633" calcext:value-type="float">
            <text:p>92660.4427569633</text:p>
          </table:table-cell>
          <table:table-cell office:value-type="float" office:value="91909.1826595758" calcext:value-type="float">
            <text:p>91909.1826595758</text:p>
          </table:table-cell>
          <table:table-cell office:value-type="float" office:value="92660.4427569633" calcext:value-type="float">
            <text:p>92660.4427569633</text:p>
          </table:table-cell>
        </table:table-row>
        <table:table-row table:style-name="ro1">
          <table:table-cell office:value-type="string" calcext:value-type="string">
            <text:p>2025-12-04 10:15:00</text:p>
          </table:table-cell>
          <table:table-cell office:value-type="float" office:value="92680.7435731999" calcext:value-type="float">
            <text:p>92680.7435731999</text:p>
          </table:table-cell>
          <table:table-cell office:value-type="float" office:value="92851.5157829125" calcext:value-type="float">
            <text:p>92851.5157829125</text:p>
          </table:table-cell>
          <table:table-cell office:value-type="float" office:value="92418.1111568061" calcext:value-type="float">
            <text:p>92418.1111568061</text:p>
          </table:table-cell>
          <table:table-cell office:value-type="float" office:value="92552.8386595744" calcext:value-type="float">
            <text:p>92552.8386595744</text:p>
          </table:table-cell>
        </table:table-row>
        <table:table-row table:style-name="ro1">
          <table:table-cell office:value-type="string" calcext:value-type="string">
            <text:p>2025-12-04 10:30:00</text:p>
          </table:table-cell>
          <table:table-cell office:value-type="float" office:value="92602.4101814046" calcext:value-type="float">
            <text:p>92602.4101814046</text:p>
          </table:table-cell>
          <table:table-cell office:value-type="float" office:value="93221.9142957433" calcext:value-type="float">
            <text:p>93221.9142957433</text:p>
          </table:table-cell>
          <table:table-cell office:value-type="float" office:value="92505.4466183532" calcext:value-type="float">
            <text:p>92505.4466183532</text:p>
          </table:table-cell>
          <table:table-cell office:value-type="float" office:value="93049.8221202801" calcext:value-type="float">
            <text:p>93049.8221202801</text:p>
          </table:table-cell>
        </table:table-row>
        <table:table-row table:style-name="ro1">
          <table:table-cell office:value-type="string" calcext:value-type="string">
            <text:p>2025-12-04 10:45:00</text:p>
          </table:table-cell>
          <table:table-cell table:number-columns-repeated="2" office:value-type="float" office:value="93049.5456312877" calcext:value-type="float">
            <text:p>93049.5456312877</text:p>
          </table:table-cell>
          <table:table-cell office:value-type="float" office:value="92797.3285060603" calcext:value-type="float">
            <text:p>92797.3285060603</text:p>
          </table:table-cell>
          <table:table-cell office:value-type="float" office:value="93007.4938881355" calcext:value-type="float">
            <text:p>93007.4938881355</text:p>
          </table:table-cell>
        </table:table-row>
        <table:table-row table:style-name="ro1">
          <table:table-cell office:value-type="string" calcext:value-type="string">
            <text:p>2025-12-04 11:00:00</text:p>
          </table:table-cell>
          <table:table-cell table:number-columns-repeated="2" office:value-type="float" office:value="93028.672815862" calcext:value-type="float">
            <text:p>93028.672815862</text:p>
          </table:table-cell>
          <table:table-cell office:value-type="float" office:value="92584.4101156138" calcext:value-type="float">
            <text:p>92584.4101156138</text:p>
          </table:table-cell>
          <table:table-cell office:value-type="float" office:value="92917.6741517002" calcext:value-type="float">
            <text:p>92917.6741517002</text:p>
          </table:table-cell>
        </table:table-row>
        <table:table-row table:style-name="ro1">
          <table:table-cell office:value-type="string" calcext:value-type="string">
            <text:p>2025-12-04 11:15:00</text:p>
          </table:table-cell>
          <table:table-cell office:value-type="float" office:value="92872.4707384714" calcext:value-type="float">
            <text:p>92872.4707384714</text:p>
          </table:table-cell>
          <table:table-cell office:value-type="float" office:value="93165.2306614765" calcext:value-type="float">
            <text:p>93165.2306614765</text:p>
          </table:table-cell>
          <table:table-cell office:value-type="float" office:value="92855.2135776824" calcext:value-type="float">
            <text:p>92855.2135776824</text:p>
          </table:table-cell>
          <table:table-cell office:value-type="float" office:value="92971.6840685861" calcext:value-type="float">
            <text:p>92971.6840685861</text:p>
          </table:table-cell>
        </table:table-row>
        <table:table-row table:style-name="ro1">
          <table:table-cell office:value-type="string" calcext:value-type="string">
            <text:p>2025-12-04 11:30:00</text:p>
          </table:table-cell>
          <table:table-cell table:number-columns-repeated="2" office:value-type="float" office:value="92954.118577347" calcext:value-type="float">
            <text:p>92954.118577347</text:p>
          </table:table-cell>
          <table:table-cell office:value-type="float" office:value="92527.3254687665" calcext:value-type="float">
            <text:p>92527.3254687665</text:p>
          </table:table-cell>
          <table:table-cell office:value-type="float" office:value="92529.4282769209" calcext:value-type="float">
            <text:p>92529.4282769209</text:p>
          </table:table-cell>
        </table:table-row>
        <table:table-row table:style-name="ro1">
          <table:table-cell office:value-type="string" calcext:value-type="string">
            <text:p>2025-12-04 11:45:00</text:p>
          </table:table-cell>
          <table:table-cell office:value-type="float" office:value="92551.9648990029" calcext:value-type="float">
            <text:p>92551.9648990029</text:p>
          </table:table-cell>
          <table:table-cell office:value-type="float" office:value="92665.9951527312" calcext:value-type="float">
            <text:p>92665.9951527312</text:p>
          </table:table-cell>
          <table:table-cell office:value-type="float" office:value="92308.2390238318" calcext:value-type="float">
            <text:p>92308.2390238318</text:p>
          </table:table-cell>
          <table:table-cell office:value-type="float" office:value="92479.0659447719" calcext:value-type="float">
            <text:p>92479.0659447719</text:p>
          </table:table-cell>
        </table:table-row>
        <table:table-row table:style-name="ro1">
          <table:table-cell office:value-type="string" calcext:value-type="string">
            <text:p>2025-12-04 12:00:00</text:p>
          </table:table-cell>
          <table:table-cell office:value-type="float" office:value="92461.0770469172" calcext:value-type="float">
            <text:p>92461.0770469172</text:p>
          </table:table-cell>
          <table:table-cell office:value-type="float" office:value="92504.4137928631" calcext:value-type="float">
            <text:p>92504.4137928631</text:p>
          </table:table-cell>
          <table:table-cell office:value-type="float" office:value="92182.0082916533" calcext:value-type="float">
            <text:p>92182.0082916533</text:p>
          </table:table-cell>
          <table:table-cell office:value-type="float" office:value="92344.844524368" calcext:value-type="float">
            <text:p>92344.844524368</text:p>
          </table:table-cell>
        </table:table-row>
        <table:table-row table:style-name="ro1">
          <table:table-cell office:value-type="string" calcext:value-type="string">
            <text:p>2025-12-04 12:15:00</text:p>
          </table:table-cell>
          <table:table-cell office:value-type="float" office:value="92292.5602066652" calcext:value-type="float">
            <text:p>92292.5602066652</text:p>
          </table:table-cell>
          <table:table-cell office:value-type="float" office:value="92299.1522001929" calcext:value-type="float">
            <text:p>92299.1522001929</text:p>
          </table:table-cell>
          <table:table-cell office:value-type="float" office:value="92130.5064772905" calcext:value-type="float">
            <text:p>92130.5064772905</text:p>
          </table:table-cell>
          <table:table-cell office:value-type="float" office:value="92152.0512638363" calcext:value-type="float">
            <text:p>92152.0512638363</text:p>
          </table:table-cell>
        </table:table-row>
        <table:table-row table:style-name="ro1">
          <table:table-cell office:value-type="string" calcext:value-type="string">
            <text:p>2025-12-04 12:30:00</text:p>
          </table:table-cell>
          <table:table-cell office:value-type="float" office:value="92169.2977340915" calcext:value-type="float">
            <text:p>92169.2977340915</text:p>
          </table:table-cell>
          <table:table-cell office:value-type="float" office:value="92264.7619615602" calcext:value-type="float">
            <text:p>92264.7619615602</text:p>
          </table:table-cell>
          <table:table-cell office:value-type="float" office:value="91830.0558742844" calcext:value-type="float">
            <text:p>91830.0558742844</text:p>
          </table:table-cell>
          <table:table-cell office:value-type="float" office:value="91928.809197396" calcext:value-type="float">
            <text:p>91928.809197396</text:p>
          </table:table-cell>
        </table:table-row>
        <table:table-row table:style-name="ro1">
          <table:table-cell office:value-type="string" calcext:value-type="string">
            <text:p>2025-12-04 12:45:00</text:p>
          </table:table-cell>
          <table:table-cell office:value-type="float" office:value="91980.5374177723" calcext:value-type="float">
            <text:p>91980.5374177723</text:p>
          </table:table-cell>
          <table:table-cell office:value-type="float" office:value="92435.8912412081" calcext:value-type="float">
            <text:p>92435.8912412081</text:p>
          </table:table-cell>
          <table:table-cell office:value-type="float" office:value="91948.3761982099" calcext:value-type="float">
            <text:p>91948.3761982099</text:p>
          </table:table-cell>
          <table:table-cell office:value-type="float" office:value="92425.2874030326" calcext:value-type="float">
            <text:p>92425.2874030326</text:p>
          </table:table-cell>
        </table:table-row>
        <table:table-row table:style-name="ro1">
          <table:table-cell office:value-type="string" calcext:value-type="string">
            <text:p>2025-12-04 13:00:00</text:p>
          </table:table-cell>
          <table:table-cell table:number-columns-repeated="2" office:value-type="float" office:value="92456.2825069623" calcext:value-type="float">
            <text:p>92456.2825069623</text:p>
          </table:table-cell>
          <table:table-cell office:value-type="float" office:value="92248.6112695857" calcext:value-type="float">
            <text:p>92248.6112695857</text:p>
          </table:table-cell>
          <table:table-cell office:value-type="float" office:value="92438.041493281" calcext:value-type="float">
            <text:p>92438.041493281</text:p>
          </table:table-cell>
        </table:table-row>
        <table:table-row table:style-name="ro1">
          <table:table-cell office:value-type="string" calcext:value-type="string">
            <text:p>2025-12-04 13:15:00</text:p>
          </table:table-cell>
          <table:table-cell office:value-type="float" office:value="92411.1722894667" calcext:value-type="float">
            <text:p>92411.1722894667</text:p>
          </table:table-cell>
          <table:table-cell office:value-type="float" office:value="92525.9174655672" calcext:value-type="float">
            <text:p>92525.9174655672</text:p>
          </table:table-cell>
          <table:table-cell office:value-type="float" office:value="92225.0268577361" calcext:value-type="float">
            <text:p>92225.0268577361</text:p>
          </table:table-cell>
          <table:table-cell office:value-type="float" office:value="92467.6410868042" calcext:value-type="float">
            <text:p>92467.6410868042</text:p>
          </table:table-cell>
        </table:table-row>
        <table:table-row table:style-name="ro1">
          <table:table-cell office:value-type="string" calcext:value-type="string">
            <text:p>2025-12-04 13:30:00</text:p>
          </table:table-cell>
          <table:table-cell office:value-type="float" office:value="92485.14543589" calcext:value-type="float">
            <text:p>92485.14543589</text:p>
          </table:table-cell>
          <table:table-cell office:value-type="float" office:value="92544.4957482901" calcext:value-type="float">
            <text:p>92544.4957482901</text:p>
          </table:table-cell>
          <table:table-cell office:value-type="float" office:value="92039.5851690776" calcext:value-type="float">
            <text:p>92039.5851690776</text:p>
          </table:table-cell>
          <table:table-cell office:value-type="float" office:value="92049.0109287702" calcext:value-type="float">
            <text:p>92049.0109287702</text:p>
          </table:table-cell>
        </table:table-row>
        <table:table-row table:style-name="ro1">
          <table:table-cell office:value-type="string" calcext:value-type="string">
            <text:p>2025-12-04 13:45:00</text:p>
          </table:table-cell>
          <table:table-cell office:value-type="float" office:value="92047.5427936275" calcext:value-type="float">
            <text:p>92047.5427936275</text:p>
          </table:table-cell>
          <table:table-cell office:value-type="float" office:value="92236.566996328" calcext:value-type="float">
            <text:p>92236.566996328</text:p>
          </table:table-cell>
          <table:table-cell office:value-type="float" office:value="92010.1495252386" calcext:value-type="float">
            <text:p>92010.1495252386</text:p>
          </table:table-cell>
          <table:table-cell office:value-type="float" office:value="92071.1061270266" calcext:value-type="float">
            <text:p>92071.1061270266</text:p>
          </table:table-cell>
        </table:table-row>
        <table:table-row table:style-name="ro1">
          <table:table-cell office:value-type="string" calcext:value-type="string">
            <text:p>2025-12-04 14:00:00</text:p>
          </table:table-cell>
          <table:table-cell office:value-type="float" office:value="92144.0246298155" calcext:value-type="float">
            <text:p>92144.0246298155</text:p>
          </table:table-cell>
          <table:table-cell office:value-type="float" office:value="92164.5968409905" calcext:value-type="float">
            <text:p>92164.5968409905</text:p>
          </table:table-cell>
          <table:table-cell table:number-columns-repeated="2" office:value-type="float" office:value="91501.1691696187" calcext:value-type="float">
            <text:p>91501.1691696187</text:p>
          </table:table-cell>
        </table:table-row>
        <table:table-row table:style-name="ro1">
          <table:table-cell office:value-type="string" calcext:value-type="string">
            <text:p>2025-12-04 14:15:00</text:p>
          </table:table-cell>
          <table:table-cell office:value-type="float" office:value="91390.3722989195" calcext:value-type="float">
            <text:p>91390.3722989195</text:p>
          </table:table-cell>
          <table:table-cell office:value-type="float" office:value="91486.0367885894" calcext:value-type="float">
            <text:p>91486.0367885894</text:p>
          </table:table-cell>
          <table:table-cell office:value-type="float" office:value="90978.7216286369" calcext:value-type="float">
            <text:p>90978.7216286369</text:p>
          </table:table-cell>
          <table:table-cell office:value-type="float" office:value="91395.1335526856" calcext:value-type="float">
            <text:p>91395.1335526856</text:p>
          </table:table-cell>
        </table:table-row>
        <table:table-row table:style-name="ro1">
          <table:table-cell office:value-type="string" calcext:value-type="string">
            <text:p>2025-12-04 14:30:00</text:p>
          </table:table-cell>
          <table:table-cell office:value-type="float" office:value="91356.920088714" calcext:value-type="float">
            <text:p>91356.920088714</text:p>
          </table:table-cell>
          <table:table-cell office:value-type="float" office:value="91941.4465493167" calcext:value-type="float">
            <text:p>91941.4465493167</text:p>
          </table:table-cell>
          <table:table-cell office:value-type="float" office:value="91356.920088714" calcext:value-type="float">
            <text:p>91356.920088714</text:p>
          </table:table-cell>
          <table:table-cell office:value-type="float" office:value="91935.7663514214" calcext:value-type="float">
            <text:p>91935.7663514214</text:p>
          </table:table-cell>
        </table:table-row>
        <table:table-row table:style-name="ro1">
          <table:table-cell office:value-type="string" calcext:value-type="string">
            <text:p>2025-12-04 14:45:00</text:p>
          </table:table-cell>
          <table:table-cell office:value-type="float" office:value="91949.7712976104" calcext:value-type="float">
            <text:p>91949.7712976104</text:p>
          </table:table-cell>
          <table:table-cell office:value-type="float" office:value="92099.1766394638" calcext:value-type="float">
            <text:p>92099.1766394638</text:p>
          </table:table-cell>
          <table:table-cell office:value-type="float" office:value="91911.7045332538" calcext:value-type="float">
            <text:p>91911.7045332538</text:p>
          </table:table-cell>
          <table:table-cell office:value-type="float" office:value="92028.8634855432" calcext:value-type="float">
            <text:p>92028.8634855432</text:p>
          </table:table-cell>
        </table:table-row>
        <table:table-row table:style-name="ro1">
          <table:table-cell office:value-type="string" calcext:value-type="string">
            <text:p>2025-12-04 15:00:00</text:p>
          </table:table-cell>
          <table:table-cell office:value-type="float" office:value="92005.2121194058" calcext:value-type="float">
            <text:p>92005.2121194058</text:p>
          </table:table-cell>
          <table:table-cell office:value-type="float" office:value="92174.2523510668" calcext:value-type="float">
            <text:p>92174.2523510668</text:p>
          </table:table-cell>
          <table:table-cell office:value-type="float" office:value="91771.9099087725" calcext:value-type="float">
            <text:p>91771.9099087725</text:p>
          </table:table-cell>
          <table:table-cell office:value-type="float" office:value="92089.3245876816" calcext:value-type="float">
            <text:p>92089.3245876816</text:p>
          </table:table-cell>
        </table:table-row>
        <table:table-row table:style-name="ro1">
          <table:table-cell office:value-type="string" calcext:value-type="string">
            <text:p>2025-12-04 15:15:00</text:p>
          </table:table-cell>
          <table:table-cell office:value-type="float" office:value="92041.1254853958" calcext:value-type="float">
            <text:p>92041.1254853958</text:p>
          </table:table-cell>
          <table:table-cell office:value-type="float" office:value="92181.4139018362" calcext:value-type="float">
            <text:p>92181.4139018362</text:p>
          </table:table-cell>
          <table:table-cell office:value-type="float" office:value="91964.9173195812" calcext:value-type="float">
            <text:p>91964.9173195812</text:p>
          </table:table-cell>
          <table:table-cell office:value-type="float" office:value="92181.4139018362" calcext:value-type="float">
            <text:p>92181.4139018362</text:p>
          </table:table-cell>
        </table:table-row>
        <table:table-row table:style-name="ro1">
          <table:table-cell office:value-type="string" calcext:value-type="string">
            <text:p>2025-12-04 15:30:00</text:p>
          </table:table-cell>
          <table:table-cell office:value-type="float" office:value="92080.7650299513" calcext:value-type="float">
            <text:p>92080.7650299513</text:p>
          </table:table-cell>
          <table:table-cell office:value-type="float" office:value="92236.9010115089" calcext:value-type="float">
            <text:p>92236.9010115089</text:p>
          </table:table-cell>
          <table:table-cell office:value-type="float" office:value="92044.4864137663" calcext:value-type="float">
            <text:p>92044.4864137663</text:p>
          </table:table-cell>
          <table:table-cell office:value-type="float" office:value="92236.9010115089" calcext:value-type="float">
            <text:p>92236.9010115089</text:p>
          </table:table-cell>
        </table:table-row>
        <table:table-row table:style-name="ro1">
          <table:table-cell office:value-type="string" calcext:value-type="string">
            <text:p>2025-12-04 15:45:00</text:p>
          </table:table-cell>
          <table:table-cell office:value-type="float" office:value="92334.8789610382" calcext:value-type="float">
            <text:p>92334.8789610382</text:p>
          </table:table-cell>
          <table:table-cell office:value-type="float" office:value="92529.3923254253" calcext:value-type="float">
            <text:p>92529.3923254253</text:p>
          </table:table-cell>
          <table:table-cell office:value-type="float" office:value="92330.1448186234" calcext:value-type="float">
            <text:p>92330.1448186234</text:p>
          </table:table-cell>
          <table:table-cell office:value-type="float" office:value="92529.3923254253" calcext:value-type="float">
            <text:p>92529.3923254253</text:p>
          </table:table-cell>
        </table:table-row>
        <table:table-row table:style-name="ro1">
          <table:table-cell office:value-type="string" calcext:value-type="string">
            <text:p>2025-12-04 16:00:00</text:p>
          </table:table-cell>
          <table:table-cell office:value-type="float" office:value="92514.666733053" calcext:value-type="float">
            <text:p>92514.666733053</text:p>
          </table:table-cell>
          <table:table-cell office:value-type="float" office:value="92663.6566157788" calcext:value-type="float">
            <text:p>92663.6566157788</text:p>
          </table:table-cell>
          <table:table-cell office:value-type="float" office:value="92415.0535806692" calcext:value-type="float">
            <text:p>92415.0535806692</text:p>
          </table:table-cell>
          <table:table-cell office:value-type="float" office:value="92546.9438611811" calcext:value-type="float">
            <text:p>92546.9438611811</text:p>
          </table:table-cell>
        </table:table-row>
        <table:table-row table:style-name="ro1">
          <table:table-cell office:value-type="string" calcext:value-type="string">
            <text:p>2025-12-04 16:15:00</text:p>
          </table:table-cell>
          <table:table-cell office:value-type="float" office:value="92486.5189888999" calcext:value-type="float">
            <text:p>92486.5189888999</text:p>
          </table:table-cell>
          <table:table-cell office:value-type="float" office:value="92562.8706032104" calcext:value-type="float">
            <text:p>92562.8706032104</text:p>
          </table:table-cell>
          <table:table-cell office:value-type="float" office:value="92369.2725466368" calcext:value-type="float">
            <text:p>92369.2725466368</text:p>
          </table:table-cell>
          <table:table-cell office:value-type="float" office:value="92413.6499320868" calcext:value-type="float">
            <text:p>92413.6499320868</text:p>
          </table:table-cell>
        </table:table-row>
        <table:table-row table:style-name="ro1">
          <table:table-cell office:value-type="string" calcext:value-type="string">
            <text:p>2025-12-04 16:30:00</text:p>
          </table:table-cell>
          <table:table-cell table:number-columns-repeated="2" office:value-type="float" office:value="92372.0900809274" calcext:value-type="float">
            <text:p>92372.0900809274</text:p>
          </table:table-cell>
          <table:table-cell office:value-type="float" office:value="92265.7043570908" calcext:value-type="float">
            <text:p>92265.7043570908</text:p>
          </table:table-cell>
          <table:table-cell office:value-type="float" office:value="92280.6021044016" calcext:value-type="float">
            <text:p>92280.6021044016</text:p>
          </table:table-cell>
        </table:table-row>
        <table:table-row table:style-name="ro1">
          <table:table-cell office:value-type="string" calcext:value-type="string">
            <text:p>2025-12-04 16:45:00</text:p>
          </table:table-cell>
          <table:table-cell table:number-columns-repeated="2" office:value-type="float" office:value="92264.5210740779" calcext:value-type="float">
            <text:p>92264.5210740779</text:p>
          </table:table-cell>
          <table:table-cell office:value-type="float" office:value="92156.4321988189" calcext:value-type="float">
            <text:p>92156.4321988189</text:p>
          </table:table-cell>
          <table:table-cell office:value-type="float" office:value="92172.4462807919" calcext:value-type="float">
            <text:p>92172.4462807919</text:p>
          </table:table-cell>
        </table:table-row>
        <table:table-row table:style-name="ro1">
          <table:table-cell office:value-type="string" calcext:value-type="string">
            <text:p>2025-12-04 17:00:00</text:p>
          </table:table-cell>
          <table:table-cell office:value-type="float" office:value="92172.4462807919" calcext:value-type="float">
            <text:p>92172.4462807919</text:p>
          </table:table-cell>
          <table:table-cell office:value-type="float" office:value="92337.2453728416" calcext:value-type="float">
            <text:p>92337.2453728416</text:p>
          </table:table-cell>
          <table:table-cell office:value-type="float" office:value="92172.4462807919" calcext:value-type="float">
            <text:p>92172.4462807919</text:p>
          </table:table-cell>
          <table:table-cell office:value-type="float" office:value="92311.6370859117" calcext:value-type="float">
            <text:p>92311.6370859117</text:p>
          </table:table-cell>
        </table:table-row>
        <table:table-row table:style-name="ro1">
          <table:table-cell office:value-type="string" calcext:value-type="string">
            <text:p>2025-12-04 17:15:00</text:p>
          </table:table-cell>
          <table:table-cell office:value-type="float" office:value="92322.4628884278" calcext:value-type="float">
            <text:p>92322.4628884278</text:p>
          </table:table-cell>
          <table:table-cell office:value-type="float" office:value="92349.3799863374" calcext:value-type="float">
            <text:p>92349.3799863374</text:p>
          </table:table-cell>
          <table:table-cell office:value-type="float" office:value="92197.1716343646" calcext:value-type="float">
            <text:p>92197.1716343646</text:p>
          </table:table-cell>
          <table:table-cell office:value-type="float" office:value="92212.6729371666" calcext:value-type="float">
            <text:p>92212.6729371666</text:p>
          </table:table-cell>
        </table:table-row>
        <table:table-row table:style-name="ro1">
          <table:table-cell office:value-type="string" calcext:value-type="string">
            <text:p>2025-12-04 17:30:00</text:p>
          </table:table-cell>
          <table:table-cell office:value-type="float" office:value="92219.7950729352" calcext:value-type="float">
            <text:p>92219.7950729352</text:p>
          </table:table-cell>
          <table:table-cell office:value-type="float" office:value="92449.0557643153" calcext:value-type="float">
            <text:p>92449.0557643153</text:p>
          </table:table-cell>
          <table:table-cell office:value-type="float" office:value="92219.7950729352" calcext:value-type="float">
            <text:p>92219.7950729352</text:p>
          </table:table-cell>
          <table:table-cell office:value-type="float" office:value="92437.321319099" calcext:value-type="float">
            <text:p>92437.321319099</text:p>
          </table:table-cell>
        </table:table-row>
        <table:table-row table:style-name="ro1">
          <table:table-cell office:value-type="string" calcext:value-type="string">
            <text:p>2025-12-04 17:45:00</text:p>
          </table:table-cell>
          <table:table-cell office:value-type="float" office:value="92458.4581940095" calcext:value-type="float">
            <text:p>92458.4581940095</text:p>
          </table:table-cell>
          <table:table-cell office:value-type="float" office:value="92484.6455991809" calcext:value-type="float">
            <text:p>92484.6455991809</text:p>
          </table:table-cell>
          <table:table-cell table:number-columns-repeated="2" office:value-type="float" office:value="92419.2061731448" calcext:value-type="float">
            <text:p>92419.2061731448</text:p>
          </table:table-cell>
        </table:table-row>
        <table:table-row table:style-name="ro1">
          <table:table-cell office:value-type="string" calcext:value-type="string">
            <text:p>2025-12-04 18:00:00</text:p>
          </table:table-cell>
          <table:table-cell office:value-type="float" office:value="92399.1835070525" calcext:value-type="float">
            <text:p>92399.1835070525</text:p>
          </table:table-cell>
          <table:table-cell office:value-type="float" office:value="92442.7768893324" calcext:value-type="float">
            <text:p>92442.7768893324</text:p>
          </table:table-cell>
          <table:table-cell office:value-type="float" office:value="92299.3806770554" calcext:value-type="float">
            <text:p>92299.3806770554</text:p>
          </table:table-cell>
          <table:table-cell office:value-type="float" office:value="92328.7303900124" calcext:value-type="float">
            <text:p>92328.7303900124</text:p>
          </table:table-cell>
        </table:table-row>
        <table:table-row table:style-name="ro1">
          <table:table-cell office:value-type="string" calcext:value-type="string">
            <text:p>2025-12-04 18:15:00</text:p>
          </table:table-cell>
          <table:table-cell office:value-type="float" office:value="92335.3860903713" calcext:value-type="float">
            <text:p>92335.3860903713</text:p>
          </table:table-cell>
          <table:table-cell office:value-type="float" office:value="92376.527380309" calcext:value-type="float">
            <text:p>92376.527380309</text:p>
          </table:table-cell>
          <table:table-cell table:number-columns-repeated="2" office:value-type="float" office:value="92239.5774709899" calcext:value-type="float">
            <text:p>92239.5774709899</text:p>
          </table:table-cell>
        </table:table-row>
        <table:table-row table:style-name="ro1">
          <table:table-cell office:value-type="string" calcext:value-type="string">
            <text:p>2025-12-04 18:30:00</text:p>
          </table:table-cell>
          <table:table-cell office:value-type="float" office:value="92242.982423524" calcext:value-type="float">
            <text:p>92242.982423524</text:p>
          </table:table-cell>
          <table:table-cell office:value-type="float" office:value="92293.384954828" calcext:value-type="float">
            <text:p>92293.384954828</text:p>
          </table:table-cell>
          <table:table-cell table:number-columns-repeated="2" office:value-type="float" office:value="92115.8790080405" calcext:value-type="float">
            <text:p>92115.8790080405</text:p>
          </table:table-cell>
        </table:table-row>
        <table:table-row table:style-name="ro1">
          <table:table-cell office:value-type="string" calcext:value-type="string">
            <text:p>2025-12-04 18:45:00</text:p>
          </table:table-cell>
          <table:table-cell office:value-type="float" office:value="92126.2559619385" calcext:value-type="float">
            <text:p>92126.2559619385</text:p>
          </table:table-cell>
          <table:table-cell office:value-type="float" office:value="92164.7438526608" calcext:value-type="float">
            <text:p>92164.7438526608</text:p>
          </table:table-cell>
          <table:table-cell office:value-type="float" office:value="92126.2559619385" calcext:value-type="float">
            <text:p>92126.2559619385</text:p>
          </table:table-cell>
          <table:table-cell office:value-type="float" office:value="92133.6498321763" calcext:value-type="float">
            <text:p>92133.6498321763</text:p>
          </table:table-cell>
        </table:table-row>
        <table:table-row table:style-name="ro1">
          <table:table-cell office:value-type="string" calcext:value-type="string">
            <text:p>2025-12-04 19:00:00</text:p>
          </table:table-cell>
          <table:table-cell office:value-type="float" office:value="92139.3389285886" calcext:value-type="float">
            <text:p>92139.3389285886</text:p>
          </table:table-cell>
          <table:table-cell office:value-type="float" office:value="92268.3920065787" calcext:value-type="float">
            <text:p>92268.3920065787</text:p>
          </table:table-cell>
          <table:table-cell table:number-columns-repeated="2" office:value-type="float" office:value="92137.989317418" calcext:value-type="float">
            <text:p>92137.989317418</text:p>
          </table:table-cell>
        </table:table-row>
        <table:table-row table:style-name="ro1">
          <table:table-cell office:value-type="string" calcext:value-type="string">
            <text:p>2025-12-04 19:15:00</text:p>
          </table:table-cell>
          <table:table-cell office:value-type="float" office:value="92103.9436651654" calcext:value-type="float">
            <text:p>92103.9436651654</text:p>
          </table:table-cell>
          <table:table-cell office:value-type="float" office:value="92475.6760350909" calcext:value-type="float">
            <text:p>92475.6760350909</text:p>
          </table:table-cell>
          <table:table-cell office:value-type="float" office:value="92103.9436651654" calcext:value-type="float">
            <text:p>92103.9436651654</text:p>
          </table:table-cell>
          <table:table-cell office:value-type="float" office:value="92359.3459928823" calcext:value-type="float">
            <text:p>92359.3459928823</text:p>
          </table:table-cell>
        </table:table-row>
        <table:table-row table:style-name="ro1">
          <table:table-cell office:value-type="string" calcext:value-type="string">
            <text:p>2025-12-04 19:30:00</text:p>
          </table:table-cell>
          <table:table-cell office:value-type="float" office:value="92340.0982476988" calcext:value-type="float">
            <text:p>92340.0982476988</text:p>
          </table:table-cell>
          <table:table-cell office:value-type="float" office:value="92426.7064897168" calcext:value-type="float">
            <text:p>92426.7064897168</text:p>
          </table:table-cell>
          <table:table-cell office:value-type="float" office:value="92336.3805789967" calcext:value-type="float">
            <text:p>92336.3805789967</text:p>
          </table:table-cell>
          <table:table-cell office:value-type="float" office:value="92426.7064897168" calcext:value-type="float">
            <text:p>92426.7064897168</text:p>
          </table:table-cell>
        </table:table-row>
        <table:table-row table:style-name="ro1">
          <table:table-cell office:value-type="string" calcext:value-type="string">
            <text:p>2025-12-04 19:45:00</text:p>
          </table:table-cell>
          <table:table-cell table:number-columns-repeated="2" office:value-type="float" office:value="92432.0865876164" calcext:value-type="float">
            <text:p>92432.0865876164</text:p>
          </table:table-cell>
          <table:table-cell office:value-type="float" office:value="92271.4811250754" calcext:value-type="float">
            <text:p>92271.4811250754</text:p>
          </table:table-cell>
          <table:table-cell office:value-type="float" office:value="92292.673772791" calcext:value-type="float">
            <text:p>92292.673772791</text:p>
          </table:table-cell>
        </table:table-row>
        <table:table-row table:style-name="ro1">
          <table:table-cell office:value-type="string" calcext:value-type="string">
            <text:p>2025-12-04 20:00:00</text:p>
          </table:table-cell>
          <table:table-cell office:value-type="float" office:value="92309.9745166068" calcext:value-type="float">
            <text:p>92309.9745166068</text:p>
          </table:table-cell>
          <table:table-cell office:value-type="float" office:value="92492.2054309094" calcext:value-type="float">
            <text:p>92492.2054309094</text:p>
          </table:table-cell>
          <table:table-cell office:value-type="float" office:value="92297.5826839607" calcext:value-type="float">
            <text:p>92297.5826839607</text:p>
          </table:table-cell>
          <table:table-cell office:value-type="float" office:value="92413.9767761685" calcext:value-type="float">
            <text:p>92413.9767761685</text:p>
          </table:table-cell>
        </table:table-row>
        <table:table-row table:style-name="ro1">
          <table:table-cell office:value-type="string" calcext:value-type="string">
            <text:p>2025-12-04 20:15:00</text:p>
          </table:table-cell>
          <table:table-cell office:value-type="float" office:value="92375.8868724097" calcext:value-type="float">
            <text:p>92375.8868724097</text:p>
          </table:table-cell>
          <table:table-cell office:value-type="float" office:value="92603.4767569714" calcext:value-type="float">
            <text:p>92603.4767569714</text:p>
          </table:table-cell>
          <table:table-cell office:value-type="float" office:value="92375.8868724097" calcext:value-type="float">
            <text:p>92375.8868724097</text:p>
          </table:table-cell>
          <table:table-cell office:value-type="float" office:value="92603.4767569714" calcext:value-type="float">
            <text:p>92603.4767569714</text:p>
          </table:table-cell>
        </table:table-row>
        <table:table-row table:style-name="ro1">
          <table:table-cell office:value-type="string" calcext:value-type="string">
            <text:p>2025-12-04 20:30:00</text:p>
          </table:table-cell>
          <table:table-cell table:number-columns-repeated="2" office:value-type="float" office:value="92555.7768959524" calcext:value-type="float">
            <text:p>92555.7768959524</text:p>
          </table:table-cell>
          <table:table-cell office:value-type="float" office:value="92421.3584760725" calcext:value-type="float">
            <text:p>92421.3584760725</text:p>
          </table:table-cell>
          <table:table-cell office:value-type="float" office:value="92473.5312007967" calcext:value-type="float">
            <text:p>92473.5312007967</text:p>
          </table:table-cell>
        </table:table-row>
        <table:table-row table:style-name="ro1">
          <table:table-cell office:value-type="string" calcext:value-type="string">
            <text:p>2025-12-04 20:45:00</text:p>
          </table:table-cell>
          <table:table-cell office:value-type="float" office:value="92484.2273062134" calcext:value-type="float">
            <text:p>92484.2273062134</text:p>
          </table:table-cell>
          <table:table-cell office:value-type="float" office:value="92507.0175319693" calcext:value-type="float">
            <text:p>92507.0175319693</text:p>
          </table:table-cell>
          <table:table-cell office:value-type="float" office:value="92379.2284084943" calcext:value-type="float">
            <text:p>92379.2284084943</text:p>
          </table:table-cell>
          <table:table-cell office:value-type="float" office:value="92387.2599897325" calcext:value-type="float">
            <text:p>92387.2599897325</text:p>
          </table:table-cell>
        </table:table-row>
        <table:table-row table:style-name="ro1">
          <table:table-cell office:value-type="string" calcext:value-type="string">
            <text:p>2025-12-04 21:00:00</text:p>
          </table:table-cell>
          <table:table-cell table:number-columns-repeated="2" office:value-type="float" office:value="92382.4707326759" calcext:value-type="float">
            <text:p>92382.4707326759</text:p>
          </table:table-cell>
          <table:table-cell office:value-type="float" office:value="92282.9464034807" calcext:value-type="float">
            <text:p>92282.9464034807</text:p>
          </table:table-cell>
          <table:table-cell office:value-type="float" office:value="92371.9257750676" calcext:value-type="float">
            <text:p>92371.9257750676</text:p>
          </table:table-cell>
        </table:table-row>
        <table:table-row table:style-name="ro1">
          <table:table-cell office:value-type="string" calcext:value-type="string">
            <text:p>2025-12-04 21:15:00</text:p>
          </table:table-cell>
          <table:table-cell office:value-type="float" office:value="92383.1317297004" calcext:value-type="float">
            <text:p>92383.1317297004</text:p>
          </table:table-cell>
          <table:table-cell office:value-type="float" office:value="92628.8015079214" calcext:value-type="float">
            <text:p>92628.8015079214</text:p>
          </table:table-cell>
          <table:table-cell office:value-type="float" office:value="92383.1317297004" calcext:value-type="float">
            <text:p>92383.1317297004</text:p>
          </table:table-cell>
          <table:table-cell office:value-type="float" office:value="92594.0050479216" calcext:value-type="float">
            <text:p>92594.0050479216</text:p>
          </table:table-cell>
        </table:table-row>
        <table:table-row table:style-name="ro1">
          <table:table-cell office:value-type="string" calcext:value-type="string">
            <text:p>2025-12-04 21:30:00</text:p>
          </table:table-cell>
          <table:table-cell office:value-type="float" office:value="92587.9432046529" calcext:value-type="float">
            <text:p>92587.9432046529</text:p>
          </table:table-cell>
          <table:table-cell office:value-type="float" office:value="92702.636833976" calcext:value-type="float">
            <text:p>92702.636833976</text:p>
          </table:table-cell>
          <table:table-cell office:value-type="float" office:value="92513.7330170612" calcext:value-type="float">
            <text:p>92513.7330170612</text:p>
          </table:table-cell>
          <table:table-cell office:value-type="float" office:value="92671.6985247432" calcext:value-type="float">
            <text:p>92671.6985247432</text:p>
          </table:table-cell>
        </table:table-row>
        <table:table-row table:style-name="ro1">
          <table:table-cell office:value-type="string" calcext:value-type="string">
            <text:p>2025-12-04 21:45:00</text:p>
          </table:table-cell>
          <table:table-cell table:number-columns-repeated="2" office:value-type="float" office:value="92674.0946296847" calcext:value-type="float">
            <text:p>92674.0946296847</text:p>
          </table:table-cell>
          <table:table-cell table:number-columns-repeated="2" office:value-type="float" office:value="92544.3469155587" calcext:value-type="float">
            <text:p>92544.3469155587</text:p>
          </table:table-cell>
        </table:table-row>
        <table:table-row table:style-name="ro1">
          <table:table-cell office:value-type="string" calcext:value-type="string">
            <text:p>2025-12-04 22:00:00</text:p>
          </table:table-cell>
          <table:table-cell office:value-type="float" office:value="92547.1888362768" calcext:value-type="float">
            <text:p>92547.1888362768</text:p>
          </table:table-cell>
          <table:table-cell office:value-type="float" office:value="92654.4371619859" calcext:value-type="float">
            <text:p>92654.4371619859</text:p>
          </table:table-cell>
          <table:table-cell office:value-type="float" office:value="92544.414916629" calcext:value-type="float">
            <text:p>92544.414916629</text:p>
          </table:table-cell>
          <table:table-cell office:value-type="float" office:value="92574.5327050929" calcext:value-type="float">
            <text:p>92574.5327050929</text:p>
          </table:table-cell>
        </table:table-row>
        <table:table-row table:style-name="ro1">
          <table:table-cell office:value-type="string" calcext:value-type="string">
            <text:p>2025-12-04 22:15:00</text:p>
          </table:table-cell>
          <table:table-cell table:number-columns-repeated="2" office:value-type="float" office:value="92596.5677496992" calcext:value-type="float">
            <text:p>92596.5677496992</text:p>
          </table:table-cell>
          <table:table-cell table:number-columns-repeated="2" office:value-type="float" office:value="92413.5696869492" calcext:value-type="float">
            <text:p>92413.5696869492</text:p>
          </table:table-cell>
        </table:table-row>
        <table:table-row table:style-name="ro1">
          <table:table-cell office:value-type="string" calcext:value-type="string">
            <text:p>2025-12-04 22:30:00</text:p>
          </table:table-cell>
          <table:table-cell office:value-type="float" office:value="92419.0165105044" calcext:value-type="float">
            <text:p>92419.0165105044</text:p>
          </table:table-cell>
          <table:table-cell office:value-type="float" office:value="92438.290146784" calcext:value-type="float">
            <text:p>92438.290146784</text:p>
          </table:table-cell>
          <table:table-cell office:value-type="float" office:value="92367.46749111" calcext:value-type="float">
            <text:p>92367.46749111</text:p>
          </table:table-cell>
          <table:table-cell office:value-type="float" office:value="92371.9962804216" calcext:value-type="float">
            <text:p>92371.9962804216</text:p>
          </table:table-cell>
        </table:table-row>
        <table:table-row table:style-name="ro1">
          <table:table-cell office:value-type="string" calcext:value-type="string">
            <text:p>2025-12-04 22:45:00</text:p>
          </table:table-cell>
          <table:table-cell table:number-columns-repeated="2" office:value-type="float" office:value="92359.6091706339" calcext:value-type="float">
            <text:p>92359.6091706339</text:p>
          </table:table-cell>
          <table:table-cell office:value-type="float" office:value="92070.9322589512" calcext:value-type="float">
            <text:p>92070.9322589512</text:p>
          </table:table-cell>
          <table:table-cell office:value-type="float" office:value="92150.6118517088" calcext:value-type="float">
            <text:p>92150.6118517088</text:p>
          </table:table-cell>
        </table:table-row>
        <table:table-row table:style-name="ro1">
          <table:table-cell office:value-type="string" calcext:value-type="string">
            <text:p>2025-12-04 23:00:00</text:p>
          </table:table-cell>
          <table:table-cell office:value-type="float" office:value="92172.6387276257" calcext:value-type="float">
            <text:p>92172.6387276257</text:p>
          </table:table-cell>
          <table:table-cell office:value-type="float" office:value="92352.8872582051" calcext:value-type="float">
            <text:p>92352.8872582051</text:p>
          </table:table-cell>
          <table:table-cell office:value-type="float" office:value="92172.6387276257" calcext:value-type="float">
            <text:p>92172.6387276257</text:p>
          </table:table-cell>
          <table:table-cell office:value-type="float" office:value="92334.2923929903" calcext:value-type="float">
            <text:p>92334.2923929903</text:p>
          </table:table-cell>
        </table:table-row>
        <table:table-row table:style-name="ro1">
          <table:table-cell office:value-type="string" calcext:value-type="string">
            <text:p>2025-12-04 23:15:00</text:p>
          </table:table-cell>
          <table:table-cell office:value-type="float" office:value="92338.524876166" calcext:value-type="float">
            <text:p>92338.524876166</text:p>
          </table:table-cell>
          <table:table-cell office:value-type="float" office:value="92385.4540074275" calcext:value-type="float">
            <text:p>92385.4540074275</text:p>
          </table:table-cell>
          <table:table-cell table:number-columns-repeated="2" office:value-type="float" office:value="92229.7551108604" calcext:value-type="float">
            <text:p>92229.7551108604</text:p>
          </table:table-cell>
        </table:table-row>
        <table:table-row table:style-name="ro1">
          <table:table-cell office:value-type="string" calcext:value-type="string">
            <text:p>2025-12-04 23:30:00</text:p>
          </table:table-cell>
          <table:table-cell table:number-columns-repeated="2" office:value-type="float" office:value="92224.7058505899" calcext:value-type="float">
            <text:p>92224.7058505899</text:p>
          </table:table-cell>
          <table:table-cell table:number-columns-repeated="2" office:value-type="float" office:value="91971.7976748535" calcext:value-type="float">
            <text:p>91971.7976748535</text:p>
          </table:table-cell>
        </table:table-row>
        <table:table-row table:style-name="ro1">
          <table:table-cell office:value-type="string" calcext:value-type="string">
            <text:p>2025-12-04 23:45:00</text:p>
          </table:table-cell>
          <table:table-cell office:value-type="float" office:value="91900.2014286929" calcext:value-type="float">
            <text:p>91900.2014286929</text:p>
          </table:table-cell>
          <table:table-cell office:value-type="float" office:value="92095.4595888706" calcext:value-type="float">
            <text:p>92095.4595888706</text:p>
          </table:table-cell>
          <table:table-cell office:value-type="float" office:value="91862.1219327369" calcext:value-type="float">
            <text:p>91862.1219327369</text:p>
          </table:table-cell>
          <table:table-cell office:value-type="float" office:value="92048.8261668767" calcext:value-type="float">
            <text:p>92048.8261668767</text:p>
          </table:table-cell>
        </table:table-row>
        <table:table-row table:style-name="ro1">
          <table:table-cell office:value-type="string" calcext:value-type="string">
            <text:p>2025-12-05 00:00:00</text:p>
          </table:table-cell>
          <table:table-cell office:value-type="float" office:value="92044.4760017985" calcext:value-type="float">
            <text:p>92044.4760017985</text:p>
          </table:table-cell>
          <table:table-cell office:value-type="float" office:value="92196.7382148759" calcext:value-type="float">
            <text:p>92196.7382148759</text:p>
          </table:table-cell>
          <table:table-cell office:value-type="float" office:value="92039.8620181663" calcext:value-type="float">
            <text:p>92039.8620181663</text:p>
          </table:table-cell>
          <table:table-cell office:value-type="float" office:value="92180.567096367" calcext:value-type="float">
            <text:p>92180.567096367</text:p>
          </table:table-cell>
        </table:table-row>
        <table:table-row table:style-name="ro1">
          <table:table-cell office:value-type="string" calcext:value-type="string">
            <text:p>2025-12-05 00:15:00</text:p>
          </table:table-cell>
          <table:table-cell office:value-type="float" office:value="92173.3619305759" calcext:value-type="float">
            <text:p>92173.3619305759</text:p>
          </table:table-cell>
          <table:table-cell office:value-type="float" office:value="92177.8973767973" calcext:value-type="float">
            <text:p>92177.8973767973</text:p>
          </table:table-cell>
          <table:table-cell office:value-type="float" office:value="91956.3641853907" calcext:value-type="float">
            <text:p>91956.3641853907</text:p>
          </table:table-cell>
          <table:table-cell office:value-type="float" office:value="92004.9143245105" calcext:value-type="float">
            <text:p>92004.9143245105</text:p>
          </table:table-cell>
        </table:table-row>
        <table:table-row table:style-name="ro1">
          <table:table-cell office:value-type="string" calcext:value-type="string">
            <text:p>2025-12-05 00:30:00</text:p>
          </table:table-cell>
          <table:table-cell office:value-type="float" office:value="91997.4308740511" calcext:value-type="float">
            <text:p>91997.4308740511</text:p>
          </table:table-cell>
          <table:table-cell office:value-type="float" office:value="92025.2731549753" calcext:value-type="float">
            <text:p>92025.2731549753</text:p>
          </table:table-cell>
          <table:table-cell office:value-type="float" office:value="91934.9126132342" calcext:value-type="float">
            <text:p>91934.9126132342</text:p>
          </table:table-cell>
          <table:table-cell office:value-type="float" office:value="92025.2731549753" calcext:value-type="float">
            <text:p>92025.2731549753</text:p>
          </table:table-cell>
        </table:table-row>
        <table:table-row table:style-name="ro1">
          <table:table-cell office:value-type="string" calcext:value-type="string">
            <text:p>2025-12-05 00:45:00</text:p>
          </table:table-cell>
          <table:table-cell table:number-columns-repeated="2" office:value-type="float" office:value="92037.5249800119" calcext:value-type="float">
            <text:p>92037.5249800119</text:p>
          </table:table-cell>
          <table:table-cell office:value-type="float" office:value="91918.0315787774" calcext:value-type="float">
            <text:p>91918.0315787774</text:p>
          </table:table-cell>
          <table:table-cell office:value-type="float" office:value="91938.3499781552" calcext:value-type="float">
            <text:p>91938.3499781552</text:p>
          </table:table-cell>
        </table:table-row>
        <table:table-row table:style-name="ro1">
          <table:table-cell office:value-type="string" calcext:value-type="string">
            <text:p>2025-12-05 01:00:00</text:p>
          </table:table-cell>
          <table:table-cell office:value-type="float" office:value="91944.0747113301" calcext:value-type="float">
            <text:p>91944.0747113301</text:p>
          </table:table-cell>
          <table:table-cell office:value-type="float" office:value="92130.5883001495" calcext:value-type="float">
            <text:p>92130.5883001495</text:p>
          </table:table-cell>
          <table:table-cell office:value-type="float" office:value="91944.0747113301" calcext:value-type="float">
            <text:p>91944.0747113301</text:p>
          </table:table-cell>
          <table:table-cell office:value-type="float" office:value="92130.5883001495" calcext:value-type="float">
            <text:p>92130.5883001495</text:p>
          </table:table-cell>
        </table:table-row>
        <table:table-row table:style-name="ro1">
          <table:table-cell office:value-type="string" calcext:value-type="string">
            <text:p>2025-12-05 01:15:00</text:p>
          </table:table-cell>
          <table:table-cell office:value-type="float" office:value="92121.333530067" calcext:value-type="float">
            <text:p>92121.333530067</text:p>
          </table:table-cell>
          <table:table-cell office:value-type="float" office:value="92122.4955412714" calcext:value-type="float">
            <text:p>92122.4955412714</text:p>
          </table:table-cell>
          <table:table-cell office:value-type="float" office:value="92032.1775159071" calcext:value-type="float">
            <text:p>92032.1775159071</text:p>
          </table:table-cell>
          <table:table-cell office:value-type="float" office:value="92055.5446640205" calcext:value-type="float">
            <text:p>92055.5446640205</text:p>
          </table:table-cell>
        </table:table-row>
        <table:table-row table:style-name="ro1">
          <table:table-cell office:value-type="string" calcext:value-type="string">
            <text:p>2025-12-05 01:30:00</text:p>
          </table:table-cell>
          <table:table-cell office:value-type="float" office:value="92057.6273084558" calcext:value-type="float">
            <text:p>92057.6273084558</text:p>
          </table:table-cell>
          <table:table-cell office:value-type="float" office:value="92104.8821622894" calcext:value-type="float">
            <text:p>92104.8821622894</text:p>
          </table:table-cell>
          <table:table-cell office:value-type="float" office:value="91984.2391538952" calcext:value-type="float">
            <text:p>91984.2391538952</text:p>
          </table:table-cell>
          <table:table-cell office:value-type="float" office:value="92104.8821622894" calcext:value-type="float">
            <text:p>92104.8821622894</text:p>
          </table:table-cell>
        </table:table-row>
        <table:table-row table:style-name="ro1">
          <table:table-cell office:value-type="string" calcext:value-type="string">
            <text:p>2025-12-05 01:45:00</text:p>
          </table:table-cell>
          <table:table-cell office:value-type="float" office:value="92108.6621932931" calcext:value-type="float">
            <text:p>92108.6621932931</text:p>
          </table:table-cell>
          <table:table-cell office:value-type="float" office:value="92288.8248346533" calcext:value-type="float">
            <text:p>92288.8248346533</text:p>
          </table:table-cell>
          <table:table-cell office:value-type="float" office:value="92108.6621932931" calcext:value-type="float">
            <text:p>92108.6621932931</text:p>
          </table:table-cell>
          <table:table-cell office:value-type="float" office:value="92288.8248346533" calcext:value-type="float">
            <text:p>92288.8248346533</text:p>
          </table:table-cell>
        </table:table-row>
        <table:table-row table:style-name="ro1">
          <table:table-cell office:value-type="string" calcext:value-type="string">
            <text:p>2025-12-05 02:00:00</text:p>
          </table:table-cell>
          <table:table-cell office:value-type="float" office:value="92288.3171801173" calcext:value-type="float">
            <text:p>92288.3171801173</text:p>
          </table:table-cell>
          <table:table-cell office:value-type="float" office:value="92418.3588636557" calcext:value-type="float">
            <text:p>92418.3588636557</text:p>
          </table:table-cell>
          <table:table-cell office:value-type="float" office:value="92248.4447958013" calcext:value-type="float">
            <text:p>92248.4447958013</text:p>
          </table:table-cell>
          <table:table-cell office:value-type="float" office:value="92377.8071283028" calcext:value-type="float">
            <text:p>92377.8071283028</text:p>
          </table:table-cell>
        </table:table-row>
        <table:table-row table:style-name="ro1">
          <table:table-cell office:value-type="string" calcext:value-type="string">
            <text:p>2025-12-05 02:15:00</text:p>
          </table:table-cell>
          <table:table-cell office:value-type="float" office:value="92369.6643708936" calcext:value-type="float">
            <text:p>92369.6643708936</text:p>
          </table:table-cell>
          <table:table-cell office:value-type="float" office:value="92496.0749767726" calcext:value-type="float">
            <text:p>92496.0749767726</text:p>
          </table:table-cell>
          <table:table-cell office:value-type="float" office:value="92369.6643708936" calcext:value-type="float">
            <text:p>92369.6643708936</text:p>
          </table:table-cell>
          <table:table-cell office:value-type="float" office:value="92496.0749767726" calcext:value-type="float">
            <text:p>92496.0749767726</text:p>
          </table:table-cell>
        </table:table-row>
        <table:table-row table:style-name="ro1">
          <table:table-cell office:value-type="string" calcext:value-type="string">
            <text:p>2025-12-05 02:30:00</text:p>
          </table:table-cell>
          <table:table-cell table:number-columns-repeated="2" office:value-type="float" office:value="92483.8118471071" calcext:value-type="float">
            <text:p>92483.8118471071</text:p>
          </table:table-cell>
          <table:table-cell table:number-columns-repeated="2" office:value-type="float" office:value="92358.0925283785" calcext:value-type="float">
            <text:p>92358.0925283785</text:p>
          </table:table-cell>
        </table:table-row>
        <table:table-row table:style-name="ro1">
          <table:table-cell office:value-type="string" calcext:value-type="string">
            <text:p>2025-12-05 02:45:00</text:p>
          </table:table-cell>
          <table:table-cell table:number-columns-repeated="2" office:value-type="float" office:value="92347.2290795723" calcext:value-type="float">
            <text:p>92347.2290795723</text:p>
          </table:table-cell>
          <table:table-cell office:value-type="float" office:value="92246.5205834101" calcext:value-type="float">
            <text:p>92246.5205834101</text:p>
          </table:table-cell>
          <table:table-cell office:value-type="float" office:value="92246.8349795197" calcext:value-type="float">
            <text:p>92246.8349795197</text:p>
          </table:table-cell>
        </table:table-row>
        <table:table-row table:style-name="ro1">
          <table:table-cell office:value-type="string" calcext:value-type="string">
            <text:p>2025-12-05 03:00:00</text:p>
          </table:table-cell>
          <table:table-cell table:number-columns-repeated="2" office:value-type="float" office:value="92257.3534751478" calcext:value-type="float">
            <text:p>92257.3534751478</text:p>
          </table:table-cell>
          <table:table-cell office:value-type="float" office:value="92099.5474040255" calcext:value-type="float">
            <text:p>92099.5474040255</text:p>
          </table:table-cell>
          <table:table-cell office:value-type="float" office:value="92152.3943601031" calcext:value-type="float">
            <text:p>92152.3943601031</text:p>
          </table:table-cell>
        </table:table-row>
        <table:table-row table:style-name="ro1">
          <table:table-cell office:value-type="string" calcext:value-type="string">
            <text:p>2025-12-05 03:15:00</text:p>
          </table:table-cell>
          <table:table-cell office:value-type="float" office:value="92132.5119964036" calcext:value-type="float">
            <text:p>92132.5119964036</text:p>
          </table:table-cell>
          <table:table-cell office:value-type="float" office:value="92144.91284489" calcext:value-type="float">
            <text:p>92144.91284489</text:p>
          </table:table-cell>
          <table:table-cell office:value-type="float" office:value="92051.5889667269" calcext:value-type="float">
            <text:p>92051.5889667269</text:p>
          </table:table-cell>
          <table:table-cell office:value-type="float" office:value="92119.4679622998" calcext:value-type="float">
            <text:p>92119.4679622998</text:p>
          </table:table-cell>
        </table:table-row>
        <table:table-row table:style-name="ro1">
          <table:table-cell office:value-type="string" calcext:value-type="string">
            <text:p>2025-12-05 03:30:00</text:p>
          </table:table-cell>
          <table:table-cell table:number-columns-repeated="2" office:value-type="float" office:value="92108.1130103505" calcext:value-type="float">
            <text:p>92108.1130103505</text:p>
          </table:table-cell>
          <table:table-cell office:value-type="float" office:value="91977.0746938257" calcext:value-type="float">
            <text:p>91977.0746938257</text:p>
          </table:table-cell>
          <table:table-cell office:value-type="float" office:value="92024.4919481951" calcext:value-type="float">
            <text:p>92024.4919481951</text:p>
          </table:table-cell>
        </table:table-row>
        <table:table-row table:style-name="ro1">
          <table:table-cell office:value-type="string" calcext:value-type="string">
            <text:p>2025-12-05 03:45:00</text:p>
          </table:table-cell>
          <table:table-cell office:value-type="float" office:value="92028.6102838654" calcext:value-type="float">
            <text:p>92028.6102838654</text:p>
          </table:table-cell>
          <table:table-cell office:value-type="float" office:value="92131.101411542" calcext:value-type="float">
            <text:p>92131.101411542</text:p>
          </table:table-cell>
          <table:table-cell office:value-type="float" office:value="92028.6102838654" calcext:value-type="float">
            <text:p>92028.6102838654</text:p>
          </table:table-cell>
          <table:table-cell office:value-type="float" office:value="92103.5192287744" calcext:value-type="float">
            <text:p>92103.5192287744</text:p>
          </table:table-cell>
        </table:table-row>
        <table:table-row table:style-name="ro1">
          <table:table-cell office:value-type="string" calcext:value-type="string">
            <text:p>2025-12-05 04:00:00</text:p>
          </table:table-cell>
          <table:table-cell office:value-type="float" office:value="92124.5092373261" calcext:value-type="float">
            <text:p>92124.5092373261</text:p>
          </table:table-cell>
          <table:table-cell office:value-type="float" office:value="92128.2755488209" calcext:value-type="float">
            <text:p>92128.2755488209</text:p>
          </table:table-cell>
          <table:table-cell table:number-columns-repeated="2" office:value-type="float" office:value="91911.2251833625" calcext:value-type="float">
            <text:p>91911.2251833625</text:p>
          </table:table-cell>
        </table:table-row>
        <table:table-row table:style-name="ro1">
          <table:table-cell office:value-type="string" calcext:value-type="string">
            <text:p>2025-12-05 04:15:00</text:p>
          </table:table-cell>
          <table:table-cell table:number-columns-repeated="2" office:value-type="float" office:value="91889.2936922395" calcext:value-type="float">
            <text:p>91889.2936922395</text:p>
          </table:table-cell>
          <table:table-cell table:number-columns-repeated="2" office:value-type="float" office:value="91381.2407863086" calcext:value-type="float">
            <text:p>91381.2407863086</text:p>
          </table:table-cell>
        </table:table-row>
        <table:table-row table:style-name="ro1">
          <table:table-cell office:value-type="string" calcext:value-type="string">
            <text:p>2025-12-05 04:30:00</text:p>
          </table:table-cell>
          <table:table-cell office:value-type="float" office:value="91367.1473669384" calcext:value-type="float">
            <text:p>91367.1473669384</text:p>
          </table:table-cell>
          <table:table-cell office:value-type="float" office:value="91450.3013164727" calcext:value-type="float">
            <text:p>91450.3013164727</text:p>
          </table:table-cell>
          <table:table-cell table:number-columns-repeated="2" office:value-type="float" office:value="91113.1880395521" calcext:value-type="float">
            <text:p>91113.1880395521</text:p>
          </table:table-cell>
        </table:table-row>
        <table:table-row table:style-name="ro1">
          <table:table-cell office:value-type="string" calcext:value-type="string">
            <text:p>2025-12-05 04:45:00</text:p>
          </table:table-cell>
          <table:table-cell office:value-type="float" office:value="91083.4847260442" calcext:value-type="float">
            <text:p>91083.4847260442</text:p>
          </table:table-cell>
          <table:table-cell office:value-type="float" office:value="91147.0535716701" calcext:value-type="float">
            <text:p>91147.0535716701</text:p>
          </table:table-cell>
          <table:table-cell office:value-type="float" office:value="91045.0526812678" calcext:value-type="float">
            <text:p>91045.0526812678</text:p>
          </table:table-cell>
          <table:table-cell office:value-type="float" office:value="91147.0535716701" calcext:value-type="float">
            <text:p>91147.0535716701</text:p>
          </table:table-cell>
        </table:table-row>
        <table:table-row table:style-name="ro1">
          <table:table-cell office:value-type="string" calcext:value-type="string">
            <text:p>2025-12-05 05:00:00</text:p>
          </table:table-cell>
          <table:table-cell office:value-type="float" office:value="91159.8115273544" calcext:value-type="float">
            <text:p>91159.8115273544</text:p>
          </table:table-cell>
          <table:table-cell office:value-type="float" office:value="91319.9304177733" calcext:value-type="float">
            <text:p>91319.9304177733</text:p>
          </table:table-cell>
          <table:table-cell office:value-type="float" office:value="91131.2673003789" calcext:value-type="float">
            <text:p>91131.2673003789</text:p>
          </table:table-cell>
          <table:table-cell office:value-type="float" office:value="91311.3383977726" calcext:value-type="float">
            <text:p>91311.3383977726</text:p>
          </table:table-cell>
        </table:table-row>
        <table:table-row table:style-name="ro1">
          <table:table-cell office:value-type="string" calcext:value-type="string">
            <text:p>2025-12-05 05:15:00</text:p>
          </table:table-cell>
          <table:table-cell office:value-type="float" office:value="91280.7583046766" calcext:value-type="float">
            <text:p>91280.7583046766</text:p>
          </table:table-cell>
          <table:table-cell office:value-type="float" office:value="91447.2903586948" calcext:value-type="float">
            <text:p>91447.2903586948</text:p>
          </table:table-cell>
          <table:table-cell office:value-type="float" office:value="91280.7583046766" calcext:value-type="float">
            <text:p>91280.7583046766</text:p>
          </table:table-cell>
          <table:table-cell office:value-type="float" office:value="91400.677800748" calcext:value-type="float">
            <text:p>91400.677800748</text:p>
          </table:table-cell>
        </table:table-row>
        <table:table-row table:style-name="ro1">
          <table:table-cell office:value-type="string" calcext:value-type="string">
            <text:p>2025-12-05 05:30:00</text:p>
          </table:table-cell>
          <table:table-cell office:value-type="float" office:value="91389.7314060574" calcext:value-type="float">
            <text:p>91389.7314060574</text:p>
          </table:table-cell>
          <table:table-cell office:value-type="float" office:value="91462.558920388" calcext:value-type="float">
            <text:p>91462.558920388</text:p>
          </table:table-cell>
          <table:table-cell office:value-type="float" office:value="91328.1639491343" calcext:value-type="float">
            <text:p>91328.1639491343</text:p>
          </table:table-cell>
          <table:table-cell office:value-type="float" office:value="91462.558920388" calcext:value-type="float">
            <text:p>91462.558920388</text:p>
          </table:table-cell>
        </table:table-row>
        <table:table-row table:style-name="ro1">
          <table:table-cell office:value-type="string" calcext:value-type="string">
            <text:p>2025-12-05 05:45:00</text:p>
          </table:table-cell>
          <table:table-cell table:number-columns-repeated="2" office:value-type="float" office:value="91481.3555392751" calcext:value-type="float">
            <text:p>91481.3555392751</text:p>
          </table:table-cell>
          <table:table-cell office:value-type="float" office:value="91348.7945331511" calcext:value-type="float">
            <text:p>91348.7945331511</text:p>
          </table:table-cell>
          <table:table-cell office:value-type="float" office:value="91353.8174767066" calcext:value-type="float">
            <text:p>91353.8174767066</text:p>
          </table:table-cell>
        </table:table-row>
        <table:table-row table:style-name="ro1">
          <table:table-cell office:value-type="string" calcext:value-type="string">
            <text:p>2025-12-05 06:00:00</text:p>
          </table:table-cell>
          <table:table-cell office:value-type="float" office:value="91321.2186274456" calcext:value-type="float">
            <text:p>91321.2186274456</text:p>
          </table:table-cell>
          <table:table-cell office:value-type="float" office:value="91530.441568462" calcext:value-type="float">
            <text:p>91530.441568462</text:p>
          </table:table-cell>
          <table:table-cell office:value-type="float" office:value="91290.6777880253" calcext:value-type="float">
            <text:p>91290.6777880253</text:p>
          </table:table-cell>
          <table:table-cell office:value-type="float" office:value="91530.441568462" calcext:value-type="float">
            <text:p>91530.441568462</text:p>
          </table:table-cell>
        </table:table-row>
        <table:table-row table:style-name="ro1">
          <table:table-cell office:value-type="string" calcext:value-type="string">
            <text:p>2025-12-05 06:15:00</text:p>
          </table:table-cell>
          <table:table-cell table:number-columns-repeated="2" office:value-type="float" office:value="91538.3825319172" calcext:value-type="float">
            <text:p>91538.3825319172</text:p>
          </table:table-cell>
          <table:table-cell office:value-type="float" office:value="91379.9527040233" calcext:value-type="float">
            <text:p>91379.9527040233</text:p>
          </table:table-cell>
          <table:table-cell office:value-type="float" office:value="91428.4922643092" calcext:value-type="float">
            <text:p>91428.4922643092</text:p>
          </table:table-cell>
        </table:table-row>
        <table:table-row table:style-name="ro1">
          <table:table-cell office:value-type="string" calcext:value-type="string">
            <text:p>2025-12-05 06:30:00</text:p>
          </table:table-cell>
          <table:table-cell office:value-type="float" office:value="91442.6769914368" calcext:value-type="float">
            <text:p>91442.6769914368</text:p>
          </table:table-cell>
          <table:table-cell office:value-type="float" office:value="91444.80306548" calcext:value-type="float">
            <text:p>91444.80306548</text:p>
          </table:table-cell>
          <table:table-cell office:value-type="float" office:value="91185.6845245877" calcext:value-type="float">
            <text:p>91185.6845245877</text:p>
          </table:table-cell>
          <table:table-cell office:value-type="float" office:value="91226.7344648917" calcext:value-type="float">
            <text:p>91226.7344648917</text:p>
          </table:table-cell>
        </table:table-row>
        <table:table-row table:style-name="ro1">
          <table:table-cell office:value-type="string" calcext:value-type="string">
            <text:p>2025-12-05 06:45:00</text:p>
          </table:table-cell>
          <table:table-cell office:value-type="float" office:value="91189.0568144633" calcext:value-type="float">
            <text:p>91189.0568144633</text:p>
          </table:table-cell>
          <table:table-cell office:value-type="float" office:value="91414.5243856519" calcext:value-type="float">
            <text:p>91414.5243856519</text:p>
          </table:table-cell>
          <table:table-cell office:value-type="float" office:value="91189.0568144633" calcext:value-type="float">
            <text:p>91189.0568144633</text:p>
          </table:table-cell>
          <table:table-cell office:value-type="float" office:value="91395.0313181835" calcext:value-type="float">
            <text:p>91395.0313181835</text:p>
          </table:table-cell>
        </table:table-row>
        <table:table-row table:style-name="ro1">
          <table:table-cell office:value-type="string" calcext:value-type="string">
            <text:p>2025-12-05 07:00:00</text:p>
          </table:table-cell>
          <table:table-cell office:value-type="float" office:value="91381.8042301932" calcext:value-type="float">
            <text:p>91381.8042301932</text:p>
          </table:table-cell>
          <table:table-cell office:value-type="float" office:value="91422.6675029445" calcext:value-type="float">
            <text:p>91422.6675029445</text:p>
          </table:table-cell>
          <table:table-cell office:value-type="float" office:value="91288.7157726059" calcext:value-type="float">
            <text:p>91288.7157726059</text:p>
          </table:table-cell>
          <table:table-cell office:value-type="float" office:value="91290.1202899382" calcext:value-type="float">
            <text:p>91290.1202899382</text:p>
          </table:table-cell>
        </table:table-row>
        <table:table-row table:style-name="ro1">
          <table:table-cell office:value-type="string" calcext:value-type="string">
            <text:p>2025-12-05 07:15:00</text:p>
          </table:table-cell>
          <table:table-cell office:value-type="float" office:value="91286.9894090872" calcext:value-type="float">
            <text:p>91286.9894090872</text:p>
          </table:table-cell>
          <table:table-cell office:value-type="float" office:value="91337.4162609205" calcext:value-type="float">
            <text:p>91337.4162609205</text:p>
          </table:table-cell>
          <table:table-cell office:value-type="float" office:value="91155.3894725746" calcext:value-type="float">
            <text:p>91155.3894725746</text:p>
          </table:table-cell>
          <table:table-cell office:value-type="float" office:value="91225.2836331149" calcext:value-type="float">
            <text:p>91225.2836331149</text:p>
          </table:table-cell>
        </table:table-row>
        <table:table-row table:style-name="ro1">
          <table:table-cell office:value-type="string" calcext:value-type="string">
            <text:p>2025-12-05 07:30:00</text:p>
          </table:table-cell>
          <table:table-cell office:value-type="float" office:value="91228.6549106952" calcext:value-type="float">
            <text:p>91228.6549106952</text:p>
          </table:table-cell>
          <table:table-cell office:value-type="float" office:value="91286.6434202304" calcext:value-type="float">
            <text:p>91286.6434202304</text:p>
          </table:table-cell>
          <table:table-cell office:value-type="float" office:value="91179.4685812405" calcext:value-type="float">
            <text:p>91179.4685812405</text:p>
          </table:table-cell>
          <table:table-cell office:value-type="float" office:value="91236.8646317073" calcext:value-type="float">
            <text:p>91236.8646317073</text:p>
          </table:table-cell>
        </table:table-row>
        <table:table-row table:style-name="ro1">
          <table:table-cell office:value-type="string" calcext:value-type="string">
            <text:p>2025-12-05 07:45:00</text:p>
          </table:table-cell>
          <table:table-cell office:value-type="float" office:value="91219.2271408087" calcext:value-type="float">
            <text:p>91219.2271408087</text:p>
          </table:table-cell>
          <table:table-cell office:value-type="float" office:value="91262.7856959136" calcext:value-type="float">
            <text:p>91262.7856959136</text:p>
          </table:table-cell>
          <table:table-cell office:value-type="float" office:value="91205.2163425945" calcext:value-type="float">
            <text:p>91205.2163425945</text:p>
          </table:table-cell>
          <table:table-cell office:value-type="float" office:value="91262.7856959136" calcext:value-type="float">
            <text:p>91262.7856959136</text:p>
          </table:table-cell>
        </table:table-row>
        <table:table-row table:style-name="ro1">
          <table:table-cell office:value-type="string" calcext:value-type="string">
            <text:p>2025-12-05 08:00:00</text:p>
          </table:table-cell>
          <table:table-cell office:value-type="float" office:value="91255.4917647839" calcext:value-type="float">
            <text:p>91255.4917647839</text:p>
          </table:table-cell>
          <table:table-cell office:value-type="float" office:value="91347.5085885161" calcext:value-type="float">
            <text:p>91347.5085885161</text:p>
          </table:table-cell>
          <table:table-cell office:value-type="float" office:value="91122.2436799686" calcext:value-type="float">
            <text:p>91122.2436799686</text:p>
          </table:table-cell>
          <table:table-cell office:value-type="float" office:value="91228.0731624385" calcext:value-type="float">
            <text:p>91228.0731624385</text:p>
          </table:table-cell>
        </table:table-row>
        <table:table-row table:style-name="ro1">
          <table:table-cell office:value-type="string" calcext:value-type="string">
            <text:p>2025-12-05 08:15:00</text:p>
          </table:table-cell>
          <table:table-cell table:number-columns-repeated="2" office:value-type="float" office:value="91162.2090133713" calcext:value-type="float">
            <text:p>91162.2090133713</text:p>
          </table:table-cell>
          <table:table-cell table:number-columns-repeated="2" office:value-type="float" office:value="90685.8514224945" calcext:value-type="float">
            <text:p>90685.8514224945</text:p>
          </table:table-cell>
        </table:table-row>
        <table:table-row table:style-name="ro1">
          <table:table-cell office:value-type="string" calcext:value-type="string">
            <text:p>2025-12-05 08:30:00</text:p>
          </table:table-cell>
          <table:table-cell office:value-type="float" office:value="90812.8065041497" calcext:value-type="float">
            <text:p>90812.8065041497</text:p>
          </table:table-cell>
          <table:table-cell office:value-type="float" office:value="90917.1414950753" calcext:value-type="float">
            <text:p>90917.1414950753</text:p>
          </table:table-cell>
          <table:table-cell table:number-columns-repeated="2" office:value-type="float" office:value="90386.0717159517" calcext:value-type="float">
            <text:p>90386.0717159517</text:p>
          </table:table-cell>
        </table:table-row>
        <table:table-row table:style-name="ro1">
          <table:table-cell office:value-type="string" calcext:value-type="string">
            <text:p>2025-12-05 08:45:00</text:p>
          </table:table-cell>
          <table:table-cell office:value-type="float" office:value="90434.0066278242" calcext:value-type="float">
            <text:p>90434.0066278242</text:p>
          </table:table-cell>
          <table:table-cell office:value-type="float" office:value="90693.1366994399" calcext:value-type="float">
            <text:p>90693.1366994399</text:p>
          </table:table-cell>
          <table:table-cell office:value-type="float" office:value="90332.3727921898" calcext:value-type="float">
            <text:p>90332.3727921898</text:p>
          </table:table-cell>
          <table:table-cell office:value-type="float" office:value="90573.9106426493" calcext:value-type="float">
            <text:p>90573.9106426493</text:p>
          </table:table-cell>
        </table:table-row>
        <table:table-row table:style-name="ro1">
          <table:table-cell office:value-type="string" calcext:value-type="string">
            <text:p>2025-12-05 09:00:00</text:p>
          </table:table-cell>
          <table:table-cell office:value-type="float" office:value="90513.0728705376" calcext:value-type="float">
            <text:p>90513.0728705376</text:p>
          </table:table-cell>
          <table:table-cell office:value-type="float" office:value="90744.5812916436" calcext:value-type="float">
            <text:p>90744.5812916436</text:p>
          </table:table-cell>
          <table:table-cell office:value-type="float" office:value="90513.0728705376" calcext:value-type="float">
            <text:p>90513.0728705376</text:p>
          </table:table-cell>
          <table:table-cell office:value-type="float" office:value="90555.0385416836" calcext:value-type="float">
            <text:p>90555.0385416836</text:p>
          </table:table-cell>
        </table:table-row>
        <table:table-row table:style-name="ro1">
          <table:table-cell office:value-type="string" calcext:value-type="string">
            <text:p>2025-12-05 09:15:00</text:p>
          </table:table-cell>
          <table:table-cell table:number-columns-repeated="2" office:value-type="float" office:value="90561.0502190944" calcext:value-type="float">
            <text:p>90561.0502190944</text:p>
          </table:table-cell>
          <table:table-cell office:value-type="float" office:value="90383.5000953322" calcext:value-type="float">
            <text:p>90383.5000953322</text:p>
          </table:table-cell>
          <table:table-cell office:value-type="float" office:value="90488.1762210003" calcext:value-type="float">
            <text:p>90488.1762210003</text:p>
          </table:table-cell>
        </table:table-row>
        <table:table-row table:style-name="ro1">
          <table:table-cell office:value-type="string" calcext:value-type="string">
            <text:p>2025-12-05 09:30:00</text:p>
          </table:table-cell>
          <table:table-cell office:value-type="float" office:value="90483.5528748203" calcext:value-type="float">
            <text:p>90483.5528748203</text:p>
          </table:table-cell>
          <table:table-cell office:value-type="float" office:value="90665.2713714582" calcext:value-type="float">
            <text:p>90665.2713714582</text:p>
          </table:table-cell>
          <table:table-cell office:value-type="float" office:value="90010.3336877146" calcext:value-type="float">
            <text:p>90010.3336877146</text:p>
          </table:table-cell>
          <table:table-cell office:value-type="float" office:value="90267.5437838035" calcext:value-type="float">
            <text:p>90267.5437838035</text:p>
          </table:table-cell>
        </table:table-row>
        <table:table-row table:style-name="ro1">
          <table:table-cell office:value-type="string" calcext:value-type="string">
            <text:p>2025-12-05 09:45:00</text:p>
          </table:table-cell>
          <table:table-cell office:value-type="float" office:value="90234.0310939835" calcext:value-type="float">
            <text:p>90234.0310939835</text:p>
          </table:table-cell>
          <table:table-cell office:value-type="float" office:value="90462.4965444538" calcext:value-type="float">
            <text:p>90462.4965444538</text:p>
          </table:table-cell>
          <table:table-cell office:value-type="float" office:value="90061.9735316183" calcext:value-type="float">
            <text:p>90061.9735316183</text:p>
          </table:table-cell>
          <table:table-cell office:value-type="float" office:value="90270.2128120292" calcext:value-type="float">
            <text:p>90270.2128120292</text:p>
          </table:table-cell>
        </table:table-row>
        <table:table-row table:style-name="ro1">
          <table:table-cell office:value-type="string" calcext:value-type="string">
            <text:p>2025-12-05 10:00:00</text:p>
          </table:table-cell>
          <table:table-cell office:value-type="float" office:value="90292.0351293146" calcext:value-type="float">
            <text:p>90292.0351293146</text:p>
          </table:table-cell>
          <table:table-cell office:value-type="float" office:value="91399.3896867367" calcext:value-type="float">
            <text:p>91399.3896867367</text:p>
          </table:table-cell>
          <table:table-cell office:value-type="float" office:value="90292.0351293146" calcext:value-type="float">
            <text:p>90292.0351293146</text:p>
          </table:table-cell>
          <table:table-cell office:value-type="float" office:value="91142.5406983005" calcext:value-type="float">
            <text:p>91142.5406983005</text:p>
          </table:table-cell>
        </table:table-row>
        <table:table-row table:style-name="ro1">
          <table:table-cell office:value-type="string" calcext:value-type="string">
            <text:p>2025-12-05 10:15:00</text:p>
          </table:table-cell>
          <table:table-cell office:value-type="float" office:value="91042.4356777974" calcext:value-type="float">
            <text:p>91042.4356777974</text:p>
          </table:table-cell>
          <table:table-cell office:value-type="float" office:value="91167.0738676576" calcext:value-type="float">
            <text:p>91167.0738676576</text:p>
          </table:table-cell>
          <table:table-cell office:value-type="float" office:value="90949.3038851218" calcext:value-type="float">
            <text:p>90949.3038851218</text:p>
          </table:table-cell>
          <table:table-cell office:value-type="float" office:value="91099.5457248515" calcext:value-type="float">
            <text:p>91099.5457248515</text:p>
          </table:table-cell>
        </table:table-row>
        <table:table-row table:style-name="ro1">
          <table:table-cell office:value-type="string" calcext:value-type="string">
            <text:p>2025-12-05 10:30:00</text:p>
          </table:table-cell>
          <table:table-cell office:value-type="float" office:value="91171.2110921256" calcext:value-type="float">
            <text:p>91171.2110921256</text:p>
          </table:table-cell>
          <table:table-cell office:value-type="float" office:value="91380.7295580457" calcext:value-type="float">
            <text:p>91380.7295580457</text:p>
          </table:table-cell>
          <table:table-cell office:value-type="float" office:value="90955.1664128547" calcext:value-type="float">
            <text:p>90955.1664128547</text:p>
          </table:table-cell>
          <table:table-cell office:value-type="float" office:value="90961.5896680781" calcext:value-type="float">
            <text:p>90961.5896680781</text:p>
          </table:table-cell>
        </table:table-row>
        <table:table-row table:style-name="ro1">
          <table:table-cell office:value-type="string" calcext:value-type="string">
            <text:p>2025-12-05 10:45:00</text:p>
          </table:table-cell>
          <table:table-cell office:value-type="float" office:value="91018.177420488" calcext:value-type="float">
            <text:p>91018.177420488</text:p>
          </table:table-cell>
          <table:table-cell office:value-type="float" office:value="91071.9938786378" calcext:value-type="float">
            <text:p>91071.9938786378</text:p>
          </table:table-cell>
          <table:table-cell table:number-columns-repeated="2" office:value-type="float" office:value="90320.1131957123" calcext:value-type="float">
            <text:p>90320.1131957123</text:p>
          </table:table-cell>
        </table:table-row>
        <table:table-row table:style-name="ro1">
          <table:table-cell office:value-type="string" calcext:value-type="string">
            <text:p>2025-12-05 11:00:00</text:p>
          </table:table-cell>
          <table:table-cell table:number-columns-repeated="2" office:value-type="float" office:value="90453.9494251885" calcext:value-type="float">
            <text:p>90453.9494251885</text:p>
          </table:table-cell>
          <table:table-cell table:number-columns-repeated="2" office:value-type="float" office:value="89340.9992158151" calcext:value-type="float">
            <text:p>89340.9992158151</text:p>
          </table:table-cell>
        </table:table-row>
        <table:table-row table:style-name="ro1">
          <table:table-cell office:value-type="string" calcext:value-type="string">
            <text:p>2025-12-05 11:15:00</text:p>
          </table:table-cell>
          <table:table-cell table:number-columns-repeated="2" office:value-type="float" office:value="89349.2693521261" calcext:value-type="float">
            <text:p>89349.2693521261</text:p>
          </table:table-cell>
          <table:table-cell office:value-type="float" office:value="89072.6356498336" calcext:value-type="float">
            <text:p>89072.6356498336</text:p>
          </table:table-cell>
          <table:table-cell office:value-type="float" office:value="89158.0967439149" calcext:value-type="float">
            <text:p>89158.0967439149</text:p>
          </table:table-cell>
        </table:table-row>
        <table:table-row table:style-name="ro1">
          <table:table-cell office:value-type="string" calcext:value-type="string">
            <text:p>2025-12-05 11:30:00</text:p>
          </table:table-cell>
          <table:table-cell table:number-columns-repeated="2" office:value-type="float" office:value="89129.2624261146" calcext:value-type="float">
            <text:p>89129.2624261146</text:p>
          </table:table-cell>
          <table:table-cell office:value-type="float" office:value="88232.8792889843" calcext:value-type="float">
            <text:p>88232.8792889843</text:p>
          </table:table-cell>
          <table:table-cell office:value-type="float" office:value="88437.6080544866" calcext:value-type="float">
            <text:p>88437.6080544866</text:p>
          </table:table-cell>
        </table:table-row>
        <table:table-row table:style-name="ro1">
          <table:table-cell office:value-type="string" calcext:value-type="string">
            <text:p>2025-12-05 11:45:00</text:p>
          </table:table-cell>
          <table:table-cell office:value-type="float" office:value="88402.8082578879" calcext:value-type="float">
            <text:p>88402.8082578879</text:p>
          </table:table-cell>
          <table:table-cell office:value-type="float" office:value="88937.3826861665" calcext:value-type="float">
            <text:p>88937.3826861665</text:p>
          </table:table-cell>
          <table:table-cell office:value-type="float" office:value="88384.0777838285" calcext:value-type="float">
            <text:p>88384.0777838285</text:p>
          </table:table-cell>
          <table:table-cell office:value-type="float" office:value="88937.3826861665" calcext:value-type="float">
            <text:p>88937.3826861665</text:p>
          </table:table-cell>
        </table:table-row>
        <table:table-row table:style-name="ro1">
          <table:table-cell office:value-type="string" calcext:value-type="string">
            <text:p>2025-12-05 12:00:00</text:p>
          </table:table-cell>
          <table:table-cell office:value-type="float" office:value="88900.9305956092" calcext:value-type="float">
            <text:p>88900.9305956092</text:p>
          </table:table-cell>
          <table:table-cell office:value-type="float" office:value="88938.3000804662" calcext:value-type="float">
            <text:p>88938.3000804662</text:p>
          </table:table-cell>
          <table:table-cell office:value-type="float" office:value="88689.8391219817" calcext:value-type="float">
            <text:p>88689.8391219817</text:p>
          </table:table-cell>
          <table:table-cell office:value-type="float" office:value="88731.7434245912" calcext:value-type="float">
            <text:p>88731.7434245912</text:p>
          </table:table-cell>
        </table:table-row>
        <table:table-row table:style-name="ro1">
          <table:table-cell office:value-type="string" calcext:value-type="string">
            <text:p>2025-12-05 12:15:00</text:p>
          </table:table-cell>
          <table:table-cell office:value-type="float" office:value="88752.0121189329" calcext:value-type="float">
            <text:p>88752.0121189329</text:p>
          </table:table-cell>
          <table:table-cell office:value-type="float" office:value="89011.6795462935" calcext:value-type="float">
            <text:p>89011.6795462935</text:p>
          </table:table-cell>
          <table:table-cell office:value-type="float" office:value="88752.0121189329" calcext:value-type="float">
            <text:p>88752.0121189329</text:p>
          </table:table-cell>
          <table:table-cell office:value-type="float" office:value="88792.8029014467" calcext:value-type="float">
            <text:p>88792.8029014467</text:p>
          </table:table-cell>
        </table:table-row>
        <table:table-row table:style-name="ro1">
          <table:table-cell office:value-type="string" calcext:value-type="string">
            <text:p>2025-12-05 12:30:00</text:p>
          </table:table-cell>
          <table:table-cell office:value-type="float" office:value="88804.1516295426" calcext:value-type="float">
            <text:p>88804.1516295426</text:p>
          </table:table-cell>
          <table:table-cell office:value-type="float" office:value="89129.3079570841" calcext:value-type="float">
            <text:p>89129.3079570841</text:p>
          </table:table-cell>
          <table:table-cell office:value-type="float" office:value="88804.1516295426" calcext:value-type="float">
            <text:p>88804.1516295426</text:p>
          </table:table-cell>
          <table:table-cell office:value-type="float" office:value="89036.4131684451" calcext:value-type="float">
            <text:p>89036.4131684451</text:p>
          </table:table-cell>
        </table:table-row>
        <table:table-row table:style-name="ro1">
          <table:table-cell office:value-type="string" calcext:value-type="string">
            <text:p>2025-12-05 12:45:00</text:p>
          </table:table-cell>
          <table:table-cell office:value-type="float" office:value="89058.5913811237" calcext:value-type="float">
            <text:p>89058.5913811237</text:p>
          </table:table-cell>
          <table:table-cell office:value-type="float" office:value="89487.3333614812" calcext:value-type="float">
            <text:p>89487.3333614812</text:p>
          </table:table-cell>
          <table:table-cell office:value-type="float" office:value="89034.744855841" calcext:value-type="float">
            <text:p>89034.744855841</text:p>
          </table:table-cell>
          <table:table-cell office:value-type="float" office:value="89371.1623145439" calcext:value-type="float">
            <text:p>89371.1623145439</text:p>
          </table:table-cell>
        </table:table-row>
        <table:table-row table:style-name="ro1">
          <table:table-cell office:value-type="string" calcext:value-type="string">
            <text:p>2025-12-05 13:00:00</text:p>
          </table:table-cell>
          <table:table-cell office:value-type="float" office:value="89368.7159847668" calcext:value-type="float">
            <text:p>89368.7159847668</text:p>
          </table:table-cell>
          <table:table-cell office:value-type="float" office:value="89803.0986238756" calcext:value-type="float">
            <text:p>89803.0986238756</text:p>
          </table:table-cell>
          <table:table-cell office:value-type="float" office:value="89329.2521141427" calcext:value-type="float">
            <text:p>89329.2521141427</text:p>
          </table:table-cell>
          <table:table-cell office:value-type="float" office:value="89666.1414980127" calcext:value-type="float">
            <text:p>89666.1414980127</text:p>
          </table:table-cell>
        </table:table-row>
        <table:table-row table:style-name="ro1">
          <table:table-cell office:value-type="string" calcext:value-type="string">
            <text:p>2025-12-05 13:15:00</text:p>
          </table:table-cell>
          <table:table-cell table:number-columns-repeated="2" office:value-type="float" office:value="89663.8451905378" calcext:value-type="float">
            <text:p>89663.8451905378</text:p>
          </table:table-cell>
          <table:table-cell office:value-type="float" office:value="89325.4119994338" calcext:value-type="float">
            <text:p>89325.4119994338</text:p>
          </table:table-cell>
          <table:table-cell office:value-type="float" office:value="89332.5471945605" calcext:value-type="float">
            <text:p>89332.5471945605</text:p>
          </table:table-cell>
        </table:table-row>
        <table:table-row table:style-name="ro1">
          <table:table-cell office:value-type="string" calcext:value-type="string">
            <text:p>2025-12-05 13:30:00</text:p>
          </table:table-cell>
          <table:table-cell office:value-type="float" office:value="89414.2557921369" calcext:value-type="float">
            <text:p>89414.2557921369</text:p>
          </table:table-cell>
          <table:table-cell office:value-type="float" office:value="89469.9286798224" calcext:value-type="float">
            <text:p>89469.9286798224</text:p>
          </table:table-cell>
          <table:table-cell table:number-columns-repeated="2" office:value-type="float" office:value="89083.3048936119" calcext:value-type="float">
            <text:p>89083.3048936119</text:p>
          </table:table-cell>
        </table:table-row>
        <table:table-row table:style-name="ro1">
          <table:table-cell office:value-type="string" calcext:value-type="string">
            <text:p>2025-12-05 13:45:00</text:p>
          </table:table-cell>
          <table:table-cell office:value-type="float" office:value="89102.8486010226" calcext:value-type="float">
            <text:p>89102.8486010226</text:p>
          </table:table-cell>
          <table:table-cell office:value-type="float" office:value="89182.6738390641" calcext:value-type="float">
            <text:p>89182.6738390641</text:p>
          </table:table-cell>
          <table:table-cell office:value-type="float" office:value="88983.4901531964" calcext:value-type="float">
            <text:p>88983.4901531964</text:p>
          </table:table-cell>
          <table:table-cell office:value-type="float" office:value="89003.9038907402" calcext:value-type="float">
            <text:p>89003.9038907402</text:p>
          </table:table-cell>
        </table:table-row>
        <table:table-row table:style-name="ro1">
          <table:table-cell office:value-type="string" calcext:value-type="string">
            <text:p>2025-12-05 14:00:00</text:p>
          </table:table-cell>
          <table:table-cell office:value-type="float" office:value="88979.6330548333" calcext:value-type="float">
            <text:p>88979.6330548333</text:p>
          </table:table-cell>
          <table:table-cell office:value-type="float" office:value="89151.3986272723" calcext:value-type="float">
            <text:p>89151.3986272723</text:p>
          </table:table-cell>
          <table:table-cell office:value-type="float" office:value="88910.5716840593" calcext:value-type="float">
            <text:p>88910.5716840593</text:p>
          </table:table-cell>
          <table:table-cell office:value-type="float" office:value="89117.4601170977" calcext:value-type="float">
            <text:p>89117.4601170977</text:p>
          </table:table-cell>
        </table:table-row>
        <table:table-row table:style-name="ro1">
          <table:table-cell office:value-type="string" calcext:value-type="string">
            <text:p>2025-12-05 14:15:00</text:p>
          </table:table-cell>
          <table:table-cell office:value-type="float" office:value="89154.4005619585" calcext:value-type="float">
            <text:p>89154.4005619585</text:p>
          </table:table-cell>
          <table:table-cell office:value-type="float" office:value="89500.3029919574" calcext:value-type="float">
            <text:p>89500.3029919574</text:p>
          </table:table-cell>
          <table:table-cell office:value-type="float" office:value="89125.9352566301" calcext:value-type="float">
            <text:p>89125.9352566301</text:p>
          </table:table-cell>
          <table:table-cell office:value-type="float" office:value="89446.610788755" calcext:value-type="float">
            <text:p>89446.610788755</text:p>
          </table:table-cell>
        </table:table-row>
        <table:table-row table:style-name="ro1">
          <table:table-cell office:value-type="string" calcext:value-type="string">
            <text:p>2025-12-05 14:30:00</text:p>
          </table:table-cell>
          <table:table-cell office:value-type="float" office:value="89447.7946206641" calcext:value-type="float">
            <text:p>89447.7946206641</text:p>
          </table:table-cell>
          <table:table-cell office:value-type="float" office:value="89614.5276364069" calcext:value-type="float">
            <text:p>89614.5276364069</text:p>
          </table:table-cell>
          <table:table-cell office:value-type="float" office:value="89401.8479293759" calcext:value-type="float">
            <text:p>89401.8479293759</text:p>
          </table:table-cell>
          <table:table-cell office:value-type="float" office:value="89552.8525501187" calcext:value-type="float">
            <text:p>89552.8525501187</text:p>
          </table:table-cell>
        </table:table-row>
        <table:table-row table:style-name="ro1">
          <table:table-cell office:value-type="string" calcext:value-type="string">
            <text:p>2025-12-05 14:45:00</text:p>
          </table:table-cell>
          <table:table-cell office:value-type="float" office:value="89493.5038577205" calcext:value-type="float">
            <text:p>89493.5038577205</text:p>
          </table:table-cell>
          <table:table-cell office:value-type="float" office:value="89802.9588798061" calcext:value-type="float">
            <text:p>89802.9588798061</text:p>
          </table:table-cell>
          <table:table-cell office:value-type="float" office:value="89429.3902128301" calcext:value-type="float">
            <text:p>89429.3902128301</text:p>
          </table:table-cell>
          <table:table-cell office:value-type="float" office:value="89725.2889727315" calcext:value-type="float">
            <text:p>89725.2889727315</text:p>
          </table:table-cell>
        </table:table-row>
        <table:table-row table:style-name="ro1">
          <table:table-cell office:value-type="string" calcext:value-type="string">
            <text:p>2025-12-05 15:00:00</text:p>
          </table:table-cell>
          <table:table-cell table:number-columns-repeated="2" office:value-type="float" office:value="89680.0598920116" calcext:value-type="float">
            <text:p>89680.0598920116</text:p>
          </table:table-cell>
          <table:table-cell office:value-type="float" office:value="89408.1662941681" calcext:value-type="float">
            <text:p>89408.1662941681</text:p>
          </table:table-cell>
          <table:table-cell office:value-type="float" office:value="89592.0617346738" calcext:value-type="float">
            <text:p>89592.0617346738</text:p>
          </table:table-cell>
        </table:table-row>
        <table:table-row table:style-name="ro1">
          <table:table-cell office:value-type="string" calcext:value-type="string">
            <text:p>2025-12-05 15:15:00</text:p>
          </table:table-cell>
          <table:table-cell office:value-type="float" office:value="89707.1349460967" calcext:value-type="float">
            <text:p>89707.1349460967</text:p>
          </table:table-cell>
          <table:table-cell office:value-type="float" office:value="89727.2827052892" calcext:value-type="float">
            <text:p>89727.2827052892</text:p>
          </table:table-cell>
          <table:table-cell office:value-type="float" office:value="89578.7409529369" calcext:value-type="float">
            <text:p>89578.7409529369</text:p>
          </table:table-cell>
          <table:table-cell office:value-type="float" office:value="89621.2654954521" calcext:value-type="float">
            <text:p>89621.2654954521</text:p>
          </table:table-cell>
        </table:table-row>
        <table:table-row table:style-name="ro1">
          <table:table-cell office:value-type="string" calcext:value-type="string">
            <text:p>2025-12-05 15:30:00</text:p>
          </table:table-cell>
          <table:table-cell table:number-columns-repeated="2" office:value-type="float" office:value="89595.9739050554" calcext:value-type="float">
            <text:p>89595.9739050554</text:p>
          </table:table-cell>
          <table:table-cell table:number-columns-repeated="2" office:value-type="float" office:value="89359.8946051339" calcext:value-type="float">
            <text:p>89359.8946051339</text:p>
          </table:table-cell>
        </table:table-row>
        <table:table-row table:style-name="ro1">
          <table:table-cell office:value-type="string" calcext:value-type="string">
            <text:p>2025-12-05 15:45:00</text:p>
          </table:table-cell>
          <table:table-cell office:value-type="float" office:value="89335.0754509351" calcext:value-type="float">
            <text:p>89335.0754509351</text:p>
          </table:table-cell>
          <table:table-cell office:value-type="float" office:value="89339.0604055893" calcext:value-type="float">
            <text:p>89339.0604055893</text:p>
          </table:table-cell>
          <table:table-cell office:value-type="float" office:value="89277.4717248984" calcext:value-type="float">
            <text:p>89277.4717248984</text:p>
          </table:table-cell>
          <table:table-cell office:value-type="float" office:value="89320.8049223324" calcext:value-type="float">
            <text:p>89320.8049223324</text:p>
          </table:table-cell>
        </table:table-row>
        <table:table-row table:style-name="ro1">
          <table:table-cell office:value-type="string" calcext:value-type="string">
            <text:p>2025-12-05 16:00:00</text:p>
          </table:table-cell>
          <table:table-cell office:value-type="float" office:value="89323.0630662676" calcext:value-type="float">
            <text:p>89323.0630662676</text:p>
          </table:table-cell>
          <table:table-cell office:value-type="float" office:value="89434.8809132926" calcext:value-type="float">
            <text:p>89434.8809132926</text:p>
          </table:table-cell>
          <table:table-cell office:value-type="float" office:value="89323.0630662676" calcext:value-type="float">
            <text:p>89323.0630662676</text:p>
          </table:table-cell>
          <table:table-cell office:value-type="float" office:value="89434.8809132926" calcext:value-type="float">
            <text:p>89434.8809132926</text:p>
          </table:table-cell>
        </table:table-row>
        <table:table-row table:style-name="ro1">
          <table:table-cell office:value-type="string" calcext:value-type="string">
            <text:p>2025-12-05 16:15:00</text:p>
          </table:table-cell>
          <table:table-cell office:value-type="float" office:value="89463.9852219419" calcext:value-type="float">
            <text:p>89463.9852219419</text:p>
          </table:table-cell>
          <table:table-cell office:value-type="float" office:value="89491.9902846057" calcext:value-type="float">
            <text:p>89491.9902846057</text:p>
          </table:table-cell>
          <table:table-cell office:value-type="float" office:value="89425.6749476133" calcext:value-type="float">
            <text:p>89425.6749476133</text:p>
          </table:table-cell>
          <table:table-cell office:value-type="float" office:value="89437.7880494565" calcext:value-type="float">
            <text:p>89437.7880494565</text:p>
          </table:table-cell>
        </table:table-row>
        <table:table-row table:style-name="ro1">
          <table:table-cell office:value-type="string" calcext:value-type="string">
            <text:p>2025-12-05 16:30:00</text:p>
          </table:table-cell>
          <table:table-cell office:value-type="float" office:value="89450.1029545458" calcext:value-type="float">
            <text:p>89450.1029545458</text:p>
          </table:table-cell>
          <table:table-cell office:value-type="float" office:value="89468.2251852309" calcext:value-type="float">
            <text:p>89468.2251852309</text:p>
          </table:table-cell>
          <table:table-cell office:value-type="float" office:value="89273.9663933786" calcext:value-type="float">
            <text:p>89273.9663933786</text:p>
          </table:table-cell>
          <table:table-cell office:value-type="float" office:value="89321.4416237689" calcext:value-type="float">
            <text:p>89321.4416237689</text:p>
          </table:table-cell>
        </table:table-row>
        <table:table-row table:style-name="ro1">
          <table:table-cell office:value-type="string" calcext:value-type="string">
            <text:p>2025-12-05 16:45:00</text:p>
          </table:table-cell>
          <table:table-cell office:value-type="float" office:value="89299.1350442884" calcext:value-type="float">
            <text:p>89299.1350442884</text:p>
          </table:table-cell>
          <table:table-cell office:value-type="float" office:value="89307.0005691547" calcext:value-type="float">
            <text:p>89307.0005691547</text:p>
          </table:table-cell>
          <table:table-cell office:value-type="float" office:value="89120.4002286205" calcext:value-type="float">
            <text:p>89120.4002286205</text:p>
          </table:table-cell>
          <table:table-cell office:value-type="float" office:value="89184.6652855448" calcext:value-type="float">
            <text:p>89184.6652855448</text:p>
          </table:table-cell>
        </table:table-row>
        <table:table-row table:style-name="ro1">
          <table:table-cell office:value-type="string" calcext:value-type="string">
            <text:p>2025-12-05 17:00:00</text:p>
          </table:table-cell>
          <table:table-cell table:number-columns-repeated="2" office:value-type="float" office:value="89188.1689884294" calcext:value-type="float">
            <text:p>89188.1689884294</text:p>
          </table:table-cell>
          <table:table-cell table:number-columns-repeated="2" office:value-type="float" office:value="88944.9448524738" calcext:value-type="float">
            <text:p>88944.9448524738</text:p>
          </table:table-cell>
        </table:table-row>
        <table:table-row table:style-name="ro1">
          <table:table-cell office:value-type="string" calcext:value-type="string">
            <text:p>2025-12-05 17:15:00</text:p>
          </table:table-cell>
          <table:table-cell office:value-type="float" office:value="89002.8350524038" calcext:value-type="float">
            <text:p>89002.8350524038</text:p>
          </table:table-cell>
          <table:table-cell office:value-type="float" office:value="89209.9279375994" calcext:value-type="float">
            <text:p>89209.9279375994</text:p>
          </table:table-cell>
          <table:table-cell office:value-type="float" office:value="89002.8350524038" calcext:value-type="float">
            <text:p>89002.8350524038</text:p>
          </table:table-cell>
          <table:table-cell office:value-type="float" office:value="89201.2678343883" calcext:value-type="float">
            <text:p>89201.2678343883</text:p>
          </table:table-cell>
        </table:table-row>
        <table:table-row table:style-name="ro1">
          <table:table-cell office:value-type="string" calcext:value-type="string">
            <text:p>2025-12-05 17:30:00</text:p>
          </table:table-cell>
          <table:table-cell office:value-type="float" office:value="89223.6990759238" calcext:value-type="float">
            <text:p>89223.6990759238</text:p>
          </table:table-cell>
          <table:table-cell office:value-type="float" office:value="89317.4572596623" calcext:value-type="float">
            <text:p>89317.4572596623</text:p>
          </table:table-cell>
          <table:table-cell office:value-type="float" office:value="89151.9046794387" calcext:value-type="float">
            <text:p>89151.9046794387</text:p>
          </table:table-cell>
          <table:table-cell office:value-type="float" office:value="89317.4572596623" calcext:value-type="float">
            <text:p>89317.4572596623</text:p>
          </table:table-cell>
        </table:table-row>
        <table:table-row table:style-name="ro1">
          <table:table-cell office:value-type="string" calcext:value-type="string">
            <text:p>2025-12-05 17:45:00</text:p>
          </table:table-cell>
          <table:table-cell office:value-type="float" office:value="89311.1736207303" calcext:value-type="float">
            <text:p>89311.1736207303</text:p>
          </table:table-cell>
          <table:table-cell office:value-type="float" office:value="89368.6777343545" calcext:value-type="float">
            <text:p>89368.6777343545</text:p>
          </table:table-cell>
          <table:table-cell office:value-type="float" office:value="89279.9861832773" calcext:value-type="float">
            <text:p>89279.9861832773</text:p>
          </table:table-cell>
          <table:table-cell office:value-type="float" office:value="89297.1900436487" calcext:value-type="float">
            <text:p>89297.1900436487</text:p>
          </table:table-cell>
        </table:table-row>
        <table:table-row table:style-name="ro1">
          <table:table-cell office:value-type="string" calcext:value-type="string">
            <text:p>2025-12-05 18:00:00</text:p>
          </table:table-cell>
          <table:table-cell table:number-columns-repeated="2" office:value-type="float" office:value="89282.6601175647" calcext:value-type="float">
            <text:p>89282.6601175647</text:p>
          </table:table-cell>
          <table:table-cell office:value-type="float" office:value="88977.3185710236" calcext:value-type="float">
            <text:p>88977.3185710236</text:p>
          </table:table-cell>
          <table:table-cell office:value-type="float" office:value="89114.7396739102" calcext:value-type="float">
            <text:p>89114.7396739102</text:p>
          </table:table-cell>
        </table:table-row>
        <table:table-row table:style-name="ro1">
          <table:table-cell office:value-type="string" calcext:value-type="string">
            <text:p>2025-12-05 18:15:00</text:p>
          </table:table-cell>
          <table:table-cell office:value-type="float" office:value="89133.1948349839" calcext:value-type="float">
            <text:p>89133.1948349839</text:p>
          </table:table-cell>
          <table:table-cell office:value-type="float" office:value="89257.6466564479" calcext:value-type="float">
            <text:p>89257.6466564479</text:p>
          </table:table-cell>
          <table:table-cell office:value-type="float" office:value="89133.1948349839" calcext:value-type="float">
            <text:p>89133.1948349839</text:p>
          </table:table-cell>
          <table:table-cell office:value-type="float" office:value="89257.6466564479" calcext:value-type="float">
            <text:p>89257.6466564479</text:p>
          </table:table-cell>
        </table:table-row>
        <table:table-row table:style-name="ro1">
          <table:table-cell office:value-type="string" calcext:value-type="string">
            <text:p>2025-12-05 18:30:00</text:p>
          </table:table-cell>
          <table:table-cell office:value-type="float" office:value="89259.5781655821" calcext:value-type="float">
            <text:p>89259.5781655821</text:p>
          </table:table-cell>
          <table:table-cell office:value-type="float" office:value="89348.3455487255" calcext:value-type="float">
            <text:p>89348.3455487255</text:p>
          </table:table-cell>
          <table:table-cell office:value-type="float" office:value="89259.5781655821" calcext:value-type="float">
            <text:p>89259.5781655821</text:p>
          </table:table-cell>
          <table:table-cell office:value-type="float" office:value="89317.0872391034" calcext:value-type="float">
            <text:p>89317.0872391034</text:p>
          </table:table-cell>
        </table:table-row>
        <table:table-row table:style-name="ro1">
          <table:table-cell office:value-type="string" calcext:value-type="string">
            <text:p>2025-12-05 18:45:00</text:p>
          </table:table-cell>
          <table:table-cell office:value-type="float" office:value="89277.1287441324" calcext:value-type="float">
            <text:p>89277.1287441324</text:p>
          </table:table-cell>
          <table:table-cell office:value-type="float" office:value="89389.3613167678" calcext:value-type="float">
            <text:p>89389.3613167678</text:p>
          </table:table-cell>
          <table:table-cell office:value-type="float" office:value="89253.4895630916" calcext:value-type="float">
            <text:p>89253.4895630916</text:p>
          </table:table-cell>
          <table:table-cell office:value-type="float" office:value="89389.3613167678" calcext:value-type="float">
            <text:p>89389.3613167678</text:p>
          </table:table-cell>
        </table:table-row>
        <table:table-row table:style-name="ro1">
          <table:table-cell office:value-type="string" calcext:value-type="string">
            <text:p>2025-12-05 19:00:00</text:p>
          </table:table-cell>
          <table:table-cell table:number-columns-repeated="2" office:value-type="float" office:value="89360.8365470722" calcext:value-type="float">
            <text:p>89360.8365470722</text:p>
          </table:table-cell>
          <table:table-cell office:value-type="float" office:value="89092.0366737674" calcext:value-type="float">
            <text:p>89092.0366737674</text:p>
          </table:table-cell>
          <table:table-cell office:value-type="float" office:value="89113.9748346693" calcext:value-type="float">
            <text:p>89113.9748346693</text:p>
          </table:table-cell>
        </table:table-row>
        <table:table-row table:style-name="ro1">
          <table:table-cell office:value-type="string" calcext:value-type="string">
            <text:p>2025-12-05 19:15:00</text:p>
          </table:table-cell>
          <table:table-cell office:value-type="float" office:value="89133.5533048187" calcext:value-type="float">
            <text:p>89133.5533048187</text:p>
          </table:table-cell>
          <table:table-cell office:value-type="float" office:value="89155.6617546359" calcext:value-type="float">
            <text:p>89155.6617546359</text:p>
          </table:table-cell>
          <table:table-cell office:value-type="float" office:value="89108.3081970633" calcext:value-type="float">
            <text:p>89108.3081970633</text:p>
          </table:table-cell>
          <table:table-cell office:value-type="float" office:value="89152.1800552874" calcext:value-type="float">
            <text:p>89152.1800552874</text:p>
          </table:table-cell>
        </table:table-row>
        <table:table-row table:style-name="ro1">
          <table:table-cell office:value-type="string" calcext:value-type="string">
            <text:p>2025-12-05 19:30:00</text:p>
          </table:table-cell>
          <table:table-cell office:value-type="float" office:value="89177.575058775" calcext:value-type="float">
            <text:p>89177.575058775</text:p>
          </table:table-cell>
          <table:table-cell office:value-type="float" office:value="89434.5201487132" calcext:value-type="float">
            <text:p>89434.5201487132</text:p>
          </table:table-cell>
          <table:table-cell office:value-type="float" office:value="89177.575058775" calcext:value-type="float">
            <text:p>89177.575058775</text:p>
          </table:table-cell>
          <table:table-cell office:value-type="float" office:value="89434.5201487132" calcext:value-type="float">
            <text:p>89434.5201487132</text:p>
          </table:table-cell>
        </table:table-row>
        <table:table-row table:style-name="ro1">
          <table:table-cell office:value-type="string" calcext:value-type="string">
            <text:p>2025-12-05 19:45:00</text:p>
          </table:table-cell>
          <table:table-cell table:number-columns-repeated="2" office:value-type="float" office:value="89449.548497039" calcext:value-type="float">
            <text:p>89449.548497039</text:p>
          </table:table-cell>
          <table:table-cell office:value-type="float" office:value="89392.4236935092" calcext:value-type="float">
            <text:p>89392.4236935092</text:p>
          </table:table-cell>
          <table:table-cell office:value-type="float" office:value="89448.2559345474" calcext:value-type="float">
            <text:p>89448.2559345474</text:p>
          </table:table-cell>
        </table:table-row>
        <table:table-row table:style-name="ro1">
          <table:table-cell office:value-type="string" calcext:value-type="string">
            <text:p>2025-12-05 20:00:00</text:p>
          </table:table-cell>
          <table:table-cell table:number-columns-repeated="2" office:value-type="float" office:value="89440.5740815786" calcext:value-type="float">
            <text:p>89440.5740815786</text:p>
          </table:table-cell>
          <table:table-cell office:value-type="float" office:value="89339.5545829373" calcext:value-type="float">
            <text:p>89339.5545829373</text:p>
          </table:table-cell>
          <table:table-cell office:value-type="float" office:value="89400.1311703875" calcext:value-type="float">
            <text:p>89400.1311703875</text:p>
          </table:table-cell>
        </table:table-row>
        <table:table-row table:style-name="ro1">
          <table:table-cell office:value-type="string" calcext:value-type="string">
            <text:p>2025-12-05 20:15:00</text:p>
          </table:table-cell>
          <table:table-cell office:value-type="float" office:value="89405.6470807396" calcext:value-type="float">
            <text:p>89405.6470807396</text:p>
          </table:table-cell>
          <table:table-cell office:value-type="float" office:value="89489.5444274477" calcext:value-type="float">
            <text:p>89489.5444274477</text:p>
          </table:table-cell>
          <table:table-cell office:value-type="float" office:value="89399.7673046424" calcext:value-type="float">
            <text:p>89399.7673046424</text:p>
          </table:table-cell>
          <table:table-cell office:value-type="float" office:value="89425.1995924652" calcext:value-type="float">
            <text:p>89425.1995924652</text:p>
          </table:table-cell>
        </table:table-row>
        <table:table-row table:style-name="ro1">
          <table:table-cell office:value-type="string" calcext:value-type="string">
            <text:p>2025-12-05 20:30:00</text:p>
          </table:table-cell>
          <table:table-cell table:number-columns-repeated="2" office:value-type="float" office:value="89454.1353149512" calcext:value-type="float">
            <text:p>89454.1353149512</text:p>
          </table:table-cell>
          <table:table-cell table:number-columns-repeated="2" office:value-type="float" office:value="89257.4014965314" calcext:value-type="float">
            <text:p>89257.4014965314</text:p>
          </table:table-cell>
        </table:table-row>
        <table:table-row table:style-name="ro1">
          <table:table-cell office:value-type="string" calcext:value-type="string">
            <text:p>2025-12-05 20:45:00</text:p>
          </table:table-cell>
          <table:table-cell office:value-type="float" office:value="89270.3143461974" calcext:value-type="float">
            <text:p>89270.3143461974</text:p>
          </table:table-cell>
          <table:table-cell office:value-type="float" office:value="89379.0150173292" calcext:value-type="float">
            <text:p>89379.0150173292</text:p>
          </table:table-cell>
          <table:table-cell office:value-type="float" office:value="89255.4717415349" calcext:value-type="float">
            <text:p>89255.4717415349</text:p>
          </table:table-cell>
          <table:table-cell office:value-type="float" office:value="89319.996802487" calcext:value-type="float">
            <text:p>89319.996802487</text:p>
          </table:table-cell>
        </table:table-row>
        <table:table-row table:style-name="ro1">
          <table:table-cell office:value-type="string" calcext:value-type="string">
            <text:p>2025-12-05 21:00:00</text:p>
          </table:table-cell>
          <table:table-cell office:value-type="float" office:value="89319.8786443614" calcext:value-type="float">
            <text:p>89319.8786443614</text:p>
          </table:table-cell>
          <table:table-cell office:value-type="float" office:value="89334.5620101187" calcext:value-type="float">
            <text:p>89334.5620101187</text:p>
          </table:table-cell>
          <table:table-cell office:value-type="float" office:value="89234.9117911552" calcext:value-type="float">
            <text:p>89234.9117911552</text:p>
          </table:table-cell>
          <table:table-cell office:value-type="float" office:value="89284.4686797425" calcext:value-type="float">
            <text:p>89284.4686797425</text:p>
          </table:table-cell>
        </table:table-row>
        <table:table-row table:style-name="ro1">
          <table:table-cell office:value-type="string" calcext:value-type="string">
            <text:p>2025-12-05 21:15:00</text:p>
          </table:table-cell>
          <table:table-cell office:value-type="float" office:value="89298.6659702605" calcext:value-type="float">
            <text:p>89298.6659702605</text:p>
          </table:table-cell>
          <table:table-cell office:value-type="float" office:value="89317.4657598806" calcext:value-type="float">
            <text:p>89317.4657598806</text:p>
          </table:table-cell>
          <table:table-cell office:value-type="float" office:value="89270.6211754218" calcext:value-type="float">
            <text:p>89270.6211754218</text:p>
          </table:table-cell>
          <table:table-cell office:value-type="float" office:value="89289.9453313339" calcext:value-type="float">
            <text:p>89289.9453313339</text:p>
          </table:table-cell>
        </table:table-row>
        <table:table-row table:style-name="ro1">
          <table:table-cell office:value-type="string" calcext:value-type="string">
            <text:p>2025-12-05 21:30:00</text:p>
          </table:table-cell>
          <table:table-cell table:number-columns-repeated="2" office:value-type="float" office:value="89302.7730123795" calcext:value-type="float">
            <text:p>89302.7730123795</text:p>
          </table:table-cell>
          <table:table-cell office:value-type="float" office:value="89260.4430488528" calcext:value-type="float">
            <text:p>89260.4430488528</text:p>
          </table:table-cell>
          <table:table-cell office:value-type="float" office:value="89277.5495139335" calcext:value-type="float">
            <text:p>89277.5495139335</text:p>
          </table:table-cell>
        </table:table-row>
        <table:table-row table:style-name="ro1">
          <table:table-cell office:value-type="string" calcext:value-type="string">
            <text:p>2025-12-05 21:45:00</text:p>
          </table:table-cell>
          <table:table-cell office:value-type="float" office:value="89267.0727809626" calcext:value-type="float">
            <text:p>89267.0727809626</text:p>
          </table:table-cell>
          <table:table-cell office:value-type="float" office:value="89346.7600158435" calcext:value-type="float">
            <text:p>89346.7600158435</text:p>
          </table:table-cell>
          <table:table-cell office:value-type="float" office:value="89261.4112649691" calcext:value-type="float">
            <text:p>89261.4112649691</text:p>
          </table:table-cell>
          <table:table-cell office:value-type="float" office:value="89343.7853567434" calcext:value-type="float">
            <text:p>89343.7853567434</text:p>
          </table:table-cell>
        </table:table-row>
        <table:table-row table:style-name="ro1">
          <table:table-cell office:value-type="string" calcext:value-type="string">
            <text:p>2025-12-05 22:00:00</text:p>
          </table:table-cell>
          <table:table-cell office:value-type="float" office:value="89367.6185929516" calcext:value-type="float">
            <text:p>89367.6185929516</text:p>
          </table:table-cell>
          <table:table-cell office:value-type="float" office:value="89776.0674298877" calcext:value-type="float">
            <text:p>89776.0674298877</text:p>
          </table:table-cell>
          <table:table-cell office:value-type="float" office:value="89367.6185929516" calcext:value-type="float">
            <text:p>89367.6185929516</text:p>
          </table:table-cell>
          <table:table-cell office:value-type="float" office:value="89776.0674298877" calcext:value-type="float">
            <text:p>89776.0674298877</text:p>
          </table:table-cell>
        </table:table-row>
        <table:table-row table:style-name="ro1">
          <table:table-cell office:value-type="string" calcext:value-type="string">
            <text:p>2025-12-05 22:15:00</text:p>
          </table:table-cell>
          <table:table-cell table:number-columns-repeated="2" office:value-type="float" office:value="89793.9006353971" calcext:value-type="float">
            <text:p>89793.9006353971</text:p>
          </table:table-cell>
          <table:table-cell table:number-columns-repeated="2" office:value-type="float" office:value="89578.7074950022" calcext:value-type="float">
            <text:p>89578.7074950022</text:p>
          </table:table-cell>
        </table:table-row>
        <table:table-row table:style-name="ro1">
          <table:table-cell office:value-type="string" calcext:value-type="string">
            <text:p>2025-12-05 22:30:00</text:p>
          </table:table-cell>
          <table:table-cell office:value-type="float" office:value="89572.8145268313" calcext:value-type="float">
            <text:p>89572.8145268313</text:p>
          </table:table-cell>
          <table:table-cell office:value-type="float" office:value="89729.01063368" calcext:value-type="float">
            <text:p>89729.01063368</text:p>
          </table:table-cell>
          <table:table-cell office:value-type="float" office:value="89553.3379240317" calcext:value-type="float">
            <text:p>89553.3379240317</text:p>
          </table:table-cell>
          <table:table-cell office:value-type="float" office:value="89662.5119603526" calcext:value-type="float">
            <text:p>89662.5119603526</text:p>
          </table:table-cell>
        </table:table-row>
        <table:table-row table:style-name="ro1">
          <table:table-cell office:value-type="string" calcext:value-type="string">
            <text:p>2025-12-05 22:45:00</text:p>
          </table:table-cell>
          <table:table-cell office:value-type="float" office:value="89680.2351394716" calcext:value-type="float">
            <text:p>89680.2351394716</text:p>
          </table:table-cell>
          <table:table-cell office:value-type="float" office:value="89747.5394313469" calcext:value-type="float">
            <text:p>89747.5394313469</text:p>
          </table:table-cell>
          <table:table-cell office:value-type="float" office:value="89680.0012007294" calcext:value-type="float">
            <text:p>89680.0012007294</text:p>
          </table:table-cell>
          <table:table-cell office:value-type="float" office:value="89709.2209753619" calcext:value-type="float">
            <text:p>89709.2209753619</text:p>
          </table:table-cell>
        </table:table-row>
        <table:table-row table:style-name="ro1">
          <table:table-cell office:value-type="string" calcext:value-type="string">
            <text:p>2025-12-05 23:00:00</text:p>
          </table:table-cell>
          <table:table-cell office:value-type="float" office:value="89705.2992558929" calcext:value-type="float">
            <text:p>89705.2992558929</text:p>
          </table:table-cell>
          <table:table-cell office:value-type="float" office:value="89706.4226274582" calcext:value-type="float">
            <text:p>89706.4226274582</text:p>
          </table:table-cell>
          <table:table-cell office:value-type="float" office:value="89586.3675457129" calcext:value-type="float">
            <text:p>89586.3675457129</text:p>
          </table:table-cell>
          <table:table-cell office:value-type="float" office:value="89588.2304090957" calcext:value-type="float">
            <text:p>89588.2304090957</text:p>
          </table:table-cell>
        </table:table-row>
        <table:table-row table:style-name="ro1">
          <table:table-cell office:value-type="string" calcext:value-type="string">
            <text:p>2025-12-05 23:15:00</text:p>
          </table:table-cell>
          <table:table-cell office:value-type="float" office:value="89591.248635368" calcext:value-type="float">
            <text:p>89591.248635368</text:p>
          </table:table-cell>
          <table:table-cell office:value-type="float" office:value="89643.9002959059" calcext:value-type="float">
            <text:p>89643.9002959059</text:p>
          </table:table-cell>
          <table:table-cell office:value-type="float" office:value="89583.3684478707" calcext:value-type="float">
            <text:p>89583.3684478707</text:p>
          </table:table-cell>
          <table:table-cell office:value-type="float" office:value="89638.0600378431" calcext:value-type="float">
            <text:p>89638.0600378431</text:p>
          </table:table-cell>
        </table:table-row>
        <table:table-row table:style-name="ro1">
          <table:table-cell office:value-type="string" calcext:value-type="string">
            <text:p>2025-12-05 23:30:00</text:p>
          </table:table-cell>
          <table:table-cell office:value-type="float" office:value="89647.1789370699" calcext:value-type="float">
            <text:p>89647.1789370699</text:p>
          </table:table-cell>
          <table:table-cell office:value-type="float" office:value="89667.4426406852" calcext:value-type="float">
            <text:p>89667.4426406852</text:p>
          </table:table-cell>
          <table:table-cell table:number-columns-repeated="2" office:value-type="float" office:value="89599.8849409573" calcext:value-type="float">
            <text:p>89599.8849409573</text:p>
          </table:table-cell>
        </table:table-row>
        <table:table-row table:style-name="ro1">
          <table:table-cell office:value-type="string" calcext:value-type="string">
            <text:p>2025-12-05 23:45:00</text:p>
          </table:table-cell>
          <table:table-cell office:value-type="float" office:value="89594.4553909522" calcext:value-type="float">
            <text:p>89594.4553909522</text:p>
          </table:table-cell>
          <table:table-cell office:value-type="float" office:value="89711.7280175507" calcext:value-type="float">
            <text:p>89711.7280175507</text:p>
          </table:table-cell>
          <table:table-cell office:value-type="float" office:value="89594.4553909522" calcext:value-type="float">
            <text:p>89594.4553909522</text:p>
          </table:table-cell>
          <table:table-cell office:value-type="float" office:value="89711.7280175507" calcext:value-type="float">
            <text:p>89711.7280175507</text:p>
          </table:table-cell>
        </table:table-row>
        <table:table-row table:style-name="ro1">
          <table:table-cell office:value-type="string" calcext:value-type="string">
            <text:p>2025-12-06 00:00:00</text:p>
          </table:table-cell>
          <table:table-cell office:value-type="float" office:value="89693.1112995283" calcext:value-type="float">
            <text:p>89693.1112995283</text:p>
          </table:table-cell>
          <table:table-cell office:value-type="float" office:value="89751.2105182235" calcext:value-type="float">
            <text:p>89751.2105182235</text:p>
          </table:table-cell>
          <table:table-cell office:value-type="float" office:value="89693.1112995283" calcext:value-type="float">
            <text:p>89693.1112995283</text:p>
          </table:table-cell>
          <table:table-cell office:value-type="float" office:value="89733.9935992065" calcext:value-type="float">
            <text:p>89733.9935992065</text:p>
          </table:table-cell>
        </table:table-row>
        <table:table-row table:style-name="ro1">
          <table:table-cell office:value-type="string" calcext:value-type="string">
            <text:p>2025-12-06 00:15:00</text:p>
          </table:table-cell>
          <table:table-cell table:number-columns-repeated="2" office:value-type="float" office:value="89736.9620734974" calcext:value-type="float">
            <text:p>89736.9620734974</text:p>
          </table:table-cell>
          <table:table-cell office:value-type="float" office:value="89610.379340455" calcext:value-type="float">
            <text:p>89610.379340455</text:p>
          </table:table-cell>
          <table:table-cell office:value-type="float" office:value="89624.7797005229" calcext:value-type="float">
            <text:p>89624.7797005229</text:p>
          </table:table-cell>
        </table:table-row>
        <table:table-row table:style-name="ro1">
          <table:table-cell office:value-type="string" calcext:value-type="string">
            <text:p>2025-12-06 00:30:00</text:p>
          </table:table-cell>
          <table:table-cell table:number-columns-repeated="2" office:value-type="float" office:value="89633.8982178684" calcext:value-type="float">
            <text:p>89633.8982178684</text:p>
          </table:table-cell>
          <table:table-cell office:value-type="float" office:value="89567.1323709828" calcext:value-type="float">
            <text:p>89567.1323709828</text:p>
          </table:table-cell>
          <table:table-cell office:value-type="float" office:value="89602.8594529148" calcext:value-type="float">
            <text:p>89602.8594529148</text:p>
          </table:table-cell>
        </table:table-row>
        <table:table-row table:style-name="ro1">
          <table:table-cell office:value-type="string" calcext:value-type="string">
            <text:p>2025-12-06 00:45:00</text:p>
          </table:table-cell>
          <table:table-cell office:value-type="float" office:value="89586.0143084472" calcext:value-type="float">
            <text:p>89586.0143084472</text:p>
          </table:table-cell>
          <table:table-cell office:value-type="float" office:value="89639.5424180114" calcext:value-type="float">
            <text:p>89639.5424180114</text:p>
          </table:table-cell>
          <table:table-cell office:value-type="float" office:value="89578.4496888561" calcext:value-type="float">
            <text:p>89578.4496888561</text:p>
          </table:table-cell>
          <table:table-cell office:value-type="float" office:value="89639.5424180114" calcext:value-type="float">
            <text:p>89639.5424180114</text:p>
          </table:table-cell>
        </table:table-row>
        <table:table-row table:style-name="ro1">
          <table:table-cell office:value-type="string" calcext:value-type="string">
            <text:p>2025-12-06 01:00:00</text:p>
          </table:table-cell>
          <table:table-cell office:value-type="float" office:value="89627.8851211403" calcext:value-type="float">
            <text:p>89627.8851211403</text:p>
          </table:table-cell>
          <table:table-cell office:value-type="float" office:value="89667.1699633786" calcext:value-type="float">
            <text:p>89667.1699633786</text:p>
          </table:table-cell>
          <table:table-cell office:value-type="float" office:value="89567.5429492002" calcext:value-type="float">
            <text:p>89567.5429492002</text:p>
          </table:table-cell>
          <table:table-cell office:value-type="float" office:value="89667.1699633786" calcext:value-type="float">
            <text:p>89667.1699633786</text:p>
          </table:table-cell>
        </table:table-row>
        <table:table-row table:style-name="ro1">
          <table:table-cell office:value-type="string" calcext:value-type="string">
            <text:p>2025-12-06 01:15:00</text:p>
          </table:table-cell>
          <table:table-cell office:value-type="float" office:value="89674.5982036862" calcext:value-type="float">
            <text:p>89674.5982036862</text:p>
          </table:table-cell>
          <table:table-cell office:value-type="float" office:value="89753.5100380349" calcext:value-type="float">
            <text:p>89753.5100380349</text:p>
          </table:table-cell>
          <table:table-cell office:value-type="float" office:value="89657.0795262859" calcext:value-type="float">
            <text:p>89657.0795262859</text:p>
          </table:table-cell>
          <table:table-cell office:value-type="float" office:value="89753.5100380349" calcext:value-type="float">
            <text:p>89753.5100380349</text:p>
          </table:table-cell>
        </table:table-row>
        <table:table-row table:style-name="ro1">
          <table:table-cell office:value-type="string" calcext:value-type="string">
            <text:p>2025-12-06 01:30:00</text:p>
          </table:table-cell>
          <table:table-cell table:number-columns-repeated="2" office:value-type="float" office:value="89771.8348060379" calcext:value-type="float">
            <text:p>89771.8348060379</text:p>
          </table:table-cell>
          <table:table-cell table:number-columns-repeated="2" office:value-type="float" office:value="89683.7249731778" calcext:value-type="float">
            <text:p>89683.7249731778</text:p>
          </table:table-cell>
        </table:table-row>
        <table:table-row table:style-name="ro1">
          <table:table-cell office:value-type="string" calcext:value-type="string">
            <text:p>2025-12-06 01:45:00</text:p>
          </table:table-cell>
          <table:table-cell office:value-type="float" office:value="89690.0422327507" calcext:value-type="float">
            <text:p>89690.0422327507</text:p>
          </table:table-cell>
          <table:table-cell office:value-type="float" office:value="89720.9592612046" calcext:value-type="float">
            <text:p>89720.9592612046</text:p>
          </table:table-cell>
          <table:table-cell office:value-type="float" office:value="89673.0226850786" calcext:value-type="float">
            <text:p>89673.0226850786</text:p>
          </table:table-cell>
          <table:table-cell office:value-type="float" office:value="89696.9429075017" calcext:value-type="float">
            <text:p>89696.9429075017</text:p>
          </table:table-cell>
        </table:table-row>
        <table:table-row table:style-name="ro1">
          <table:table-cell office:value-type="string" calcext:value-type="string">
            <text:p>2025-12-06 02:00:00</text:p>
          </table:table-cell>
          <table:table-cell office:value-type="float" office:value="89711.5772363168" calcext:value-type="float">
            <text:p>89711.5772363168</text:p>
          </table:table-cell>
          <table:table-cell office:value-type="float" office:value="89719.9563429778" calcext:value-type="float">
            <text:p>89719.9563429778</text:p>
          </table:table-cell>
          <table:table-cell office:value-type="float" office:value="89685.8047306343" calcext:value-type="float">
            <text:p>89685.8047306343</text:p>
          </table:table-cell>
          <table:table-cell office:value-type="float" office:value="89719.9563429778" calcext:value-type="float">
            <text:p>89719.9563429778</text:p>
          </table:table-cell>
        </table:table-row>
        <table:table-row table:style-name="ro1">
          <table:table-cell office:value-type="string" calcext:value-type="string">
            <text:p>2025-12-06 02:15:00</text:p>
          </table:table-cell>
          <table:table-cell office:value-type="float" office:value="89703.0222405177" calcext:value-type="float">
            <text:p>89703.0222405177</text:p>
          </table:table-cell>
          <table:table-cell office:value-type="float" office:value="89715.7321930609" calcext:value-type="float">
            <text:p>89715.7321930609</text:p>
          </table:table-cell>
          <table:table-cell table:number-columns-repeated="2" office:value-type="float" office:value="89640.0596036234" calcext:value-type="float">
            <text:p>89640.0596036234</text:p>
          </table:table-cell>
        </table:table-row>
        <table:table-row table:style-name="ro1">
          <table:table-cell office:value-type="string" calcext:value-type="string">
            <text:p>2025-12-06 02:30:00</text:p>
          </table:table-cell>
          <table:table-cell office:value-type="float" office:value="89594.0840461802" calcext:value-type="float">
            <text:p>89594.0840461802</text:p>
          </table:table-cell>
          <table:table-cell office:value-type="float" office:value="89678.8396615211" calcext:value-type="float">
            <text:p>89678.8396615211</text:p>
          </table:table-cell>
          <table:table-cell office:value-type="float" office:value="89501.7062399054" calcext:value-type="float">
            <text:p>89501.7062399054</text:p>
          </table:table-cell>
          <table:table-cell office:value-type="float" office:value="89666.1414970114" calcext:value-type="float">
            <text:p>89666.1414970114</text:p>
          </table:table-cell>
        </table:table-row>
        <table:table-row table:style-name="ro1">
          <table:table-cell office:value-type="string" calcext:value-type="string">
            <text:p>2025-12-06 02:45:00</text:p>
          </table:table-cell>
          <table:table-cell office:value-type="float" office:value="89660.9534736516" calcext:value-type="float">
            <text:p>89660.9534736516</text:p>
          </table:table-cell>
          <table:table-cell office:value-type="float" office:value="89701.2400142307" calcext:value-type="float">
            <text:p>89701.2400142307</text:p>
          </table:table-cell>
          <table:table-cell office:value-type="float" office:value="89614.3262437817" calcext:value-type="float">
            <text:p>89614.3262437817</text:p>
          </table:table-cell>
          <table:table-cell office:value-type="float" office:value="89638.1751509447" calcext:value-type="float">
            <text:p>89638.1751509447</text:p>
          </table:table-cell>
        </table:table-row>
        <table:table-row table:style-name="ro1">
          <table:table-cell office:value-type="string" calcext:value-type="string">
            <text:p>2025-12-06 03:00:00</text:p>
          </table:table-cell>
          <table:table-cell office:value-type="float" office:value="89627.6096228944" calcext:value-type="float">
            <text:p>89627.6096228944</text:p>
          </table:table-cell>
          <table:table-cell office:value-type="float" office:value="89630.9929203231" calcext:value-type="float">
            <text:p>89630.9929203231</text:p>
          </table:table-cell>
          <table:table-cell office:value-type="float" office:value="89571.7483904228" calcext:value-type="float">
            <text:p>89571.7483904228</text:p>
          </table:table-cell>
          <table:table-cell office:value-type="float" office:value="89571.9433065505" calcext:value-type="float">
            <text:p>89571.9433065505</text:p>
          </table:table-cell>
        </table:table-row>
        <table:table-row table:style-name="ro1">
          <table:table-cell office:value-type="string" calcext:value-type="string">
            <text:p>2025-12-06 03:15:00</text:p>
          </table:table-cell>
          <table:table-cell office:value-type="float" office:value="89571.344664963" calcext:value-type="float">
            <text:p>89571.344664963</text:p>
          </table:table-cell>
          <table:table-cell office:value-type="float" office:value="89626.0603653364" calcext:value-type="float">
            <text:p>89626.0603653364</text:p>
          </table:table-cell>
          <table:table-cell table:number-columns-repeated="2" office:value-type="float" office:value="89342.9546889953" calcext:value-type="float">
            <text:p>89342.9546889953</text:p>
          </table:table-cell>
        </table:table-row>
        <table:table-row table:style-name="ro1">
          <table:table-cell office:value-type="string" calcext:value-type="string">
            <text:p>2025-12-06 03:30:00</text:p>
          </table:table-cell>
          <table:table-cell office:value-type="float" office:value="89308.4581980579" calcext:value-type="float">
            <text:p>89308.4581980579</text:p>
          </table:table-cell>
          <table:table-cell office:value-type="float" office:value="89410.5522678978" calcext:value-type="float">
            <text:p>89410.5522678978</text:p>
          </table:table-cell>
          <table:table-cell office:value-type="float" office:value="89276.784252905" calcext:value-type="float">
            <text:p>89276.784252905</text:p>
          </table:table-cell>
          <table:table-cell office:value-type="float" office:value="89410.5522678978" calcext:value-type="float">
            <text:p>89410.5522678978</text:p>
          </table:table-cell>
        </table:table-row>
        <table:table-row table:style-name="ro1">
          <table:table-cell office:value-type="string" calcext:value-type="string">
            <text:p>2025-12-06 03:45:00</text:p>
          </table:table-cell>
          <table:table-cell table:number-columns-repeated="2" office:value-type="float" office:value="89408.2779128482" calcext:value-type="float">
            <text:p>89408.2779128482</text:p>
          </table:table-cell>
          <table:table-cell office:value-type="float" office:value="89317.9190828681" calcext:value-type="float">
            <text:p>89317.9190828681</text:p>
          </table:table-cell>
          <table:table-cell office:value-type="float" office:value="89337.8297185618" calcext:value-type="float">
            <text:p>89337.8297185618</text:p>
          </table:table-cell>
        </table:table-row>
        <table:table-row table:style-name="ro1">
          <table:table-cell office:value-type="string" calcext:value-type="string">
            <text:p>2025-12-06 04:00:00</text:p>
          </table:table-cell>
          <table:table-cell office:value-type="float" office:value="89319.7977332915" calcext:value-type="float">
            <text:p>89319.7977332915</text:p>
          </table:table-cell>
          <table:table-cell office:value-type="float" office:value="89540.5115422731" calcext:value-type="float">
            <text:p>89540.5115422731</text:p>
          </table:table-cell>
          <table:table-cell office:value-type="float" office:value="89308.1881265677" calcext:value-type="float">
            <text:p>89308.1881265677</text:p>
          </table:table-cell>
          <table:table-cell office:value-type="float" office:value="89540.5115422731" calcext:value-type="float">
            <text:p>89540.5115422731</text:p>
          </table:table-cell>
        </table:table-row>
        <table:table-row table:style-name="ro1">
          <table:table-cell office:value-type="string" calcext:value-type="string">
            <text:p>2025-12-06 04:15:00</text:p>
          </table:table-cell>
          <table:table-cell office:value-type="float" office:value="89532.3954856015" calcext:value-type="float">
            <text:p>89532.3954856015</text:p>
          </table:table-cell>
          <table:table-cell office:value-type="float" office:value="89628.5494098211" calcext:value-type="float">
            <text:p>89628.5494098211</text:p>
          </table:table-cell>
          <table:table-cell office:value-type="float" office:value="89518.4934437924" calcext:value-type="float">
            <text:p>89518.4934437924</text:p>
          </table:table-cell>
          <table:table-cell office:value-type="float" office:value="89628.5494098211" calcext:value-type="float">
            <text:p>89628.5494098211</text:p>
          </table:table-cell>
        </table:table-row>
        <table:table-row table:style-name="ro1">
          <table:table-cell office:value-type="string" calcext:value-type="string">
            <text:p>2025-12-06 04:30:00</text:p>
          </table:table-cell>
          <table:table-cell office:value-type="float" office:value="89642.2234318592" calcext:value-type="float">
            <text:p>89642.2234318592</text:p>
          </table:table-cell>
          <table:table-cell office:value-type="float" office:value="89659.2621213834" calcext:value-type="float">
            <text:p>89659.2621213834</text:p>
          </table:table-cell>
          <table:table-cell office:value-type="float" office:value="89547.5965004644" calcext:value-type="float">
            <text:p>89547.5965004644</text:p>
          </table:table-cell>
          <table:table-cell office:value-type="float" office:value="89641.7274596412" calcext:value-type="float">
            <text:p>89641.7274596412</text:p>
          </table:table-cell>
        </table:table-row>
        <table:table-row table:style-name="ro1">
          <table:table-cell office:value-type="string" calcext:value-type="string">
            <text:p>2025-12-06 04:45:00</text:p>
          </table:table-cell>
          <table:table-cell office:value-type="float" office:value="89654.1876497464" calcext:value-type="float">
            <text:p>89654.1876497464</text:p>
          </table:table-cell>
          <table:table-cell office:value-type="float" office:value="89678.2349656705" calcext:value-type="float">
            <text:p>89678.2349656705</text:p>
          </table:table-cell>
          <table:table-cell table:number-columns-repeated="2" office:value-type="float" office:value="89629.7471292022" calcext:value-type="float">
            <text:p>89629.7471292022</text:p>
          </table:table-cell>
        </table:table-row>
        <table:table-row table:style-name="ro1">
          <table:table-cell office:value-type="string" calcext:value-type="string">
            <text:p>2025-12-06 05:00:00</text:p>
          </table:table-cell>
          <table:table-cell office:value-type="float" office:value="89620.5983153276" calcext:value-type="float">
            <text:p>89620.5983153276</text:p>
          </table:table-cell>
          <table:table-cell office:value-type="float" office:value="89634.1203145413" calcext:value-type="float">
            <text:p>89634.1203145413</text:p>
          </table:table-cell>
          <table:table-cell office:value-type="float" office:value="89540.9808659402" calcext:value-type="float">
            <text:p>89540.9808659402</text:p>
          </table:table-cell>
          <table:table-cell office:value-type="float" office:value="89580.0299235937" calcext:value-type="float">
            <text:p>89580.0299235937</text:p>
          </table:table-cell>
        </table:table-row>
        <table:table-row table:style-name="ro1">
          <table:table-cell office:value-type="string" calcext:value-type="string">
            <text:p>2025-12-06 05:15:00</text:p>
          </table:table-cell>
          <table:table-cell office:value-type="float" office:value="89584.7606420038" calcext:value-type="float">
            <text:p>89584.7606420038</text:p>
          </table:table-cell>
          <table:table-cell office:value-type="float" office:value="89693.6306171532" calcext:value-type="float">
            <text:p>89693.6306171532</text:p>
          </table:table-cell>
          <table:table-cell office:value-type="float" office:value="89561.0988175226" calcext:value-type="float">
            <text:p>89561.0988175226</text:p>
          </table:table-cell>
          <table:table-cell office:value-type="float" office:value="89562.4486493981" calcext:value-type="float">
            <text:p>89562.4486493981</text:p>
          </table:table-cell>
        </table:table-row>
        <table:table-row table:style-name="ro1">
          <table:table-cell office:value-type="string" calcext:value-type="string">
            <text:p>2025-12-06 05:30:00</text:p>
          </table:table-cell>
          <table:table-cell office:value-type="float" office:value="89560.0145763896" calcext:value-type="float">
            <text:p>89560.0145763896</text:p>
          </table:table-cell>
          <table:table-cell office:value-type="float" office:value="89606.1636861522" calcext:value-type="float">
            <text:p>89606.1636861522</text:p>
          </table:table-cell>
          <table:table-cell office:value-type="float" office:value="89549.4211012237" calcext:value-type="float">
            <text:p>89549.4211012237</text:p>
          </table:table-cell>
          <table:table-cell office:value-type="float" office:value="89606.1636861522" calcext:value-type="float">
            <text:p>89606.1636861522</text:p>
          </table:table-cell>
        </table:table-row>
        <table:table-row table:style-name="ro1">
          <table:table-cell office:value-type="string" calcext:value-type="string">
            <text:p>2025-12-06 05:45:00</text:p>
          </table:table-cell>
          <table:table-cell table:number-columns-repeated="2" office:value-type="float" office:value="89586.7171662003" calcext:value-type="float">
            <text:p>89586.7171662003</text:p>
          </table:table-cell>
          <table:table-cell office:value-type="float" office:value="89524.9362156803" calcext:value-type="float">
            <text:p>89524.9362156803</text:p>
          </table:table-cell>
          <table:table-cell office:value-type="float" office:value="89554.48947329" calcext:value-type="float">
            <text:p>89554.48947329</text:p>
          </table:table-cell>
        </table:table-row>
        <table:table-row table:style-name="ro1">
          <table:table-cell office:value-type="string" calcext:value-type="string">
            <text:p>2025-12-06 06:00:00</text:p>
          </table:table-cell>
          <table:table-cell office:value-type="float" office:value="89526.3146220462" calcext:value-type="float">
            <text:p>89526.3146220462</text:p>
          </table:table-cell>
          <table:table-cell office:value-type="float" office:value="89587.2741910529" calcext:value-type="float">
            <text:p>89587.2741910529</text:p>
          </table:table-cell>
          <table:table-cell office:value-type="float" office:value="89526.3146220462" calcext:value-type="float">
            <text:p>89526.3146220462</text:p>
          </table:table-cell>
          <table:table-cell office:value-type="float" office:value="89552.7025962447" calcext:value-type="float">
            <text:p>89552.7025962447</text:p>
          </table:table-cell>
        </table:table-row>
        <table:table-row table:style-name="ro1">
          <table:table-cell office:value-type="string" calcext:value-type="string">
            <text:p>2025-12-06 06:15:00</text:p>
          </table:table-cell>
          <table:table-cell office:value-type="float" office:value="89536.155495878" calcext:value-type="float">
            <text:p>89536.155495878</text:p>
          </table:table-cell>
          <table:table-cell office:value-type="float" office:value="89626.4108754092" calcext:value-type="float">
            <text:p>89626.4108754092</text:p>
          </table:table-cell>
          <table:table-cell office:value-type="float" office:value="89536.155495878" calcext:value-type="float">
            <text:p>89536.155495878</text:p>
          </table:table-cell>
          <table:table-cell office:value-type="float" office:value="89625.7619773644" calcext:value-type="float">
            <text:p>89625.7619773644</text:p>
          </table:table-cell>
        </table:table-row>
        <table:table-row table:style-name="ro1">
          <table:table-cell office:value-type="string" calcext:value-type="string">
            <text:p>2025-12-06 06:30:00</text:p>
          </table:table-cell>
          <table:table-cell office:value-type="float" office:value="89609.8669154689" calcext:value-type="float">
            <text:p>89609.8669154689</text:p>
          </table:table-cell>
          <table:table-cell office:value-type="float" office:value="89687.5333590583" calcext:value-type="float">
            <text:p>89687.5333590583</text:p>
          </table:table-cell>
          <table:table-cell office:value-type="float" office:value="89609.8669154689" calcext:value-type="float">
            <text:p>89609.8669154689</text:p>
          </table:table-cell>
          <table:table-cell office:value-type="float" office:value="89687.5333590583" calcext:value-type="float">
            <text:p>89687.5333590583</text:p>
          </table:table-cell>
        </table:table-row>
        <table:table-row table:style-name="ro1">
          <table:table-cell office:value-type="string" calcext:value-type="string">
            <text:p>2025-12-06 06:45:00</text:p>
          </table:table-cell>
          <table:table-cell office:value-type="float" office:value="89711.2263235747" calcext:value-type="float">
            <text:p>89711.2263235747</text:p>
          </table:table-cell>
          <table:table-cell office:value-type="float" office:value="89729.4084868614" calcext:value-type="float">
            <text:p>89729.4084868614</text:p>
          </table:table-cell>
          <table:table-cell table:number-columns-repeated="2" office:value-type="float" office:value="89648.838159963" calcext:value-type="float">
            <text:p>89648.838159963</text:p>
          </table:table-cell>
        </table:table-row>
        <table:table-row table:style-name="ro1">
          <table:table-cell office:value-type="string" calcext:value-type="string">
            <text:p>2025-12-06 07:00:00</text:p>
          </table:table-cell>
          <table:table-cell office:value-type="float" office:value="89659.3253362578" calcext:value-type="float">
            <text:p>89659.3253362578</text:p>
          </table:table-cell>
          <table:table-cell office:value-type="float" office:value="89659.467412259" calcext:value-type="float">
            <text:p>89659.467412259</text:p>
          </table:table-cell>
          <table:table-cell office:value-type="float" office:value="89611.5561881292" calcext:value-type="float">
            <text:p>89611.5561881292</text:p>
          </table:table-cell>
          <table:table-cell office:value-type="float" office:value="89611.7531413979" calcext:value-type="float">
            <text:p>89611.7531413979</text:p>
          </table:table-cell>
        </table:table-row>
        <table:table-row table:style-name="ro1">
          <table:table-cell office:value-type="string" calcext:value-type="string">
            <text:p>2025-12-06 07:15:00</text:p>
          </table:table-cell>
          <table:table-cell office:value-type="float" office:value="89610.2747403586" calcext:value-type="float">
            <text:p>89610.2747403586</text:p>
          </table:table-cell>
          <table:table-cell office:value-type="float" office:value="89649.6012555051" calcext:value-type="float">
            <text:p>89649.6012555051</text:p>
          </table:table-cell>
          <table:table-cell office:value-type="float" office:value="89599.4409661319" calcext:value-type="float">
            <text:p>89599.4409661319</text:p>
          </table:table-cell>
          <table:table-cell office:value-type="float" office:value="89649.6012555051" calcext:value-type="float">
            <text:p>89649.6012555051</text:p>
          </table:table-cell>
        </table:table-row>
        <table:table-row table:style-name="ro1">
          <table:table-cell office:value-type="string" calcext:value-type="string">
            <text:p>2025-12-06 07:30:00</text:p>
          </table:table-cell>
          <table:table-cell office:value-type="float" office:value="89657.5945494587" calcext:value-type="float">
            <text:p>89657.5945494587</text:p>
          </table:table-cell>
          <table:table-cell office:value-type="float" office:value="89666.4850965079" calcext:value-type="float">
            <text:p>89666.4850965079</text:p>
          </table:table-cell>
          <table:table-cell office:value-type="float" office:value="89609.0886412273" calcext:value-type="float">
            <text:p>89609.0886412273</text:p>
          </table:table-cell>
          <table:table-cell office:value-type="float" office:value="89611.2630300426" calcext:value-type="float">
            <text:p>89611.2630300426</text:p>
          </table:table-cell>
        </table:table-row>
        <table:table-row table:style-name="ro1">
          <table:table-cell office:value-type="string" calcext:value-type="string">
            <text:p>2025-12-06 07:45:00</text:p>
          </table:table-cell>
          <table:table-cell office:value-type="float" office:value="89624.3112192807" calcext:value-type="float">
            <text:p>89624.3112192807</text:p>
          </table:table-cell>
          <table:table-cell office:value-type="float" office:value="89630.1727840754" calcext:value-type="float">
            <text:p>89630.1727840754</text:p>
          </table:table-cell>
          <table:table-cell office:value-type="float" office:value="89593.2311958413" calcext:value-type="float">
            <text:p>89593.2311958413</text:p>
          </table:table-cell>
          <table:table-cell office:value-type="float" office:value="89604.3889539402" calcext:value-type="float">
            <text:p>89604.3889539402</text:p>
          </table:table-cell>
        </table:table-row>
        <table:table-row table:style-name="ro1">
          <table:table-cell office:value-type="string" calcext:value-type="string">
            <text:p>2025-12-06 08:00:00</text:p>
          </table:table-cell>
          <table:table-cell office:value-type="float" office:value="89598.600708558" calcext:value-type="float">
            <text:p>89598.600708558</text:p>
          </table:table-cell>
          <table:table-cell office:value-type="float" office:value="89637.3829868424" calcext:value-type="float">
            <text:p>89637.3829868424</text:p>
          </table:table-cell>
          <table:table-cell office:value-type="float" office:value="89598.600708558" calcext:value-type="float">
            <text:p>89598.600708558</text:p>
          </table:table-cell>
          <table:table-cell office:value-type="float" office:value="89632.6508439847" calcext:value-type="float">
            <text:p>89632.6508439847</text:p>
          </table:table-cell>
        </table:table-row>
        <table:table-row table:style-name="ro1">
          <table:table-cell office:value-type="string" calcext:value-type="string">
            <text:p>2025-12-06 08:15:00</text:p>
          </table:table-cell>
          <table:table-cell office:value-type="float" office:value="89624.2925721728" calcext:value-type="float">
            <text:p>89624.2925721728</text:p>
          </table:table-cell>
          <table:table-cell office:value-type="float" office:value="89708.364307628" calcext:value-type="float">
            <text:p>89708.364307628</text:p>
          </table:table-cell>
          <table:table-cell office:value-type="float" office:value="89621.0327446718" calcext:value-type="float">
            <text:p>89621.0327446718</text:p>
          </table:table-cell>
          <table:table-cell office:value-type="float" office:value="89696.5865603524" calcext:value-type="float">
            <text:p>89696.5865603524</text:p>
          </table:table-cell>
        </table:table-row>
        <table:table-row table:style-name="ro1">
          <table:table-cell office:value-type="string" calcext:value-type="string">
            <text:p>2025-12-06 08:30:00</text:p>
          </table:table-cell>
          <table:table-cell office:value-type="float" office:value="89704.2670739238" calcext:value-type="float">
            <text:p>89704.2670739238</text:p>
          </table:table-cell>
          <table:table-cell office:value-type="float" office:value="89756.737589416" calcext:value-type="float">
            <text:p>89756.737589416</text:p>
          </table:table-cell>
          <table:table-cell office:value-type="float" office:value="89690.1391055553" calcext:value-type="float">
            <text:p>89690.1391055553</text:p>
          </table:table-cell>
          <table:table-cell office:value-type="float" office:value="89745.9665047116" calcext:value-type="float">
            <text:p>89745.9665047116</text:p>
          </table:table-cell>
        </table:table-row>
        <table:table-row table:style-name="ro1">
          <table:table-cell office:value-type="string" calcext:value-type="string">
            <text:p>2025-12-06 08:45:00</text:p>
          </table:table-cell>
          <table:table-cell office:value-type="float" office:value="89772.5074065991" calcext:value-type="float">
            <text:p>89772.5074065991</text:p>
          </table:table-cell>
          <table:table-cell office:value-type="float" office:value="89778.2351777407" calcext:value-type="float">
            <text:p>89778.2351777407</text:p>
          </table:table-cell>
          <table:table-cell table:number-columns-repeated="2" office:value-type="float" office:value="89691.0553675156" calcext:value-type="float">
            <text:p>89691.0553675156</text:p>
          </table:table-cell>
        </table:table-row>
        <table:table-row table:style-name="ro1">
          <table:table-cell office:value-type="string" calcext:value-type="string">
            <text:p>2025-12-06 09:00:00</text:p>
          </table:table-cell>
          <table:table-cell office:value-type="float" office:value="89688.4613100855" calcext:value-type="float">
            <text:p>89688.4613100855</text:p>
          </table:table-cell>
          <table:table-cell office:value-type="float" office:value="89741.6502461314" calcext:value-type="float">
            <text:p>89741.6502461314</text:p>
          </table:table-cell>
          <table:table-cell office:value-type="float" office:value="89676.2480693697" calcext:value-type="float">
            <text:p>89676.2480693697</text:p>
          </table:table-cell>
          <table:table-cell office:value-type="float" office:value="89741.6502461314" calcext:value-type="float">
            <text:p>89741.6502461314</text:p>
          </table:table-cell>
        </table:table-row>
        <table:table-row table:style-name="ro1">
          <table:table-cell office:value-type="string" calcext:value-type="string">
            <text:p>2025-12-06 09:15:00</text:p>
          </table:table-cell>
          <table:table-cell office:value-type="float" office:value="89748.4884875501" calcext:value-type="float">
            <text:p>89748.4884875501</text:p>
          </table:table-cell>
          <table:table-cell office:value-type="float" office:value="90157.4743557201" calcext:value-type="float">
            <text:p>90157.4743557201</text:p>
          </table:table-cell>
          <table:table-cell office:value-type="float" office:value="89748.4884875501" calcext:value-type="float">
            <text:p>89748.4884875501</text:p>
          </table:table-cell>
          <table:table-cell office:value-type="float" office:value="89963.128125504" calcext:value-type="float">
            <text:p>89963.128125504</text:p>
          </table:table-cell>
        </table:table-row>
        <table:table-row table:style-name="ro1">
          <table:table-cell office:value-type="string" calcext:value-type="string">
            <text:p>2025-12-06 09:30:00</text:p>
          </table:table-cell>
          <table:table-cell office:value-type="float" office:value="89944.8726377745" calcext:value-type="float">
            <text:p>89944.8726377745</text:p>
          </table:table-cell>
          <table:table-cell office:value-type="float" office:value="90083.8516558571" calcext:value-type="float">
            <text:p>90083.8516558571</text:p>
          </table:table-cell>
          <table:table-cell office:value-type="float" office:value="89944.8726377745" calcext:value-type="float">
            <text:p>89944.8726377745</text:p>
          </table:table-cell>
          <table:table-cell office:value-type="float" office:value="90044.7289896309" calcext:value-type="float">
            <text:p>90044.7289896309</text:p>
          </table:table-cell>
        </table:table-row>
        <table:table-row table:style-name="ro1">
          <table:table-cell office:value-type="string" calcext:value-type="string">
            <text:p>2025-12-06 09:45:00</text:p>
          </table:table-cell>
          <table:table-cell office:value-type="float" office:value="90026.7939547399" calcext:value-type="float">
            <text:p>90026.7939547399</text:p>
          </table:table-cell>
          <table:table-cell office:value-type="float" office:value="90183.7722124885" calcext:value-type="float">
            <text:p>90183.7722124885</text:p>
          </table:table-cell>
          <table:table-cell office:value-type="float" office:value="90026.7939547399" calcext:value-type="float">
            <text:p>90026.7939547399</text:p>
          </table:table-cell>
          <table:table-cell office:value-type="float" office:value="90050.1117306746" calcext:value-type="float">
            <text:p>90050.1117306746</text:p>
          </table:table-cell>
        </table:table-row>
        <table:table-row table:style-name="ro1">
          <table:table-cell office:value-type="string" calcext:value-type="string">
            <text:p>2025-12-06 10:00:00</text:p>
          </table:table-cell>
          <table:table-cell table:number-columns-repeated="2" office:value-type="float" office:value="90045.5732185175" calcext:value-type="float">
            <text:p>90045.5732185175</text:p>
          </table:table-cell>
          <table:table-cell office:value-type="float" office:value="89856.6910822484" calcext:value-type="float">
            <text:p>89856.6910822484</text:p>
          </table:table-cell>
          <table:table-cell office:value-type="float" office:value="89879.622665599" calcext:value-type="float">
            <text:p>89879.622665599</text:p>
          </table:table-cell>
        </table:table-row>
        <table:table-row table:style-name="ro1">
          <table:table-cell office:value-type="string" calcext:value-type="string">
            <text:p>2025-12-06 10:15:00</text:p>
          </table:table-cell>
          <table:table-cell table:number-columns-repeated="2" office:value-type="float" office:value="89876.3818173744" calcext:value-type="float">
            <text:p>89876.3818173744</text:p>
          </table:table-cell>
          <table:table-cell office:value-type="float" office:value="89582.7415817514" calcext:value-type="float">
            <text:p>89582.7415817514</text:p>
          </table:table-cell>
          <table:table-cell office:value-type="float" office:value="89623.1935644225" calcext:value-type="float">
            <text:p>89623.1935644225</text:p>
          </table:table-cell>
        </table:table-row>
        <table:table-row table:style-name="ro1">
          <table:table-cell office:value-type="string" calcext:value-type="string">
            <text:p>2025-12-06 10:30:00</text:p>
          </table:table-cell>
          <table:table-cell office:value-type="float" office:value="89641.0756520354" calcext:value-type="float">
            <text:p>89641.0756520354</text:p>
          </table:table-cell>
          <table:table-cell office:value-type="float" office:value="89911.9553233218" calcext:value-type="float">
            <text:p>89911.9553233218</text:p>
          </table:table-cell>
          <table:table-cell office:value-type="float" office:value="89626.1455854112" calcext:value-type="float">
            <text:p>89626.1455854112</text:p>
          </table:table-cell>
          <table:table-cell office:value-type="float" office:value="89911.9553233218" calcext:value-type="float">
            <text:p>89911.9553233218</text:p>
          </table:table-cell>
        </table:table-row>
        <table:table-row table:style-name="ro1">
          <table:table-cell office:value-type="string" calcext:value-type="string">
            <text:p>2025-12-06 10:45:00</text:p>
          </table:table-cell>
          <table:table-cell office:value-type="float" office:value="89910.603826298" calcext:value-type="float">
            <text:p>89910.603826298</text:p>
          </table:table-cell>
          <table:table-cell office:value-type="float" office:value="89944.7031442837" calcext:value-type="float">
            <text:p>89944.7031442837</text:p>
          </table:table-cell>
          <table:table-cell office:value-type="float" office:value="89873.9546325022" calcext:value-type="float">
            <text:p>89873.9546325022</text:p>
          </table:table-cell>
          <table:table-cell office:value-type="float" office:value="89885.1724169664" calcext:value-type="float">
            <text:p>89885.1724169664</text:p>
          </table:table-cell>
        </table:table-row>
        <table:table-row table:style-name="ro1">
          <table:table-cell office:value-type="string" calcext:value-type="string">
            <text:p>2025-12-06 11:00:00</text:p>
          </table:table-cell>
          <table:table-cell office:value-type="float" office:value="89821.2588416885" calcext:value-type="float">
            <text:p>89821.2588416885</text:p>
          </table:table-cell>
          <table:table-cell office:value-type="float" office:value="89985.573597742" calcext:value-type="float">
            <text:p>89985.573597742</text:p>
          </table:table-cell>
          <table:table-cell office:value-type="float" office:value="89779.0582765683" calcext:value-type="float">
            <text:p>89779.0582765683</text:p>
          </table:table-cell>
          <table:table-cell office:value-type="float" office:value="89969.7805980218" calcext:value-type="float">
            <text:p>89969.7805980218</text:p>
          </table:table-cell>
        </table:table-row>
        <table:table-row table:style-name="ro1">
          <table:table-cell office:value-type="string" calcext:value-type="string">
            <text:p>2025-12-06 11:15:00</text:p>
          </table:table-cell>
          <table:table-cell office:value-type="float" office:value="89955.7887482585" calcext:value-type="float">
            <text:p>89955.7887482585</text:p>
          </table:table-cell>
          <table:table-cell office:value-type="float" office:value="89974.9674343589" calcext:value-type="float">
            <text:p>89974.9674343589</text:p>
          </table:table-cell>
          <table:table-cell office:value-type="float" office:value="89902.7823216088" calcext:value-type="float">
            <text:p>89902.7823216088</text:p>
          </table:table-cell>
          <table:table-cell office:value-type="float" office:value="89909.7366317046" calcext:value-type="float">
            <text:p>89909.7366317046</text:p>
          </table:table-cell>
        </table:table-row>
        <table:table-row table:style-name="ro1">
          <table:table-cell office:value-type="string" calcext:value-type="string">
            <text:p>2025-12-06 11:30:00</text:p>
          </table:table-cell>
          <table:table-cell office:value-type="float" office:value="89916.2036755172" calcext:value-type="float">
            <text:p>89916.2036755172</text:p>
          </table:table-cell>
          <table:table-cell office:value-type="float" office:value="89920.1354695485" calcext:value-type="float">
            <text:p>89920.1354695485</text:p>
          </table:table-cell>
          <table:table-cell table:number-columns-repeated="2" office:value-type="float" office:value="89843.2819539104" calcext:value-type="float">
            <text:p>89843.2819539104</text:p>
          </table:table-cell>
        </table:table-row>
        <table:table-row table:style-name="ro1">
          <table:table-cell office:value-type="string" calcext:value-type="string">
            <text:p>2025-12-06 11:45:00</text:p>
          </table:table-cell>
          <table:table-cell office:value-type="float" office:value="89851.257086963" calcext:value-type="float">
            <text:p>89851.257086963</text:p>
          </table:table-cell>
          <table:table-cell office:value-type="float" office:value="89854.755944155" calcext:value-type="float">
            <text:p>89854.755944155</text:p>
          </table:table-cell>
          <table:table-cell office:value-type="float" office:value="89714.8888631268" calcext:value-type="float">
            <text:p>89714.8888631268</text:p>
          </table:table-cell>
          <table:table-cell office:value-type="float" office:value="89733.1064751245" calcext:value-type="float">
            <text:p>89733.1064751245</text:p>
          </table:table-cell>
        </table:table-row>
        <table:table-row table:style-name="ro1">
          <table:table-cell office:value-type="string" calcext:value-type="string">
            <text:p>2025-12-06 12:00:00</text:p>
          </table:table-cell>
          <table:table-cell office:value-type="float" office:value="89730.1491612615" calcext:value-type="float">
            <text:p>89730.1491612615</text:p>
          </table:table-cell>
          <table:table-cell office:value-type="float" office:value="89786.6447049465" calcext:value-type="float">
            <text:p>89786.6447049465</text:p>
          </table:table-cell>
          <table:table-cell office:value-type="float" office:value="89680.9335720504" calcext:value-type="float">
            <text:p>89680.9335720504</text:p>
          </table:table-cell>
          <table:table-cell office:value-type="float" office:value="89698.0666208972" calcext:value-type="float">
            <text:p>89698.0666208972</text:p>
          </table:table-cell>
        </table:table-row>
        <table:table-row table:style-name="ro1">
          <table:table-cell office:value-type="string" calcext:value-type="string">
            <text:p>2025-12-06 12:15:00</text:p>
          </table:table-cell>
          <table:table-cell office:value-type="float" office:value="89707.2181375816" calcext:value-type="float">
            <text:p>89707.2181375816</text:p>
          </table:table-cell>
          <table:table-cell office:value-type="float" office:value="89770.6438607885" calcext:value-type="float">
            <text:p>89770.6438607885</text:p>
          </table:table-cell>
          <table:table-cell office:value-type="float" office:value="89675.6211612268" calcext:value-type="float">
            <text:p>89675.6211612268</text:p>
          </table:table-cell>
          <table:table-cell office:value-type="float" office:value="89770.6438607885" calcext:value-type="float">
            <text:p>89770.6438607885</text:p>
          </table:table-cell>
        </table:table-row>
        <table:table-row table:style-name="ro1">
          <table:table-cell office:value-type="string" calcext:value-type="string">
            <text:p>2025-12-06 12:30:00</text:p>
          </table:table-cell>
          <table:table-cell table:number-columns-repeated="2" office:value-type="float" office:value="89816.3832726586" calcext:value-type="float">
            <text:p>89816.3832726586</text:p>
          </table:table-cell>
          <table:table-cell office:value-type="float" office:value="89684.7034035113" calcext:value-type="float">
            <text:p>89684.7034035113</text:p>
          </table:table-cell>
          <table:table-cell office:value-type="float" office:value="89685.9250541365" calcext:value-type="float">
            <text:p>89685.9250541365</text:p>
          </table:table-cell>
        </table:table-row>
        <table:table-row table:style-name="ro1">
          <table:table-cell office:value-type="string" calcext:value-type="string">
            <text:p>2025-12-06 12:45:00</text:p>
          </table:table-cell>
          <table:table-cell office:value-type="float" office:value="89691.3278649369" calcext:value-type="float">
            <text:p>89691.3278649369</text:p>
          </table:table-cell>
          <table:table-cell office:value-type="float" office:value="89713.2061452116" calcext:value-type="float">
            <text:p>89713.2061452116</text:p>
          </table:table-cell>
          <table:table-cell office:value-type="float" office:value="89672.0528694085" calcext:value-type="float">
            <text:p>89672.0528694085</text:p>
          </table:table-cell>
          <table:table-cell office:value-type="float" office:value="89713.2061452116" calcext:value-type="float">
            <text:p>89713.2061452116</text:p>
          </table:table-cell>
        </table:table-row>
        <table:table-row table:style-name="ro1">
          <table:table-cell office:value-type="string" calcext:value-type="string">
            <text:p>2025-12-06 13:00:00</text:p>
          </table:table-cell>
          <table:table-cell office:value-type="float" office:value="89721.9966880972" calcext:value-type="float">
            <text:p>89721.9966880972</text:p>
          </table:table-cell>
          <table:table-cell office:value-type="float" office:value="89723.3455896164" calcext:value-type="float">
            <text:p>89723.3455896164</text:p>
          </table:table-cell>
          <table:table-cell office:value-type="float" office:value="89674.2380132697" calcext:value-type="float">
            <text:p>89674.2380132697</text:p>
          </table:table-cell>
          <table:table-cell office:value-type="float" office:value="89723.3455896164" calcext:value-type="float">
            <text:p>89723.3455896164</text:p>
          </table:table-cell>
        </table:table-row>
        <table:table-row table:style-name="ro1">
          <table:table-cell office:value-type="string" calcext:value-type="string">
            <text:p>2025-12-06 13:15:00</text:p>
          </table:table-cell>
          <table:table-cell office:value-type="float" office:value="89777.9832819075" calcext:value-type="float">
            <text:p>89777.9832819075</text:p>
          </table:table-cell>
          <table:table-cell office:value-type="float" office:value="89787.092683067" calcext:value-type="float">
            <text:p>89787.092683067</text:p>
          </table:table-cell>
          <table:table-cell office:value-type="float" office:value="89734.9659644148" calcext:value-type="float">
            <text:p>89734.9659644148</text:p>
          </table:table-cell>
          <table:table-cell office:value-type="float" office:value="89783.6399136157" calcext:value-type="float">
            <text:p>89783.6399136157</text:p>
          </table:table-cell>
        </table:table-row>
        <table:table-row table:style-name="ro1">
          <table:table-cell office:value-type="string" calcext:value-type="string">
            <text:p>2025-12-06 13:30:00</text:p>
          </table:table-cell>
          <table:table-cell table:number-columns-repeated="2" office:value-type="float" office:value="89775.984142116" calcext:value-type="float">
            <text:p>89775.984142116</text:p>
          </table:table-cell>
          <table:table-cell office:value-type="float" office:value="89703.2899841346" calcext:value-type="float">
            <text:p>89703.2899841346</text:p>
          </table:table-cell>
          <table:table-cell office:value-type="float" office:value="89710.2941051173" calcext:value-type="float">
            <text:p>89710.2941051173</text:p>
          </table:table-cell>
        </table:table-row>
        <table:table-row table:style-name="ro1">
          <table:table-cell office:value-type="string" calcext:value-type="string">
            <text:p>2025-12-06 13:45:00</text:p>
          </table:table-cell>
          <table:table-cell table:number-columns-repeated="2" office:value-type="float" office:value="89690.0308947419" calcext:value-type="float">
            <text:p>89690.0308947419</text:p>
          </table:table-cell>
          <table:table-cell office:value-type="float" office:value="89599.5582247109" calcext:value-type="float">
            <text:p>89599.5582247109</text:p>
          </table:table-cell>
          <table:table-cell office:value-type="float" office:value="89657.1157663349" calcext:value-type="float">
            <text:p>89657.1157663349</text:p>
          </table:table-cell>
        </table:table-row>
        <table:table-row table:style-name="ro1">
          <table:table-cell office:value-type="string" calcext:value-type="string">
            <text:p>2025-12-06 14:00:00</text:p>
          </table:table-cell>
          <table:table-cell office:value-type="float" office:value="89663.1937893674" calcext:value-type="float">
            <text:p>89663.1937893674</text:p>
          </table:table-cell>
          <table:table-cell office:value-type="float" office:value="89749.1450160907" calcext:value-type="float">
            <text:p>89749.1450160907</text:p>
          </table:table-cell>
          <table:table-cell office:value-type="float" office:value="89458.3873524469" calcext:value-type="float">
            <text:p>89458.3873524469</text:p>
          </table:table-cell>
          <table:table-cell office:value-type="float" office:value="89512.6537145566" calcext:value-type="float">
            <text:p>89512.6537145566</text:p>
          </table:table-cell>
        </table:table-row>
        <table:table-row table:style-name="ro1">
          <table:table-cell office:value-type="string" calcext:value-type="string">
            <text:p>2025-12-06 14:15:00</text:p>
          </table:table-cell>
          <table:table-cell office:value-type="float" office:value="89515.5710652812" calcext:value-type="float">
            <text:p>89515.5710652812</text:p>
          </table:table-cell>
          <table:table-cell office:value-type="float" office:value="89582.7711437352" calcext:value-type="float">
            <text:p>89582.7711437352</text:p>
          </table:table-cell>
          <table:table-cell office:value-type="float" office:value="89453.0892940463" calcext:value-type="float">
            <text:p>89453.0892940463</text:p>
          </table:table-cell>
          <table:table-cell office:value-type="float" office:value="89490.1280225411" calcext:value-type="float">
            <text:p>89490.1280225411</text:p>
          </table:table-cell>
        </table:table-row>
        <table:table-row table:style-name="ro1">
          <table:table-cell office:value-type="string" calcext:value-type="string">
            <text:p>2025-12-06 14:30:00</text:p>
          </table:table-cell>
          <table:table-cell table:number-columns-repeated="2" office:value-type="float" office:value="89556.1361875203" calcext:value-type="float">
            <text:p>89556.1361875203</text:p>
          </table:table-cell>
          <table:table-cell office:value-type="float" office:value="89350.9438662766" calcext:value-type="float">
            <text:p>89350.9438662766</text:p>
          </table:table-cell>
          <table:table-cell office:value-type="float" office:value="89468.8297690735" calcext:value-type="float">
            <text:p>89468.8297690735</text:p>
          </table:table-cell>
        </table:table-row>
        <table:table-row table:style-name="ro1">
          <table:table-cell office:value-type="string" calcext:value-type="string">
            <text:p>2025-12-06 14:45:00</text:p>
          </table:table-cell>
          <table:table-cell office:value-type="float" office:value="89458.1376705471" calcext:value-type="float">
            <text:p>89458.1376705471</text:p>
          </table:table-cell>
          <table:table-cell office:value-type="float" office:value="89476.1911912171" calcext:value-type="float">
            <text:p>89476.1911912171</text:p>
          </table:table-cell>
          <table:table-cell office:value-type="float" office:value="89424.1957147994" calcext:value-type="float">
            <text:p>89424.1957147994</text:p>
          </table:table-cell>
          <table:table-cell office:value-type="float" office:value="89433.8898081268" calcext:value-type="float">
            <text:p>89433.8898081268</text:p>
          </table:table-cell>
        </table:table-row>
        <table:table-row table:style-name="ro1">
          <table:table-cell office:value-type="string" calcext:value-type="string">
            <text:p>2025-12-06 15:00:00</text:p>
          </table:table-cell>
          <table:table-cell office:value-type="float" office:value="89433.600608367" calcext:value-type="float">
            <text:p>89433.600608367</text:p>
          </table:table-cell>
          <table:table-cell office:value-type="float" office:value="89509.0923776786" calcext:value-type="float">
            <text:p>89509.0923776786</text:p>
          </table:table-cell>
          <table:table-cell office:value-type="float" office:value="89366.1769472015" calcext:value-type="float">
            <text:p>89366.1769472015</text:p>
          </table:table-cell>
          <table:table-cell office:value-type="float" office:value="89430.6400897665" calcext:value-type="float">
            <text:p>89430.6400897665</text:p>
          </table:table-cell>
        </table:table-row>
        <table:table-row table:style-name="ro1">
          <table:table-cell office:value-type="string" calcext:value-type="string">
            <text:p>2025-12-06 15:15:00</text:p>
          </table:table-cell>
          <table:table-cell office:value-type="float" office:value="89428.9453363778" calcext:value-type="float">
            <text:p>89428.9453363778</text:p>
          </table:table-cell>
          <table:table-cell office:value-type="float" office:value="89466.559861534" calcext:value-type="float">
            <text:p>89466.559861534</text:p>
          </table:table-cell>
          <table:table-cell office:value-type="float" office:value="89418.980797431" calcext:value-type="float">
            <text:p>89418.980797431</text:p>
          </table:table-cell>
          <table:table-cell office:value-type="float" office:value="89466.559861534" calcext:value-type="float">
            <text:p>89466.559861534</text:p>
          </table:table-cell>
        </table:table-row>
        <table:table-row table:style-name="ro1">
          <table:table-cell office:value-type="string" calcext:value-type="string">
            <text:p>2025-12-06 15:30:00</text:p>
          </table:table-cell>
          <table:table-cell office:value-type="float" office:value="89468.12229311" calcext:value-type="float">
            <text:p>89468.12229311</text:p>
          </table:table-cell>
          <table:table-cell office:value-type="float" office:value="89555.6735615177" calcext:value-type="float">
            <text:p>89555.6735615177</text:p>
          </table:table-cell>
          <table:table-cell office:value-type="float" office:value="89463.0337758427" calcext:value-type="float">
            <text:p>89463.0337758427</text:p>
          </table:table-cell>
          <table:table-cell office:value-type="float" office:value="89542.3394252011" calcext:value-type="float">
            <text:p>89542.3394252011</text:p>
          </table:table-cell>
        </table:table-row>
        <table:table-row table:style-name="ro1">
          <table:table-cell office:value-type="string" calcext:value-type="string">
            <text:p>2025-12-06 15:45:00</text:p>
          </table:table-cell>
          <table:table-cell office:value-type="float" office:value="89553.8193804705" calcext:value-type="float">
            <text:p>89553.8193804705</text:p>
          </table:table-cell>
          <table:table-cell office:value-type="float" office:value="89570.980812162" calcext:value-type="float">
            <text:p>89570.980812162</text:p>
          </table:table-cell>
          <table:table-cell office:value-type="float" office:value="89546.6183868503" calcext:value-type="float">
            <text:p>89546.6183868503</text:p>
          </table:table-cell>
          <table:table-cell office:value-type="float" office:value="89570.980812162" calcext:value-type="float">
            <text:p>89570.980812162</text:p>
          </table:table-cell>
        </table:table-row>
        <table:table-row table:style-name="ro1">
          <table:table-cell office:value-type="string" calcext:value-type="string">
            <text:p>2025-12-06 16:00:00</text:p>
          </table:table-cell>
          <table:table-cell office:value-type="float" office:value="89565.4627960674" calcext:value-type="float">
            <text:p>89565.4627960674</text:p>
          </table:table-cell>
          <table:table-cell office:value-type="float" office:value="89604.9270800693" calcext:value-type="float">
            <text:p>89604.9270800693</text:p>
          </table:table-cell>
          <table:table-cell office:value-type="float" office:value="89510.4256641023" calcext:value-type="float">
            <text:p>89510.4256641023</text:p>
          </table:table-cell>
          <table:table-cell office:value-type="float" office:value="89531.9683273391" calcext:value-type="float">
            <text:p>89531.9683273391</text:p>
          </table:table-cell>
        </table:table-row>
        <table:table-row table:style-name="ro1">
          <table:table-cell office:value-type="string" calcext:value-type="string">
            <text:p>2025-12-06 16:15:00</text:p>
          </table:table-cell>
          <table:table-cell table:number-columns-repeated="2" office:value-type="float" office:value="89531.7019813833" calcext:value-type="float">
            <text:p>89531.7019813833</text:p>
          </table:table-cell>
          <table:table-cell office:value-type="float" office:value="89444.6129404129" calcext:value-type="float">
            <text:p>89444.6129404129</text:p>
          </table:table-cell>
          <table:table-cell office:value-type="float" office:value="89459.0349709901" calcext:value-type="float">
            <text:p>89459.0349709901</text:p>
          </table:table-cell>
        </table:table-row>
        <table:table-row table:style-name="ro1">
          <table:table-cell office:value-type="string" calcext:value-type="string">
            <text:p>2025-12-06 16:30:00</text:p>
          </table:table-cell>
          <table:table-cell office:value-type="float" office:value="89463.2102880688" calcext:value-type="float">
            <text:p>89463.2102880688</text:p>
          </table:table-cell>
          <table:table-cell office:value-type="float" office:value="89545.7361987325" calcext:value-type="float">
            <text:p>89545.7361987325</text:p>
          </table:table-cell>
          <table:table-cell office:value-type="float" office:value="89452.1668325963" calcext:value-type="float">
            <text:p>89452.1668325963</text:p>
          </table:table-cell>
          <table:table-cell office:value-type="float" office:value="89527.5773502784" calcext:value-type="float">
            <text:p>89527.5773502784</text:p>
          </table:table-cell>
        </table:table-row>
        <table:table-row table:style-name="ro1">
          <table:table-cell office:value-type="string" calcext:value-type="string">
            <text:p>2025-12-06 16:45:00</text:p>
          </table:table-cell>
          <table:table-cell office:value-type="float" office:value="89513.3755905362" calcext:value-type="float">
            <text:p>89513.3755905362</text:p>
          </table:table-cell>
          <table:table-cell office:value-type="float" office:value="89518.5762113084" calcext:value-type="float">
            <text:p>89518.5762113084</text:p>
          </table:table-cell>
          <table:table-cell office:value-type="float" office:value="89470.2061327478" calcext:value-type="float">
            <text:p>89470.2061327478</text:p>
          </table:table-cell>
          <table:table-cell office:value-type="float" office:value="89479.1876668442" calcext:value-type="float">
            <text:p>89479.1876668442</text:p>
          </table:table-cell>
        </table:table-row>
        <table:table-row table:style-name="ro1">
          <table:table-cell office:value-type="string" calcext:value-type="string">
            <text:p>2025-12-06 17:00:00</text:p>
          </table:table-cell>
          <table:table-cell office:value-type="float" office:value="89473.2192327273" calcext:value-type="float">
            <text:p>89473.2192327273</text:p>
          </table:table-cell>
          <table:table-cell office:value-type="float" office:value="89482.9314469683" calcext:value-type="float">
            <text:p>89482.9314469683</text:p>
          </table:table-cell>
          <table:table-cell office:value-type="float" office:value="89352.7373592444" calcext:value-type="float">
            <text:p>89352.7373592444</text:p>
          </table:table-cell>
          <table:table-cell office:value-type="float" office:value="89482.9314469683" calcext:value-type="float">
            <text:p>89482.9314469683</text:p>
          </table:table-cell>
        </table:table-row>
        <table:table-row table:style-name="ro1">
          <table:table-cell office:value-type="string" calcext:value-type="string">
            <text:p>2025-12-06 17:15:00</text:p>
          </table:table-cell>
          <table:table-cell office:value-type="float" office:value="89532.3780650474" calcext:value-type="float">
            <text:p>89532.3780650474</text:p>
          </table:table-cell>
          <table:table-cell office:value-type="float" office:value="89538.8832620999" calcext:value-type="float">
            <text:p>89538.8832620999</text:p>
          </table:table-cell>
          <table:table-cell table:number-columns-repeated="2" office:value-type="float" office:value="89445.0849121767" calcext:value-type="float">
            <text:p>89445.0849121767</text:p>
          </table:table-cell>
        </table:table-row>
        <table:table-row table:style-name="ro1">
          <table:table-cell office:value-type="string" calcext:value-type="string">
            <text:p>2025-12-06 17:30:00</text:p>
          </table:table-cell>
          <table:table-cell office:value-type="float" office:value="89415.7938109396" calcext:value-type="float">
            <text:p>89415.7938109396</text:p>
          </table:table-cell>
          <table:table-cell office:value-type="float" office:value="89431.3366324529" calcext:value-type="float">
            <text:p>89431.3366324529</text:p>
          </table:table-cell>
          <table:table-cell table:number-columns-repeated="2" office:value-type="float" office:value="89397.8281418359" calcext:value-type="float">
            <text:p>89397.8281418359</text:p>
          </table:table-cell>
        </table:table-row>
        <table:table-row table:style-name="ro1">
          <table:table-cell office:value-type="string" calcext:value-type="string">
            <text:p>2025-12-06 17:45:00</text:p>
          </table:table-cell>
          <table:table-cell table:number-columns-repeated="2" office:value-type="float" office:value="89374.9314260767" calcext:value-type="float">
            <text:p>89374.9314260767</text:p>
          </table:table-cell>
          <table:table-cell office:value-type="float" office:value="89300.4884830328" calcext:value-type="float">
            <text:p>89300.4884830328</text:p>
          </table:table-cell>
          <table:table-cell office:value-type="float" office:value="89326.2320223368" calcext:value-type="float">
            <text:p>89326.2320223368</text:p>
          </table:table-cell>
        </table:table-row>
        <table:table-row table:style-name="ro1">
          <table:table-cell office:value-type="string" calcext:value-type="string">
            <text:p>2025-12-06 18:00:00</text:p>
          </table:table-cell>
          <table:table-cell office:value-type="float" office:value="89310.046753589" calcext:value-type="float">
            <text:p>89310.046753589</text:p>
          </table:table-cell>
          <table:table-cell office:value-type="float" office:value="89331.5768299512" calcext:value-type="float">
            <text:p>89331.5768299512</text:p>
          </table:table-cell>
          <table:table-cell office:value-type="float" office:value="89147.1176193375" calcext:value-type="float">
            <text:p>89147.1176193375</text:p>
          </table:table-cell>
          <table:table-cell office:value-type="float" office:value="89182.9590805343" calcext:value-type="float">
            <text:p>89182.9590805343</text:p>
          </table:table-cell>
        </table:table-row>
        <table:table-row table:style-name="ro1">
          <table:table-cell office:value-type="string" calcext:value-type="string">
            <text:p>2025-12-06 18:15:00</text:p>
          </table:table-cell>
          <table:table-cell office:value-type="float" office:value="89176.699920638" calcext:value-type="float">
            <text:p>89176.699920638</text:p>
          </table:table-cell>
          <table:table-cell office:value-type="float" office:value="89213.1057672519" calcext:value-type="float">
            <text:p>89213.1057672519</text:p>
          </table:table-cell>
          <table:table-cell office:value-type="float" office:value="88981.4957873077" calcext:value-type="float">
            <text:p>88981.4957873077</text:p>
          </table:table-cell>
          <table:table-cell office:value-type="float" office:value="89020.642090009" calcext:value-type="float">
            <text:p>89020.642090009</text:p>
          </table:table-cell>
        </table:table-row>
        <table:table-row table:style-name="ro1">
          <table:table-cell office:value-type="string" calcext:value-type="string">
            <text:p>2025-12-06 18:30:00</text:p>
          </table:table-cell>
          <table:table-cell office:value-type="float" office:value="89026.9991734834" calcext:value-type="float">
            <text:p>89026.9991734834</text:p>
          </table:table-cell>
          <table:table-cell office:value-type="float" office:value="89178.784298195" calcext:value-type="float">
            <text:p>89178.784298195</text:p>
          </table:table-cell>
          <table:table-cell office:value-type="float" office:value="89026.9991734834" calcext:value-type="float">
            <text:p>89026.9991734834</text:p>
          </table:table-cell>
          <table:table-cell office:value-type="float" office:value="89116.6562207717" calcext:value-type="float">
            <text:p>89116.6562207717</text:p>
          </table:table-cell>
        </table:table-row>
        <table:table-row table:style-name="ro1">
          <table:table-cell office:value-type="string" calcext:value-type="string">
            <text:p>2025-12-06 18:45:00</text:p>
          </table:table-cell>
          <table:table-cell office:value-type="float" office:value="89115.3396326571" calcext:value-type="float">
            <text:p>89115.3396326571</text:p>
          </table:table-cell>
          <table:table-cell office:value-type="float" office:value="89277.8108010568" calcext:value-type="float">
            <text:p>89277.8108010568</text:p>
          </table:table-cell>
          <table:table-cell office:value-type="float" office:value="89115.3396326571" calcext:value-type="float">
            <text:p>89115.3396326571</text:p>
          </table:table-cell>
          <table:table-cell office:value-type="float" office:value="89277.8108010568" calcext:value-type="float">
            <text:p>89277.8108010568</text:p>
          </table:table-cell>
        </table:table-row>
        <table:table-row table:style-name="ro1">
          <table:table-cell office:value-type="string" calcext:value-type="string">
            <text:p>2025-12-06 19:00:00</text:p>
          </table:table-cell>
          <table:table-cell office:value-type="float" office:value="89235.8930483552" calcext:value-type="float">
            <text:p>89235.8930483552</text:p>
          </table:table-cell>
          <table:table-cell office:value-type="float" office:value="89347.5384019315" calcext:value-type="float">
            <text:p>89347.5384019315</text:p>
          </table:table-cell>
          <table:table-cell office:value-type="float" office:value="89225.3892436077" calcext:value-type="float">
            <text:p>89225.3892436077</text:p>
          </table:table-cell>
          <table:table-cell office:value-type="float" office:value="89285.3459117496" calcext:value-type="float">
            <text:p>89285.3459117496</text:p>
          </table:table-cell>
        </table:table-row>
        <table:table-row table:style-name="ro1">
          <table:table-cell office:value-type="string" calcext:value-type="string">
            <text:p>2025-12-06 19:15:00</text:p>
          </table:table-cell>
          <table:table-cell office:value-type="float" office:value="89250.7335174486" calcext:value-type="float">
            <text:p>89250.7335174486</text:p>
          </table:table-cell>
          <table:table-cell office:value-type="float" office:value="89342.9425162892" calcext:value-type="float">
            <text:p>89342.9425162892</text:p>
          </table:table-cell>
          <table:table-cell office:value-type="float" office:value="89225.9159841365" calcext:value-type="float">
            <text:p>89225.9159841365</text:p>
          </table:table-cell>
          <table:table-cell office:value-type="float" office:value="89342.3920435792" calcext:value-type="float">
            <text:p>89342.3920435792</text:p>
          </table:table-cell>
        </table:table-row>
        <table:table-row table:style-name="ro1">
          <table:table-cell office:value-type="string" calcext:value-type="string">
            <text:p>2025-12-06 19:30:00</text:p>
          </table:table-cell>
          <table:table-cell office:value-type="float" office:value="89379.9243653074" calcext:value-type="float">
            <text:p>89379.9243653074</text:p>
          </table:table-cell>
          <table:table-cell office:value-type="float" office:value="89549.4718381125" calcext:value-type="float">
            <text:p>89549.4718381125</text:p>
          </table:table-cell>
          <table:table-cell office:value-type="float" office:value="89379.9243653074" calcext:value-type="float">
            <text:p>89379.9243653074</text:p>
          </table:table-cell>
          <table:table-cell office:value-type="float" office:value="89549.0230033464" calcext:value-type="float">
            <text:p>89549.0230033464</text:p>
          </table:table-cell>
        </table:table-row>
        <table:table-row table:style-name="ro1">
          <table:table-cell office:value-type="string" calcext:value-type="string">
            <text:p>2025-12-06 19:45:00</text:p>
          </table:table-cell>
          <table:table-cell office:value-type="float" office:value="89527.39705885" calcext:value-type="float">
            <text:p>89527.39705885</text:p>
          </table:table-cell>
          <table:table-cell office:value-type="float" office:value="89530.609357496" calcext:value-type="float">
            <text:p>89530.609357496</text:p>
          </table:table-cell>
          <table:table-cell office:value-type="float" office:value="89481.2259609153" calcext:value-type="float">
            <text:p>89481.2259609153</text:p>
          </table:table-cell>
          <table:table-cell office:value-type="float" office:value="89499.3996499506" calcext:value-type="float">
            <text:p>89499.3996499506</text:p>
          </table:table-cell>
        </table:table-row>
        <table:table-row table:style-name="ro1">
          <table:table-cell office:value-type="string" calcext:value-type="string">
            <text:p>2025-12-06 20:00:00</text:p>
          </table:table-cell>
          <table:table-cell office:value-type="float" office:value="89458.8511164938" calcext:value-type="float">
            <text:p>89458.8511164938</text:p>
          </table:table-cell>
          <table:table-cell office:value-type="float" office:value="89521.9859887184" calcext:value-type="float">
            <text:p>89521.9859887184</text:p>
          </table:table-cell>
          <table:table-cell office:value-type="float" office:value="89458.8511164938" calcext:value-type="float">
            <text:p>89458.8511164938</text:p>
          </table:table-cell>
          <table:table-cell office:value-type="float" office:value="89521.9859887184" calcext:value-type="float">
            <text:p>89521.9859887184</text:p>
          </table:table-cell>
        </table:table-row>
        <table:table-row table:style-name="ro1">
          <table:table-cell office:value-type="string" calcext:value-type="string">
            <text:p>2025-12-06 20:15:00</text:p>
          </table:table-cell>
          <table:table-cell office:value-type="float" office:value="89523.7713433205" calcext:value-type="float">
            <text:p>89523.7713433205</text:p>
          </table:table-cell>
          <table:table-cell office:value-type="float" office:value="89599.93457111" calcext:value-type="float">
            <text:p>89599.93457111</text:p>
          </table:table-cell>
          <table:table-cell office:value-type="float" office:value="89456.5822275336" calcext:value-type="float">
            <text:p>89456.5822275336</text:p>
          </table:table-cell>
          <table:table-cell office:value-type="float" office:value="89466.0616047935" calcext:value-type="float">
            <text:p>89466.0616047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6T20:35:43.618744434</dc:date>
    <meta:editing-duration>PT5M28S</meta:editing-duration>
    <meta:editing-cycles>1</meta:editing-cycles>
    <meta:document-statistic meta:table-count="1" meta:cell-count="1505" meta:object-count="1"/>
    <meta:generator>LibreOffice/25.8.3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83cm" svg:height="13.528cm" xlink:href=".." xlink:type="simple" chart:class="chart:bar" chart:style-name="ch1">
        <chart:legend chart:legend-position="end" svg:x="20.033cm" svg:y="6.465cm" style:legend-expansion="high" chart:style-name="ch2"/>
        <chart:plot-area chart:style-name="ch3" svg:x="0.431cm" svg:y="0.27cm" svg:width="19.171cm" svg:height="12.988cm">
          <chart:coordinate-region svg:x="2.892cm" svg:y="0.469cm" svg:width="16.71cm" svg:height="9.913cm"/>
          <chart:axis chart:dimension="x" chart:name="primary-x" chart:style-name="ch4" chartooo:axis-type="date">
            <chartooo:date-scale/>
            <chart:categories table:cell-range-address="BTC_15_tradingview_coinmarketcap.A2:BTC_15_tradingview_coinmarketcap.A3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TC_15_tradingview_coinmarketcap.B2:BTC_15_tradingview_coinmarketcap.B301" chart:label-cell-address="BTC_15_tradingview_coinmarketcap.B1:BTC_15_tradingview_coinmarketcap.B1" chart:class="chart:bar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BTC_15_tradingview_coinmarketcap.B1:BTC_15_tradingview_coinmarketca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-12-03 17:30:00</text:p>
                <draw:g>
                  <svg:desc>BTC_15_tradingview_coinmarketcap.A2:BTC_15_tradingview_coinmarketcap.A301</svg:desc>
                </draw:g>
              </table:table-cell>
              <table:table-cell office:value-type="float" office:value="93433.1113680675">
                <text:p>93433.1113680675</text:p>
                <draw:g>
                  <svg:desc>BTC_15_tradingview_coinmarketcap.B2:BTC_15_tradingview_coinmarketcap.B301</svg:desc>
                </draw:g>
              </table:table-cell>
            </table:table-row>
            <table:table-row>
              <table:table-cell office:value-type="string">
                <text:p>2025-12-03 17:45:00</text:p>
              </table:table-cell>
              <table:table-cell office:value-type="float" office:value="93605.1875746592">
                <text:p>93605.1875746592</text:p>
              </table:table-cell>
            </table:table-row>
            <table:table-row>
              <table:table-cell office:value-type="string">
                <text:p>2025-12-03 18:00:00</text:p>
              </table:table-cell>
              <table:table-cell office:value-type="float" office:value="93805.9812550542">
                <text:p>93805.9812550542</text:p>
              </table:table-cell>
            </table:table-row>
            <table:table-row>
              <table:table-cell office:value-type="string">
                <text:p>2025-12-03 18:15:00</text:p>
              </table:table-cell>
              <table:table-cell office:value-type="float" office:value="93791.7700468668">
                <text:p>93791.7700468668</text:p>
              </table:table-cell>
            </table:table-row>
            <table:table-row>
              <table:table-cell office:value-type="string">
                <text:p>2025-12-03 18:30:00</text:p>
              </table:table-cell>
              <table:table-cell office:value-type="float" office:value="93662.0384833016">
                <text:p>93662.0384833016</text:p>
              </table:table-cell>
            </table:table-row>
            <table:table-row>
              <table:table-cell office:value-type="string">
                <text:p>2025-12-03 18:45:00</text:p>
              </table:table-cell>
              <table:table-cell office:value-type="float" office:value="93556.4216667417">
                <text:p>93556.4216667417</text:p>
              </table:table-cell>
            </table:table-row>
            <table:table-row>
              <table:table-cell office:value-type="string">
                <text:p>2025-12-03 19:00:00</text:p>
              </table:table-cell>
              <table:table-cell office:value-type="float" office:value="93463.3866823294">
                <text:p>93463.3866823294</text:p>
              </table:table-cell>
            </table:table-row>
            <table:table-row>
              <table:table-cell office:value-type="string">
                <text:p>2025-12-03 19:15:00</text:p>
              </table:table-cell>
              <table:table-cell office:value-type="float" office:value="92997.2264987579">
                <text:p>92997.2264987579</text:p>
              </table:table-cell>
            </table:table-row>
            <table:table-row>
              <table:table-cell office:value-type="string">
                <text:p>2025-12-03 19:30:00</text:p>
              </table:table-cell>
              <table:table-cell office:value-type="float" office:value="92868.0391534017">
                <text:p>92868.0391534017</text:p>
              </table:table-cell>
            </table:table-row>
            <table:table-row>
              <table:table-cell office:value-type="string">
                <text:p>2025-12-03 19:45:00</text:p>
              </table:table-cell>
              <table:table-cell office:value-type="float" office:value="93079.0748564886">
                <text:p>93079.0748564886</text:p>
              </table:table-cell>
            </table:table-row>
            <table:table-row>
              <table:table-cell office:value-type="string">
                <text:p>2025-12-03 20:00:00</text:p>
              </table:table-cell>
              <table:table-cell office:value-type="float" office:value="93073.5870901748">
                <text:p>93073.5870901748</text:p>
              </table:table-cell>
            </table:table-row>
            <table:table-row>
              <table:table-cell office:value-type="string">
                <text:p>2025-12-03 20:15:00</text:p>
              </table:table-cell>
              <table:table-cell office:value-type="float" office:value="93700.1081545205">
                <text:p>93700.1081545205</text:p>
              </table:table-cell>
            </table:table-row>
            <table:table-row>
              <table:table-cell office:value-type="string">
                <text:p>2025-12-03 20:30:00</text:p>
              </table:table-cell>
              <table:table-cell office:value-type="float" office:value="93393.2716158163">
                <text:p>93393.2716158163</text:p>
              </table:table-cell>
            </table:table-row>
            <table:table-row>
              <table:table-cell office:value-type="string">
                <text:p>2025-12-03 20:45:00</text:p>
              </table:table-cell>
              <table:table-cell office:value-type="float" office:value="93468.1567704603">
                <text:p>93468.1567704603</text:p>
              </table:table-cell>
            </table:table-row>
            <table:table-row>
              <table:table-cell office:value-type="string">
                <text:p>2025-12-03 21:00:00</text:p>
              </table:table-cell>
              <table:table-cell office:value-type="float" office:value="93209.8047309951">
                <text:p>93209.8047309951</text:p>
              </table:table-cell>
            </table:table-row>
            <table:table-row>
              <table:table-cell office:value-type="string">
                <text:p>2025-12-03 21:15:00</text:p>
              </table:table-cell>
              <table:table-cell office:value-type="float" office:value="93689.7724996569">
                <text:p>93689.7724996569</text:p>
              </table:table-cell>
            </table:table-row>
            <table:table-row>
              <table:table-cell office:value-type="string">
                <text:p>2025-12-03 21:30:00</text:p>
              </table:table-cell>
              <table:table-cell office:value-type="float" office:value="93823.4778877786">
                <text:p>93823.4778877786</text:p>
              </table:table-cell>
            </table:table-row>
            <table:table-row>
              <table:table-cell office:value-type="string">
                <text:p>2025-12-03 21:45:00</text:p>
              </table:table-cell>
              <table:table-cell office:value-type="float" office:value="93870.7401232903">
                <text:p>93870.7401232903</text:p>
              </table:table-cell>
            </table:table-row>
            <table:table-row>
              <table:table-cell office:value-type="string">
                <text:p>2025-12-03 22:00:00</text:p>
              </table:table-cell>
              <table:table-cell office:value-type="float" office:value="93972.6598991195">
                <text:p>93972.6598991195</text:p>
              </table:table-cell>
            </table:table-row>
            <table:table-row>
              <table:table-cell office:value-type="string">
                <text:p>2025-12-03 22:15:00</text:p>
              </table:table-cell>
              <table:table-cell office:value-type="float" office:value="93845.4963660639">
                <text:p>93845.4963660639</text:p>
              </table:table-cell>
            </table:table-row>
            <table:table-row>
              <table:table-cell office:value-type="string">
                <text:p>2025-12-03 22:30:00</text:p>
              </table:table-cell>
              <table:table-cell office:value-type="float" office:value="93626.7676765793">
                <text:p>93626.7676765793</text:p>
              </table:table-cell>
            </table:table-row>
            <table:table-row>
              <table:table-cell office:value-type="string">
                <text:p>2025-12-03 22:45:00</text:p>
              </table:table-cell>
              <table:table-cell office:value-type="float" office:value="93474.5711882365">
                <text:p>93474.5711882365</text:p>
              </table:table-cell>
            </table:table-row>
            <table:table-row>
              <table:table-cell office:value-type="string">
                <text:p>2025-12-03 23:00:00</text:p>
              </table:table-cell>
              <table:table-cell office:value-type="float" office:value="93553.6543866267">
                <text:p>93553.6543866267</text:p>
              </table:table-cell>
            </table:table-row>
            <table:table-row>
              <table:table-cell office:value-type="string">
                <text:p>2025-12-03 23:15:00</text:p>
              </table:table-cell>
              <table:table-cell office:value-type="float" office:value="93480.3779085313">
                <text:p>93480.3779085313</text:p>
              </table:table-cell>
            </table:table-row>
            <table:table-row>
              <table:table-cell office:value-type="string">
                <text:p>2025-12-03 23:30:00</text:p>
              </table:table-cell>
              <table:table-cell office:value-type="float" office:value="93416.8636631878">
                <text:p>93416.8636631878</text:p>
              </table:table-cell>
            </table:table-row>
            <table:table-row>
              <table:table-cell office:value-type="string">
                <text:p>2025-12-03 23:45:00</text:p>
              </table:table-cell>
              <table:table-cell office:value-type="float" office:value="93392.4608933301">
                <text:p>93392.4608933301</text:p>
              </table:table-cell>
            </table:table-row>
            <table:table-row>
              <table:table-cell office:value-type="string">
                <text:p>2025-12-04 00:00:00</text:p>
              </table:table-cell>
              <table:table-cell office:value-type="float" office:value="93345.9061375716">
                <text:p>93345.9061375716</text:p>
              </table:table-cell>
            </table:table-row>
            <table:table-row>
              <table:table-cell office:value-type="string">
                <text:p>2025-12-04 00:15:00</text:p>
              </table:table-cell>
              <table:table-cell office:value-type="float" office:value="93201.0761702631">
                <text:p>93201.0761702631</text:p>
              </table:table-cell>
            </table:table-row>
            <table:table-row>
              <table:table-cell office:value-type="string">
                <text:p>2025-12-04 00:30:00</text:p>
              </table:table-cell>
              <table:table-cell office:value-type="float" office:value="93234.7062718103">
                <text:p>93234.7062718103</text:p>
              </table:table-cell>
            </table:table-row>
            <table:table-row>
              <table:table-cell office:value-type="string">
                <text:p>2025-12-04 00:45:00</text:p>
              </table:table-cell>
              <table:table-cell office:value-type="float" office:value="92994.2476008458">
                <text:p>92994.2476008458</text:p>
              </table:table-cell>
            </table:table-row>
            <table:table-row>
              <table:table-cell office:value-type="string">
                <text:p>2025-12-04 01:00:00</text:p>
              </table:table-cell>
              <table:table-cell office:value-type="float" office:value="92992.0567902422">
                <text:p>92992.0567902422</text:p>
              </table:table-cell>
            </table:table-row>
            <table:table-row>
              <table:table-cell office:value-type="string">
                <text:p>2025-12-04 01:15:00</text:p>
              </table:table-cell>
              <table:table-cell office:value-type="float" office:value="93051.2430618341">
                <text:p>93051.2430618341</text:p>
              </table:table-cell>
            </table:table-row>
            <table:table-row>
              <table:table-cell office:value-type="string">
                <text:p>2025-12-04 01:30:00</text:p>
              </table:table-cell>
              <table:table-cell office:value-type="float" office:value="93211.1297739697">
                <text:p>93211.1297739697</text:p>
              </table:table-cell>
            </table:table-row>
            <table:table-row>
              <table:table-cell office:value-type="string">
                <text:p>2025-12-04 01:45:00</text:p>
              </table:table-cell>
              <table:table-cell office:value-type="float" office:value="93163.3496764096">
                <text:p>93163.3496764096</text:p>
              </table:table-cell>
            </table:table-row>
            <table:table-row>
              <table:table-cell office:value-type="string">
                <text:p>2025-12-04 02:00:00</text:p>
              </table:table-cell>
              <table:table-cell office:value-type="float" office:value="93169.0670488791">
                <text:p>93169.0670488791</text:p>
              </table:table-cell>
            </table:table-row>
            <table:table-row>
              <table:table-cell office:value-type="string">
                <text:p>2025-12-04 02:15:00</text:p>
              </table:table-cell>
              <table:table-cell office:value-type="float" office:value="93050.8556876842">
                <text:p>93050.8556876842</text:p>
              </table:table-cell>
            </table:table-row>
            <table:table-row>
              <table:table-cell office:value-type="string">
                <text:p>2025-12-04 02:30:00</text:p>
              </table:table-cell>
              <table:table-cell office:value-type="float" office:value="93119.7361879933">
                <text:p>93119.7361879933</text:p>
              </table:table-cell>
            </table:table-row>
            <table:table-row>
              <table:table-cell office:value-type="string">
                <text:p>2025-12-04 02:45:00</text:p>
              </table:table-cell>
              <table:table-cell office:value-type="float" office:value="93297.4697281016">
                <text:p>93297.4697281016</text:p>
              </table:table-cell>
            </table:table-row>
            <table:table-row>
              <table:table-cell office:value-type="string">
                <text:p>2025-12-04 03:00:00</text:p>
              </table:table-cell>
              <table:table-cell office:value-type="float" office:value="93405.6080074425">
                <text:p>93405.6080074425</text:p>
              </table:table-cell>
            </table:table-row>
            <table:table-row>
              <table:table-cell office:value-type="string">
                <text:p>2025-12-04 03:15:00</text:p>
              </table:table-cell>
              <table:table-cell office:value-type="float" office:value="93150.1664986569">
                <text:p>93150.1664986569</text:p>
              </table:table-cell>
            </table:table-row>
            <table:table-row>
              <table:table-cell office:value-type="string">
                <text:p>2025-12-04 03:30:00</text:p>
              </table:table-cell>
              <table:table-cell office:value-type="float" office:value="93177.7856236253">
                <text:p>93177.7856236253</text:p>
              </table:table-cell>
            </table:table-row>
            <table:table-row>
              <table:table-cell office:value-type="string">
                <text:p>2025-12-04 03:45:00</text:p>
              </table:table-cell>
              <table:table-cell office:value-type="float" office:value="93363.004563121">
                <text:p>93363.004563121</text:p>
              </table:table-cell>
            </table:table-row>
            <table:table-row>
              <table:table-cell office:value-type="string">
                <text:p>2025-12-04 04:00:00</text:p>
              </table:table-cell>
              <table:table-cell office:value-type="float" office:value="93249.5493781181">
                <text:p>93249.5493781181</text:p>
              </table:table-cell>
            </table:table-row>
            <table:table-row>
              <table:table-cell office:value-type="string">
                <text:p>2025-12-04 04:15:00</text:p>
              </table:table-cell>
              <table:table-cell office:value-type="float" office:value="93422.1621355487">
                <text:p>93422.1621355487</text:p>
              </table:table-cell>
            </table:table-row>
            <table:table-row>
              <table:table-cell office:value-type="string">
                <text:p>2025-12-04 04:30:00</text:p>
              </table:table-cell>
              <table:table-cell office:value-type="float" office:value="93391.2468247397">
                <text:p>93391.2468247397</text:p>
              </table:table-cell>
            </table:table-row>
            <table:table-row>
              <table:table-cell office:value-type="string">
                <text:p>2025-12-04 04:45:00</text:p>
              </table:table-cell>
              <table:table-cell office:value-type="float" office:value="93501.0856187959">
                <text:p>93501.0856187959</text:p>
              </table:table-cell>
            </table:table-row>
            <table:table-row>
              <table:table-cell office:value-type="string">
                <text:p>2025-12-04 05:00:00</text:p>
              </table:table-cell>
              <table:table-cell office:value-type="float" office:value="93470.5342348522">
                <text:p>93470.5342348522</text:p>
              </table:table-cell>
            </table:table-row>
            <table:table-row>
              <table:table-cell office:value-type="string">
                <text:p>2025-12-04 05:15:00</text:p>
              </table:table-cell>
              <table:table-cell office:value-type="float" office:value="93425.7528795291">
                <text:p>93425.7528795291</text:p>
              </table:table-cell>
            </table:table-row>
            <table:table-row>
              <table:table-cell office:value-type="string">
                <text:p>2025-12-04 05:30:00</text:p>
              </table:table-cell>
              <table:table-cell office:value-type="float" office:value="93343.802739349">
                <text:p>93343.802739349</text:p>
              </table:table-cell>
            </table:table-row>
            <table:table-row>
              <table:table-cell office:value-type="string">
                <text:p>2025-12-04 05:45:00</text:p>
              </table:table-cell>
              <table:table-cell office:value-type="float" office:value="93303.4004426488">
                <text:p>93303.4004426488</text:p>
              </table:table-cell>
            </table:table-row>
            <table:table-row>
              <table:table-cell office:value-type="string">
                <text:p>2025-12-04 06:00:00</text:p>
              </table:table-cell>
              <table:table-cell office:value-type="float" office:value="93262.5108682589">
                <text:p>93262.5108682589</text:p>
              </table:table-cell>
            </table:table-row>
            <table:table-row>
              <table:table-cell office:value-type="string">
                <text:p>2025-12-04 06:15:00</text:p>
              </table:table-cell>
              <table:table-cell office:value-type="float" office:value="93273.0668953692">
                <text:p>93273.0668953692</text:p>
              </table:table-cell>
            </table:table-row>
            <table:table-row>
              <table:table-cell office:value-type="string">
                <text:p>2025-12-04 06:30:00</text:p>
              </table:table-cell>
              <table:table-cell office:value-type="float" office:value="93038.0486629056">
                <text:p>93038.0486629056</text:p>
              </table:table-cell>
            </table:table-row>
            <table:table-row>
              <table:table-cell office:value-type="string">
                <text:p>2025-12-04 06:45:00</text:p>
              </table:table-cell>
              <table:table-cell office:value-type="float" office:value="92832.0705938449">
                <text:p>92832.0705938449</text:p>
              </table:table-cell>
            </table:table-row>
            <table:table-row>
              <table:table-cell office:value-type="string">
                <text:p>2025-12-04 07:00:00</text:p>
              </table:table-cell>
              <table:table-cell office:value-type="float" office:value="92955.3539113362">
                <text:p>92955.3539113362</text:p>
              </table:table-cell>
            </table:table-row>
            <table:table-row>
              <table:table-cell office:value-type="string">
                <text:p>2025-12-04 07:15:00</text:p>
              </table:table-cell>
              <table:table-cell office:value-type="float" office:value="92963.0293657396">
                <text:p>92963.0293657396</text:p>
              </table:table-cell>
            </table:table-row>
            <table:table-row>
              <table:table-cell office:value-type="string">
                <text:p>2025-12-04 07:30:00</text:p>
              </table:table-cell>
              <table:table-cell office:value-type="float" office:value="92864.4443269457">
                <text:p>92864.4443269457</text:p>
              </table:table-cell>
            </table:table-row>
            <table:table-row>
              <table:table-cell office:value-type="string">
                <text:p>2025-12-04 07:45:00</text:p>
              </table:table-cell>
              <table:table-cell office:value-type="float" office:value="93109.3207770668">
                <text:p>93109.3207770668</text:p>
              </table:table-cell>
            </table:table-row>
            <table:table-row>
              <table:table-cell office:value-type="string">
                <text:p>2025-12-04 08:00:00</text:p>
              </table:table-cell>
              <table:table-cell office:value-type="float" office:value="93000.0736341162">
                <text:p>93000.0736341162</text:p>
              </table:table-cell>
            </table:table-row>
            <table:table-row>
              <table:table-cell office:value-type="string">
                <text:p>2025-12-04 08:15:00</text:p>
              </table:table-cell>
              <table:table-cell office:value-type="float" office:value="92583.6522530565">
                <text:p>92583.6522530565</text:p>
              </table:table-cell>
            </table:table-row>
            <table:table-row>
              <table:table-cell office:value-type="string">
                <text:p>2025-12-04 08:30:00</text:p>
              </table:table-cell>
              <table:table-cell office:value-type="float" office:value="92832.5103657007">
                <text:p>92832.5103657007</text:p>
              </table:table-cell>
            </table:table-row>
            <table:table-row>
              <table:table-cell office:value-type="string">
                <text:p>2025-12-04 08:45:00</text:p>
              </table:table-cell>
              <table:table-cell office:value-type="float" office:value="92775.1878865899">
                <text:p>92775.1878865899</text:p>
              </table:table-cell>
            </table:table-row>
            <table:table-row>
              <table:table-cell office:value-type="string">
                <text:p>2025-12-04 09:00:00</text:p>
              </table:table-cell>
              <table:table-cell office:value-type="float" office:value="92538.3881856091">
                <text:p>92538.3881856091</text:p>
              </table:table-cell>
            </table:table-row>
            <table:table-row>
              <table:table-cell office:value-type="string">
                <text:p>2025-12-04 09:15:00</text:p>
              </table:table-cell>
              <table:table-cell office:value-type="float" office:value="92650.5888032196">
                <text:p>92650.5888032196</text:p>
              </table:table-cell>
            </table:table-row>
            <table:table-row>
              <table:table-cell office:value-type="string">
                <text:p>2025-12-04 09:30:00</text:p>
              </table:table-cell>
              <table:table-cell office:value-type="float" office:value="92800.8263475274">
                <text:p>92800.8263475274</text:p>
              </table:table-cell>
            </table:table-row>
            <table:table-row>
              <table:table-cell office:value-type="string">
                <text:p>2025-12-04 09:45:00</text:p>
              </table:table-cell>
              <table:table-cell office:value-type="float" office:value="92654.3300097042">
                <text:p>92654.3300097042</text:p>
              </table:table-cell>
            </table:table-row>
            <table:table-row>
              <table:table-cell office:value-type="string">
                <text:p>2025-12-04 10:00:00</text:p>
              </table:table-cell>
              <table:table-cell office:value-type="float" office:value="91909.1826595758">
                <text:p>91909.1826595758</text:p>
              </table:table-cell>
            </table:table-row>
            <table:table-row>
              <table:table-cell office:value-type="string">
                <text:p>2025-12-04 10:15:00</text:p>
              </table:table-cell>
              <table:table-cell office:value-type="float" office:value="92680.7435731999">
                <text:p>92680.7435731999</text:p>
              </table:table-cell>
            </table:table-row>
            <table:table-row>
              <table:table-cell office:value-type="string">
                <text:p>2025-12-04 10:30:00</text:p>
              </table:table-cell>
              <table:table-cell office:value-type="float" office:value="92602.4101814046">
                <text:p>92602.4101814046</text:p>
              </table:table-cell>
            </table:table-row>
            <table:table-row>
              <table:table-cell office:value-type="string">
                <text:p>2025-12-04 10:45:00</text:p>
              </table:table-cell>
              <table:table-cell office:value-type="float" office:value="93049.5456312877">
                <text:p>93049.5456312877</text:p>
              </table:table-cell>
            </table:table-row>
            <table:table-row>
              <table:table-cell office:value-type="string">
                <text:p>2025-12-04 11:00:00</text:p>
              </table:table-cell>
              <table:table-cell office:value-type="float" office:value="93028.672815862">
                <text:p>93028.672815862</text:p>
              </table:table-cell>
            </table:table-row>
            <table:table-row>
              <table:table-cell office:value-type="string">
                <text:p>2025-12-04 11:15:00</text:p>
              </table:table-cell>
              <table:table-cell office:value-type="float" office:value="92872.4707384714">
                <text:p>92872.4707384714</text:p>
              </table:table-cell>
            </table:table-row>
            <table:table-row>
              <table:table-cell office:value-type="string">
                <text:p>2025-12-04 11:30:00</text:p>
              </table:table-cell>
              <table:table-cell office:value-type="float" office:value="92954.118577347">
                <text:p>92954.118577347</text:p>
              </table:table-cell>
            </table:table-row>
            <table:table-row>
              <table:table-cell office:value-type="string">
                <text:p>2025-12-04 11:45:00</text:p>
              </table:table-cell>
              <table:table-cell office:value-type="float" office:value="92551.9648990029">
                <text:p>92551.9648990029</text:p>
              </table:table-cell>
            </table:table-row>
            <table:table-row>
              <table:table-cell office:value-type="string">
                <text:p>2025-12-04 12:00:00</text:p>
              </table:table-cell>
              <table:table-cell office:value-type="float" office:value="92461.0770469172">
                <text:p>92461.0770469172</text:p>
              </table:table-cell>
            </table:table-row>
            <table:table-row>
              <table:table-cell office:value-type="string">
                <text:p>2025-12-04 12:15:00</text:p>
              </table:table-cell>
              <table:table-cell office:value-type="float" office:value="92292.5602066652">
                <text:p>92292.5602066652</text:p>
              </table:table-cell>
            </table:table-row>
            <table:table-row>
              <table:table-cell office:value-type="string">
                <text:p>2025-12-04 12:30:00</text:p>
              </table:table-cell>
              <table:table-cell office:value-type="float" office:value="92169.2977340915">
                <text:p>92169.2977340915</text:p>
              </table:table-cell>
            </table:table-row>
            <table:table-row>
              <table:table-cell office:value-type="string">
                <text:p>2025-12-04 12:45:00</text:p>
              </table:table-cell>
              <table:table-cell office:value-type="float" office:value="91980.5374177723">
                <text:p>91980.5374177723</text:p>
              </table:table-cell>
            </table:table-row>
            <table:table-row>
              <table:table-cell office:value-type="string">
                <text:p>2025-12-04 13:00:00</text:p>
              </table:table-cell>
              <table:table-cell office:value-type="float" office:value="92456.2825069623">
                <text:p>92456.2825069623</text:p>
              </table:table-cell>
            </table:table-row>
            <table:table-row>
              <table:table-cell office:value-type="string">
                <text:p>2025-12-04 13:15:00</text:p>
              </table:table-cell>
              <table:table-cell office:value-type="float" office:value="92411.1722894667">
                <text:p>92411.1722894667</text:p>
              </table:table-cell>
            </table:table-row>
            <table:table-row>
              <table:table-cell office:value-type="string">
                <text:p>2025-12-04 13:30:00</text:p>
              </table:table-cell>
              <table:table-cell office:value-type="float" office:value="92485.14543589">
                <text:p>92485.14543589</text:p>
              </table:table-cell>
            </table:table-row>
            <table:table-row>
              <table:table-cell office:value-type="string">
                <text:p>2025-12-04 13:45:00</text:p>
              </table:table-cell>
              <table:table-cell office:value-type="float" office:value="92047.5427936275">
                <text:p>92047.5427936275</text:p>
              </table:table-cell>
            </table:table-row>
            <table:table-row>
              <table:table-cell office:value-type="string">
                <text:p>2025-12-04 14:00:00</text:p>
              </table:table-cell>
              <table:table-cell office:value-type="float" office:value="92144.0246298155">
                <text:p>92144.0246298155</text:p>
              </table:table-cell>
            </table:table-row>
            <table:table-row>
              <table:table-cell office:value-type="string">
                <text:p>2025-12-04 14:15:00</text:p>
              </table:table-cell>
              <table:table-cell office:value-type="float" office:value="91390.3722989195">
                <text:p>91390.3722989195</text:p>
              </table:table-cell>
            </table:table-row>
            <table:table-row>
              <table:table-cell office:value-type="string">
                <text:p>2025-12-04 14:30:00</text:p>
              </table:table-cell>
              <table:table-cell office:value-type="float" office:value="91356.920088714">
                <text:p>91356.920088714</text:p>
              </table:table-cell>
            </table:table-row>
            <table:table-row>
              <table:table-cell office:value-type="string">
                <text:p>2025-12-04 14:45:00</text:p>
              </table:table-cell>
              <table:table-cell office:value-type="float" office:value="91949.7712976104">
                <text:p>91949.7712976104</text:p>
              </table:table-cell>
            </table:table-row>
            <table:table-row>
              <table:table-cell office:value-type="string">
                <text:p>2025-12-04 15:00:00</text:p>
              </table:table-cell>
              <table:table-cell office:value-type="float" office:value="92005.2121194058">
                <text:p>92005.2121194058</text:p>
              </table:table-cell>
            </table:table-row>
            <table:table-row>
              <table:table-cell office:value-type="string">
                <text:p>2025-12-04 15:15:00</text:p>
              </table:table-cell>
              <table:table-cell office:value-type="float" office:value="92041.1254853958">
                <text:p>92041.1254853958</text:p>
              </table:table-cell>
            </table:table-row>
            <table:table-row>
              <table:table-cell office:value-type="string">
                <text:p>2025-12-04 15:30:00</text:p>
              </table:table-cell>
              <table:table-cell office:value-type="float" office:value="92080.7650299513">
                <text:p>92080.7650299513</text:p>
              </table:table-cell>
            </table:table-row>
            <table:table-row>
              <table:table-cell office:value-type="string">
                <text:p>2025-12-04 15:45:00</text:p>
              </table:table-cell>
              <table:table-cell office:value-type="float" office:value="92334.8789610382">
                <text:p>92334.8789610382</text:p>
              </table:table-cell>
            </table:table-row>
            <table:table-row>
              <table:table-cell office:value-type="string">
                <text:p>2025-12-04 16:00:00</text:p>
              </table:table-cell>
              <table:table-cell office:value-type="float" office:value="92514.666733053">
                <text:p>92514.666733053</text:p>
              </table:table-cell>
            </table:table-row>
            <table:table-row>
              <table:table-cell office:value-type="string">
                <text:p>2025-12-04 16:15:00</text:p>
              </table:table-cell>
              <table:table-cell office:value-type="float" office:value="92486.5189888999">
                <text:p>92486.5189888999</text:p>
              </table:table-cell>
            </table:table-row>
            <table:table-row>
              <table:table-cell office:value-type="string">
                <text:p>2025-12-04 16:30:00</text:p>
              </table:table-cell>
              <table:table-cell office:value-type="float" office:value="92372.0900809274">
                <text:p>92372.0900809274</text:p>
              </table:table-cell>
            </table:table-row>
            <table:table-row>
              <table:table-cell office:value-type="string">
                <text:p>2025-12-04 16:45:00</text:p>
              </table:table-cell>
              <table:table-cell office:value-type="float" office:value="92264.5210740779">
                <text:p>92264.5210740779</text:p>
              </table:table-cell>
            </table:table-row>
            <table:table-row>
              <table:table-cell office:value-type="string">
                <text:p>2025-12-04 17:00:00</text:p>
              </table:table-cell>
              <table:table-cell office:value-type="float" office:value="92172.4462807919">
                <text:p>92172.4462807919</text:p>
              </table:table-cell>
            </table:table-row>
            <table:table-row>
              <table:table-cell office:value-type="string">
                <text:p>2025-12-04 17:15:00</text:p>
              </table:table-cell>
              <table:table-cell office:value-type="float" office:value="92322.4628884278">
                <text:p>92322.4628884278</text:p>
              </table:table-cell>
            </table:table-row>
            <table:table-row>
              <table:table-cell office:value-type="string">
                <text:p>2025-12-04 17:30:00</text:p>
              </table:table-cell>
              <table:table-cell office:value-type="float" office:value="92219.7950729352">
                <text:p>92219.7950729352</text:p>
              </table:table-cell>
            </table:table-row>
            <table:table-row>
              <table:table-cell office:value-type="string">
                <text:p>2025-12-04 17:45:00</text:p>
              </table:table-cell>
              <table:table-cell office:value-type="float" office:value="92458.4581940095">
                <text:p>92458.4581940095</text:p>
              </table:table-cell>
            </table:table-row>
            <table:table-row>
              <table:table-cell office:value-type="string">
                <text:p>2025-12-04 18:00:00</text:p>
              </table:table-cell>
              <table:table-cell office:value-type="float" office:value="92399.1835070525">
                <text:p>92399.1835070525</text:p>
              </table:table-cell>
            </table:table-row>
            <table:table-row>
              <table:table-cell office:value-type="string">
                <text:p>2025-12-04 18:15:00</text:p>
              </table:table-cell>
              <table:table-cell office:value-type="float" office:value="92335.3860903713">
                <text:p>92335.3860903713</text:p>
              </table:table-cell>
            </table:table-row>
            <table:table-row>
              <table:table-cell office:value-type="string">
                <text:p>2025-12-04 18:30:00</text:p>
              </table:table-cell>
              <table:table-cell office:value-type="float" office:value="92242.982423524">
                <text:p>92242.982423524</text:p>
              </table:table-cell>
            </table:table-row>
            <table:table-row>
              <table:table-cell office:value-type="string">
                <text:p>2025-12-04 18:45:00</text:p>
              </table:table-cell>
              <table:table-cell office:value-type="float" office:value="92126.2559619385">
                <text:p>92126.2559619385</text:p>
              </table:table-cell>
            </table:table-row>
            <table:table-row>
              <table:table-cell office:value-type="string">
                <text:p>2025-12-04 19:00:00</text:p>
              </table:table-cell>
              <table:table-cell office:value-type="float" office:value="92139.3389285886">
                <text:p>92139.3389285886</text:p>
              </table:table-cell>
            </table:table-row>
            <table:table-row>
              <table:table-cell office:value-type="string">
                <text:p>2025-12-04 19:15:00</text:p>
              </table:table-cell>
              <table:table-cell office:value-type="float" office:value="92103.9436651654">
                <text:p>92103.9436651654</text:p>
              </table:table-cell>
            </table:table-row>
            <table:table-row>
              <table:table-cell office:value-type="string">
                <text:p>2025-12-04 19:30:00</text:p>
              </table:table-cell>
              <table:table-cell office:value-type="float" office:value="92340.0982476988">
                <text:p>92340.0982476988</text:p>
              </table:table-cell>
            </table:table-row>
            <table:table-row>
              <table:table-cell office:value-type="string">
                <text:p>2025-12-04 19:45:00</text:p>
              </table:table-cell>
              <table:table-cell office:value-type="float" office:value="92432.0865876164">
                <text:p>92432.0865876164</text:p>
              </table:table-cell>
            </table:table-row>
            <table:table-row>
              <table:table-cell office:value-type="string">
                <text:p>2025-12-04 20:00:00</text:p>
              </table:table-cell>
              <table:table-cell office:value-type="float" office:value="92309.9745166068">
                <text:p>92309.9745166068</text:p>
              </table:table-cell>
            </table:table-row>
            <table:table-row>
              <table:table-cell office:value-type="string">
                <text:p>2025-12-04 20:15:00</text:p>
              </table:table-cell>
              <table:table-cell office:value-type="float" office:value="92375.8868724097">
                <text:p>92375.8868724097</text:p>
              </table:table-cell>
            </table:table-row>
            <table:table-row>
              <table:table-cell office:value-type="string">
                <text:p>2025-12-04 20:30:00</text:p>
              </table:table-cell>
              <table:table-cell office:value-type="float" office:value="92555.7768959524">
                <text:p>92555.7768959524</text:p>
              </table:table-cell>
            </table:table-row>
            <table:table-row>
              <table:table-cell office:value-type="string">
                <text:p>2025-12-04 20:45:00</text:p>
              </table:table-cell>
              <table:table-cell office:value-type="float" office:value="92484.2273062134">
                <text:p>92484.2273062134</text:p>
              </table:table-cell>
            </table:table-row>
            <table:table-row>
              <table:table-cell office:value-type="string">
                <text:p>2025-12-04 21:00:00</text:p>
              </table:table-cell>
              <table:table-cell office:value-type="float" office:value="92382.4707326759">
                <text:p>92382.4707326759</text:p>
              </table:table-cell>
            </table:table-row>
            <table:table-row>
              <table:table-cell office:value-type="string">
                <text:p>2025-12-04 21:15:00</text:p>
              </table:table-cell>
              <table:table-cell office:value-type="float" office:value="92383.1317297004">
                <text:p>92383.1317297004</text:p>
              </table:table-cell>
            </table:table-row>
            <table:table-row>
              <table:table-cell office:value-type="string">
                <text:p>2025-12-04 21:30:00</text:p>
              </table:table-cell>
              <table:table-cell office:value-type="float" office:value="92587.9432046529">
                <text:p>92587.9432046529</text:p>
              </table:table-cell>
            </table:table-row>
            <table:table-row>
              <table:table-cell office:value-type="string">
                <text:p>2025-12-04 21:45:00</text:p>
              </table:table-cell>
              <table:table-cell office:value-type="float" office:value="92674.0946296847">
                <text:p>92674.0946296847</text:p>
              </table:table-cell>
            </table:table-row>
            <table:table-row>
              <table:table-cell office:value-type="string">
                <text:p>2025-12-04 22:00:00</text:p>
              </table:table-cell>
              <table:table-cell office:value-type="float" office:value="92547.1888362768">
                <text:p>92547.1888362768</text:p>
              </table:table-cell>
            </table:table-row>
            <table:table-row>
              <table:table-cell office:value-type="string">
                <text:p>2025-12-04 22:15:00</text:p>
              </table:table-cell>
              <table:table-cell office:value-type="float" office:value="92596.5677496992">
                <text:p>92596.5677496992</text:p>
              </table:table-cell>
            </table:table-row>
            <table:table-row>
              <table:table-cell office:value-type="string">
                <text:p>2025-12-04 22:30:00</text:p>
              </table:table-cell>
              <table:table-cell office:value-type="float" office:value="92419.0165105044">
                <text:p>92419.0165105044</text:p>
              </table:table-cell>
            </table:table-row>
            <table:table-row>
              <table:table-cell office:value-type="string">
                <text:p>2025-12-04 22:45:00</text:p>
              </table:table-cell>
              <table:table-cell office:value-type="float" office:value="92359.6091706339">
                <text:p>92359.6091706339</text:p>
              </table:table-cell>
            </table:table-row>
            <table:table-row>
              <table:table-cell office:value-type="string">
                <text:p>2025-12-04 23:00:00</text:p>
              </table:table-cell>
              <table:table-cell office:value-type="float" office:value="92172.6387276257">
                <text:p>92172.6387276257</text:p>
              </table:table-cell>
            </table:table-row>
            <table:table-row>
              <table:table-cell office:value-type="string">
                <text:p>2025-12-04 23:15:00</text:p>
              </table:table-cell>
              <table:table-cell office:value-type="float" office:value="92338.524876166">
                <text:p>92338.524876166</text:p>
              </table:table-cell>
            </table:table-row>
            <table:table-row>
              <table:table-cell office:value-type="string">
                <text:p>2025-12-04 23:30:00</text:p>
              </table:table-cell>
              <table:table-cell office:value-type="float" office:value="92224.7058505899">
                <text:p>92224.7058505899</text:p>
              </table:table-cell>
            </table:table-row>
            <table:table-row>
              <table:table-cell office:value-type="string">
                <text:p>2025-12-04 23:45:00</text:p>
              </table:table-cell>
              <table:table-cell office:value-type="float" office:value="91900.2014286929">
                <text:p>91900.2014286929</text:p>
              </table:table-cell>
            </table:table-row>
            <table:table-row>
              <table:table-cell office:value-type="string">
                <text:p>2025-12-05 00:00:00</text:p>
              </table:table-cell>
              <table:table-cell office:value-type="float" office:value="92044.4760017985">
                <text:p>92044.4760017985</text:p>
              </table:table-cell>
            </table:table-row>
            <table:table-row>
              <table:table-cell office:value-type="string">
                <text:p>2025-12-05 00:15:00</text:p>
              </table:table-cell>
              <table:table-cell office:value-type="float" office:value="92173.3619305759">
                <text:p>92173.3619305759</text:p>
              </table:table-cell>
            </table:table-row>
            <table:table-row>
              <table:table-cell office:value-type="string">
                <text:p>2025-12-05 00:30:00</text:p>
              </table:table-cell>
              <table:table-cell office:value-type="float" office:value="91997.4308740511">
                <text:p>91997.4308740511</text:p>
              </table:table-cell>
            </table:table-row>
            <table:table-row>
              <table:table-cell office:value-type="string">
                <text:p>2025-12-05 00:45:00</text:p>
              </table:table-cell>
              <table:table-cell office:value-type="float" office:value="92037.5249800119">
                <text:p>92037.5249800119</text:p>
              </table:table-cell>
            </table:table-row>
            <table:table-row>
              <table:table-cell office:value-type="string">
                <text:p>2025-12-05 01:00:00</text:p>
              </table:table-cell>
              <table:table-cell office:value-type="float" office:value="91944.0747113301">
                <text:p>91944.0747113301</text:p>
              </table:table-cell>
            </table:table-row>
            <table:table-row>
              <table:table-cell office:value-type="string">
                <text:p>2025-12-05 01:15:00</text:p>
              </table:table-cell>
              <table:table-cell office:value-type="float" office:value="92121.333530067">
                <text:p>92121.333530067</text:p>
              </table:table-cell>
            </table:table-row>
            <table:table-row>
              <table:table-cell office:value-type="string">
                <text:p>2025-12-05 01:30:00</text:p>
              </table:table-cell>
              <table:table-cell office:value-type="float" office:value="92057.6273084558">
                <text:p>92057.6273084558</text:p>
              </table:table-cell>
            </table:table-row>
            <table:table-row>
              <table:table-cell office:value-type="string">
                <text:p>2025-12-05 01:45:00</text:p>
              </table:table-cell>
              <table:table-cell office:value-type="float" office:value="92108.6621932931">
                <text:p>92108.6621932931</text:p>
              </table:table-cell>
            </table:table-row>
            <table:table-row>
              <table:table-cell office:value-type="string">
                <text:p>2025-12-05 02:00:00</text:p>
              </table:table-cell>
              <table:table-cell office:value-type="float" office:value="92288.3171801173">
                <text:p>92288.3171801173</text:p>
              </table:table-cell>
            </table:table-row>
            <table:table-row>
              <table:table-cell office:value-type="string">
                <text:p>2025-12-05 02:15:00</text:p>
              </table:table-cell>
              <table:table-cell office:value-type="float" office:value="92369.6643708936">
                <text:p>92369.6643708936</text:p>
              </table:table-cell>
            </table:table-row>
            <table:table-row>
              <table:table-cell office:value-type="string">
                <text:p>2025-12-05 02:30:00</text:p>
              </table:table-cell>
              <table:table-cell office:value-type="float" office:value="92483.8118471071">
                <text:p>92483.8118471071</text:p>
              </table:table-cell>
            </table:table-row>
            <table:table-row>
              <table:table-cell office:value-type="string">
                <text:p>2025-12-05 02:45:00</text:p>
              </table:table-cell>
              <table:table-cell office:value-type="float" office:value="92347.2290795723">
                <text:p>92347.2290795723</text:p>
              </table:table-cell>
            </table:table-row>
            <table:table-row>
              <table:table-cell office:value-type="string">
                <text:p>2025-12-05 03:00:00</text:p>
              </table:table-cell>
              <table:table-cell office:value-type="float" office:value="92257.3534751478">
                <text:p>92257.3534751478</text:p>
              </table:table-cell>
            </table:table-row>
            <table:table-row>
              <table:table-cell office:value-type="string">
                <text:p>2025-12-05 03:15:00</text:p>
              </table:table-cell>
              <table:table-cell office:value-type="float" office:value="92132.5119964036">
                <text:p>92132.5119964036</text:p>
              </table:table-cell>
            </table:table-row>
            <table:table-row>
              <table:table-cell office:value-type="string">
                <text:p>2025-12-05 03:30:00</text:p>
              </table:table-cell>
              <table:table-cell office:value-type="float" office:value="92108.1130103505">
                <text:p>92108.1130103505</text:p>
              </table:table-cell>
            </table:table-row>
            <table:table-row>
              <table:table-cell office:value-type="string">
                <text:p>2025-12-05 03:45:00</text:p>
              </table:table-cell>
              <table:table-cell office:value-type="float" office:value="92028.6102838654">
                <text:p>92028.6102838654</text:p>
              </table:table-cell>
            </table:table-row>
            <table:table-row>
              <table:table-cell office:value-type="string">
                <text:p>2025-12-05 04:00:00</text:p>
              </table:table-cell>
              <table:table-cell office:value-type="float" office:value="92124.5092373261">
                <text:p>92124.5092373261</text:p>
              </table:table-cell>
            </table:table-row>
            <table:table-row>
              <table:table-cell office:value-type="string">
                <text:p>2025-12-05 04:15:00</text:p>
              </table:table-cell>
              <table:table-cell office:value-type="float" office:value="91889.2936922395">
                <text:p>91889.2936922395</text:p>
              </table:table-cell>
            </table:table-row>
            <table:table-row>
              <table:table-cell office:value-type="string">
                <text:p>2025-12-05 04:30:00</text:p>
              </table:table-cell>
              <table:table-cell office:value-type="float" office:value="91367.1473669384">
                <text:p>91367.1473669384</text:p>
              </table:table-cell>
            </table:table-row>
            <table:table-row>
              <table:table-cell office:value-type="string">
                <text:p>2025-12-05 04:45:00</text:p>
              </table:table-cell>
              <table:table-cell office:value-type="float" office:value="91083.4847260442">
                <text:p>91083.4847260442</text:p>
              </table:table-cell>
            </table:table-row>
            <table:table-row>
              <table:table-cell office:value-type="string">
                <text:p>2025-12-05 05:00:00</text:p>
              </table:table-cell>
              <table:table-cell office:value-type="float" office:value="91159.8115273544">
                <text:p>91159.8115273544</text:p>
              </table:table-cell>
            </table:table-row>
            <table:table-row>
              <table:table-cell office:value-type="string">
                <text:p>2025-12-05 05:15:00</text:p>
              </table:table-cell>
              <table:table-cell office:value-type="float" office:value="91280.7583046766">
                <text:p>91280.7583046766</text:p>
              </table:table-cell>
            </table:table-row>
            <table:table-row>
              <table:table-cell office:value-type="string">
                <text:p>2025-12-05 05:30:00</text:p>
              </table:table-cell>
              <table:table-cell office:value-type="float" office:value="91389.7314060574">
                <text:p>91389.7314060574</text:p>
              </table:table-cell>
            </table:table-row>
            <table:table-row>
              <table:table-cell office:value-type="string">
                <text:p>2025-12-05 05:45:00</text:p>
              </table:table-cell>
              <table:table-cell office:value-type="float" office:value="91481.3555392751">
                <text:p>91481.3555392751</text:p>
              </table:table-cell>
            </table:table-row>
            <table:table-row>
              <table:table-cell office:value-type="string">
                <text:p>2025-12-05 06:00:00</text:p>
              </table:table-cell>
              <table:table-cell office:value-type="float" office:value="91321.2186274456">
                <text:p>91321.2186274456</text:p>
              </table:table-cell>
            </table:table-row>
            <table:table-row>
              <table:table-cell office:value-type="string">
                <text:p>2025-12-05 06:15:00</text:p>
              </table:table-cell>
              <table:table-cell office:value-type="float" office:value="91538.3825319172">
                <text:p>91538.3825319172</text:p>
              </table:table-cell>
            </table:table-row>
            <table:table-row>
              <table:table-cell office:value-type="string">
                <text:p>2025-12-05 06:30:00</text:p>
              </table:table-cell>
              <table:table-cell office:value-type="float" office:value="91442.6769914368">
                <text:p>91442.6769914368</text:p>
              </table:table-cell>
            </table:table-row>
            <table:table-row>
              <table:table-cell office:value-type="string">
                <text:p>2025-12-05 06:45:00</text:p>
              </table:table-cell>
              <table:table-cell office:value-type="float" office:value="91189.0568144633">
                <text:p>91189.0568144633</text:p>
              </table:table-cell>
            </table:table-row>
            <table:table-row>
              <table:table-cell office:value-type="string">
                <text:p>2025-12-05 07:00:00</text:p>
              </table:table-cell>
              <table:table-cell office:value-type="float" office:value="91381.8042301932">
                <text:p>91381.8042301932</text:p>
              </table:table-cell>
            </table:table-row>
            <table:table-row>
              <table:table-cell office:value-type="string">
                <text:p>2025-12-05 07:15:00</text:p>
              </table:table-cell>
              <table:table-cell office:value-type="float" office:value="91286.9894090872">
                <text:p>91286.9894090872</text:p>
              </table:table-cell>
            </table:table-row>
            <table:table-row>
              <table:table-cell office:value-type="string">
                <text:p>2025-12-05 07:30:00</text:p>
              </table:table-cell>
              <table:table-cell office:value-type="float" office:value="91228.6549106952">
                <text:p>91228.6549106952</text:p>
              </table:table-cell>
            </table:table-row>
            <table:table-row>
              <table:table-cell office:value-type="string">
                <text:p>2025-12-05 07:45:00</text:p>
              </table:table-cell>
              <table:table-cell office:value-type="float" office:value="91219.2271408087">
                <text:p>91219.2271408087</text:p>
              </table:table-cell>
            </table:table-row>
            <table:table-row>
              <table:table-cell office:value-type="string">
                <text:p>2025-12-05 08:00:00</text:p>
              </table:table-cell>
              <table:table-cell office:value-type="float" office:value="91255.4917647839">
                <text:p>91255.4917647839</text:p>
              </table:table-cell>
            </table:table-row>
            <table:table-row>
              <table:table-cell office:value-type="string">
                <text:p>2025-12-05 08:15:00</text:p>
              </table:table-cell>
              <table:table-cell office:value-type="float" office:value="91162.2090133713">
                <text:p>91162.2090133713</text:p>
              </table:table-cell>
            </table:table-row>
            <table:table-row>
              <table:table-cell office:value-type="string">
                <text:p>2025-12-05 08:30:00</text:p>
              </table:table-cell>
              <table:table-cell office:value-type="float" office:value="90812.8065041497">
                <text:p>90812.8065041497</text:p>
              </table:table-cell>
            </table:table-row>
            <table:table-row>
              <table:table-cell office:value-type="string">
                <text:p>2025-12-05 08:45:00</text:p>
              </table:table-cell>
              <table:table-cell office:value-type="float" office:value="90434.0066278242">
                <text:p>90434.0066278242</text:p>
              </table:table-cell>
            </table:table-row>
            <table:table-row>
              <table:table-cell office:value-type="string">
                <text:p>2025-12-05 09:00:00</text:p>
              </table:table-cell>
              <table:table-cell office:value-type="float" office:value="90513.0728705376">
                <text:p>90513.0728705376</text:p>
              </table:table-cell>
            </table:table-row>
            <table:table-row>
              <table:table-cell office:value-type="string">
                <text:p>2025-12-05 09:15:00</text:p>
              </table:table-cell>
              <table:table-cell office:value-type="float" office:value="90561.0502190944">
                <text:p>90561.0502190944</text:p>
              </table:table-cell>
            </table:table-row>
            <table:table-row>
              <table:table-cell office:value-type="string">
                <text:p>2025-12-05 09:30:00</text:p>
              </table:table-cell>
              <table:table-cell office:value-type="float" office:value="90483.5528748203">
                <text:p>90483.5528748203</text:p>
              </table:table-cell>
            </table:table-row>
            <table:table-row>
              <table:table-cell office:value-type="string">
                <text:p>2025-12-05 09:45:00</text:p>
              </table:table-cell>
              <table:table-cell office:value-type="float" office:value="90234.0310939835">
                <text:p>90234.0310939835</text:p>
              </table:table-cell>
            </table:table-row>
            <table:table-row>
              <table:table-cell office:value-type="string">
                <text:p>2025-12-05 10:00:00</text:p>
              </table:table-cell>
              <table:table-cell office:value-type="float" office:value="90292.0351293146">
                <text:p>90292.0351293146</text:p>
              </table:table-cell>
            </table:table-row>
            <table:table-row>
              <table:table-cell office:value-type="string">
                <text:p>2025-12-05 10:15:00</text:p>
              </table:table-cell>
              <table:table-cell office:value-type="float" office:value="91042.4356777974">
                <text:p>91042.4356777974</text:p>
              </table:table-cell>
            </table:table-row>
            <table:table-row>
              <table:table-cell office:value-type="string">
                <text:p>2025-12-05 10:30:00</text:p>
              </table:table-cell>
              <table:table-cell office:value-type="float" office:value="91171.2110921256">
                <text:p>91171.2110921256</text:p>
              </table:table-cell>
            </table:table-row>
            <table:table-row>
              <table:table-cell office:value-type="string">
                <text:p>2025-12-05 10:45:00</text:p>
              </table:table-cell>
              <table:table-cell office:value-type="float" office:value="91018.177420488">
                <text:p>91018.177420488</text:p>
              </table:table-cell>
            </table:table-row>
            <table:table-row>
              <table:table-cell office:value-type="string">
                <text:p>2025-12-05 11:00:00</text:p>
              </table:table-cell>
              <table:table-cell office:value-type="float" office:value="90453.9494251885">
                <text:p>90453.9494251885</text:p>
              </table:table-cell>
            </table:table-row>
            <table:table-row>
              <table:table-cell office:value-type="string">
                <text:p>2025-12-05 11:15:00</text:p>
              </table:table-cell>
              <table:table-cell office:value-type="float" office:value="89349.2693521261">
                <text:p>89349.2693521261</text:p>
              </table:table-cell>
            </table:table-row>
            <table:table-row>
              <table:table-cell office:value-type="string">
                <text:p>2025-12-05 11:30:00</text:p>
              </table:table-cell>
              <table:table-cell office:value-type="float" office:value="89129.2624261146">
                <text:p>89129.2624261146</text:p>
              </table:table-cell>
            </table:table-row>
            <table:table-row>
              <table:table-cell office:value-type="string">
                <text:p>2025-12-05 11:45:00</text:p>
              </table:table-cell>
              <table:table-cell office:value-type="float" office:value="88402.8082578879">
                <text:p>88402.8082578879</text:p>
              </table:table-cell>
            </table:table-row>
            <table:table-row>
              <table:table-cell office:value-type="string">
                <text:p>2025-12-05 12:00:00</text:p>
              </table:table-cell>
              <table:table-cell office:value-type="float" office:value="88900.9305956092">
                <text:p>88900.9305956092</text:p>
              </table:table-cell>
            </table:table-row>
            <table:table-row>
              <table:table-cell office:value-type="string">
                <text:p>2025-12-05 12:15:00</text:p>
              </table:table-cell>
              <table:table-cell office:value-type="float" office:value="88752.0121189329">
                <text:p>88752.0121189329</text:p>
              </table:table-cell>
            </table:table-row>
            <table:table-row>
              <table:table-cell office:value-type="string">
                <text:p>2025-12-05 12:30:00</text:p>
              </table:table-cell>
              <table:table-cell office:value-type="float" office:value="88804.1516295426">
                <text:p>88804.1516295426</text:p>
              </table:table-cell>
            </table:table-row>
            <table:table-row>
              <table:table-cell office:value-type="string">
                <text:p>2025-12-05 12:45:00</text:p>
              </table:table-cell>
              <table:table-cell office:value-type="float" office:value="89058.5913811237">
                <text:p>89058.5913811237</text:p>
              </table:table-cell>
            </table:table-row>
            <table:table-row>
              <table:table-cell office:value-type="string">
                <text:p>2025-12-05 13:00:00</text:p>
              </table:table-cell>
              <table:table-cell office:value-type="float" office:value="89368.7159847668">
                <text:p>89368.7159847668</text:p>
              </table:table-cell>
            </table:table-row>
            <table:table-row>
              <table:table-cell office:value-type="string">
                <text:p>2025-12-05 13:15:00</text:p>
              </table:table-cell>
              <table:table-cell office:value-type="float" office:value="89663.8451905378">
                <text:p>89663.8451905378</text:p>
              </table:table-cell>
            </table:table-row>
            <table:table-row>
              <table:table-cell office:value-type="string">
                <text:p>2025-12-05 13:30:00</text:p>
              </table:table-cell>
              <table:table-cell office:value-type="float" office:value="89414.2557921369">
                <text:p>89414.2557921369</text:p>
              </table:table-cell>
            </table:table-row>
            <table:table-row>
              <table:table-cell office:value-type="string">
                <text:p>2025-12-05 13:45:00</text:p>
              </table:table-cell>
              <table:table-cell office:value-type="float" office:value="89102.8486010226">
                <text:p>89102.8486010226</text:p>
              </table:table-cell>
            </table:table-row>
            <table:table-row>
              <table:table-cell office:value-type="string">
                <text:p>2025-12-05 14:00:00</text:p>
              </table:table-cell>
              <table:table-cell office:value-type="float" office:value="88979.6330548333">
                <text:p>88979.6330548333</text:p>
              </table:table-cell>
            </table:table-row>
            <table:table-row>
              <table:table-cell office:value-type="string">
                <text:p>2025-12-05 14:15:00</text:p>
              </table:table-cell>
              <table:table-cell office:value-type="float" office:value="89154.4005619585">
                <text:p>89154.4005619585</text:p>
              </table:table-cell>
            </table:table-row>
            <table:table-row>
              <table:table-cell office:value-type="string">
                <text:p>2025-12-05 14:30:00</text:p>
              </table:table-cell>
              <table:table-cell office:value-type="float" office:value="89447.7946206641">
                <text:p>89447.7946206641</text:p>
              </table:table-cell>
            </table:table-row>
            <table:table-row>
              <table:table-cell office:value-type="string">
                <text:p>2025-12-05 14:45:00</text:p>
              </table:table-cell>
              <table:table-cell office:value-type="float" office:value="89493.5038577205">
                <text:p>89493.5038577205</text:p>
              </table:table-cell>
            </table:table-row>
            <table:table-row>
              <table:table-cell office:value-type="string">
                <text:p>2025-12-05 15:00:00</text:p>
              </table:table-cell>
              <table:table-cell office:value-type="float" office:value="89680.0598920116">
                <text:p>89680.0598920116</text:p>
              </table:table-cell>
            </table:table-row>
            <table:table-row>
              <table:table-cell office:value-type="string">
                <text:p>2025-12-05 15:15:00</text:p>
              </table:table-cell>
              <table:table-cell office:value-type="float" office:value="89707.1349460967">
                <text:p>89707.1349460967</text:p>
              </table:table-cell>
            </table:table-row>
            <table:table-row>
              <table:table-cell office:value-type="string">
                <text:p>2025-12-05 15:30:00</text:p>
              </table:table-cell>
              <table:table-cell office:value-type="float" office:value="89595.9739050554">
                <text:p>89595.9739050554</text:p>
              </table:table-cell>
            </table:table-row>
            <table:table-row>
              <table:table-cell office:value-type="string">
                <text:p>2025-12-05 15:45:00</text:p>
              </table:table-cell>
              <table:table-cell office:value-type="float" office:value="89335.0754509351">
                <text:p>89335.0754509351</text:p>
              </table:table-cell>
            </table:table-row>
            <table:table-row>
              <table:table-cell office:value-type="string">
                <text:p>2025-12-05 16:00:00</text:p>
              </table:table-cell>
              <table:table-cell office:value-type="float" office:value="89323.0630662676">
                <text:p>89323.0630662676</text:p>
              </table:table-cell>
            </table:table-row>
            <table:table-row>
              <table:table-cell office:value-type="string">
                <text:p>2025-12-05 16:15:00</text:p>
              </table:table-cell>
              <table:table-cell office:value-type="float" office:value="89463.9852219419">
                <text:p>89463.9852219419</text:p>
              </table:table-cell>
            </table:table-row>
            <table:table-row>
              <table:table-cell office:value-type="string">
                <text:p>2025-12-05 16:30:00</text:p>
              </table:table-cell>
              <table:table-cell office:value-type="float" office:value="89450.1029545458">
                <text:p>89450.1029545458</text:p>
              </table:table-cell>
            </table:table-row>
            <table:table-row>
              <table:table-cell office:value-type="string">
                <text:p>2025-12-05 16:45:00</text:p>
              </table:table-cell>
              <table:table-cell office:value-type="float" office:value="89299.1350442884">
                <text:p>89299.1350442884</text:p>
              </table:table-cell>
            </table:table-row>
            <table:table-row>
              <table:table-cell office:value-type="string">
                <text:p>2025-12-05 17:00:00</text:p>
              </table:table-cell>
              <table:table-cell office:value-type="float" office:value="89188.1689884294">
                <text:p>89188.1689884294</text:p>
              </table:table-cell>
            </table:table-row>
            <table:table-row>
              <table:table-cell office:value-type="string">
                <text:p>2025-12-05 17:15:00</text:p>
              </table:table-cell>
              <table:table-cell office:value-type="float" office:value="89002.8350524038">
                <text:p>89002.8350524038</text:p>
              </table:table-cell>
            </table:table-row>
            <table:table-row>
              <table:table-cell office:value-type="string">
                <text:p>2025-12-05 17:30:00</text:p>
              </table:table-cell>
              <table:table-cell office:value-type="float" office:value="89223.6990759238">
                <text:p>89223.6990759238</text:p>
              </table:table-cell>
            </table:table-row>
            <table:table-row>
              <table:table-cell office:value-type="string">
                <text:p>2025-12-05 17:45:00</text:p>
              </table:table-cell>
              <table:table-cell office:value-type="float" office:value="89311.1736207303">
                <text:p>89311.1736207303</text:p>
              </table:table-cell>
            </table:table-row>
            <table:table-row>
              <table:table-cell office:value-type="string">
                <text:p>2025-12-05 18:00:00</text:p>
              </table:table-cell>
              <table:table-cell office:value-type="float" office:value="89282.6601175647">
                <text:p>89282.6601175647</text:p>
              </table:table-cell>
            </table:table-row>
            <table:table-row>
              <table:table-cell office:value-type="string">
                <text:p>2025-12-05 18:15:00</text:p>
              </table:table-cell>
              <table:table-cell office:value-type="float" office:value="89133.1948349839">
                <text:p>89133.1948349839</text:p>
              </table:table-cell>
            </table:table-row>
            <table:table-row>
              <table:table-cell office:value-type="string">
                <text:p>2025-12-05 18:30:00</text:p>
              </table:table-cell>
              <table:table-cell office:value-type="float" office:value="89259.5781655821">
                <text:p>89259.5781655821</text:p>
              </table:table-cell>
            </table:table-row>
            <table:table-row>
              <table:table-cell office:value-type="string">
                <text:p>2025-12-05 18:45:00</text:p>
              </table:table-cell>
              <table:table-cell office:value-type="float" office:value="89277.1287441324">
                <text:p>89277.1287441324</text:p>
              </table:table-cell>
            </table:table-row>
            <table:table-row>
              <table:table-cell office:value-type="string">
                <text:p>2025-12-05 19:00:00</text:p>
              </table:table-cell>
              <table:table-cell office:value-type="float" office:value="89360.8365470722">
                <text:p>89360.8365470722</text:p>
              </table:table-cell>
            </table:table-row>
            <table:table-row>
              <table:table-cell office:value-type="string">
                <text:p>2025-12-05 19:15:00</text:p>
              </table:table-cell>
              <table:table-cell office:value-type="float" office:value="89133.5533048187">
                <text:p>89133.5533048187</text:p>
              </table:table-cell>
            </table:table-row>
            <table:table-row>
              <table:table-cell office:value-type="string">
                <text:p>2025-12-05 19:30:00</text:p>
              </table:table-cell>
              <table:table-cell office:value-type="float" office:value="89177.575058775">
                <text:p>89177.575058775</text:p>
              </table:table-cell>
            </table:table-row>
            <table:table-row>
              <table:table-cell office:value-type="string">
                <text:p>2025-12-05 19:45:00</text:p>
              </table:table-cell>
              <table:table-cell office:value-type="float" office:value="89449.548497039">
                <text:p>89449.548497039</text:p>
              </table:table-cell>
            </table:table-row>
            <table:table-row>
              <table:table-cell office:value-type="string">
                <text:p>2025-12-05 20:00:00</text:p>
              </table:table-cell>
              <table:table-cell office:value-type="float" office:value="89440.5740815786">
                <text:p>89440.5740815786</text:p>
              </table:table-cell>
            </table:table-row>
            <table:table-row>
              <table:table-cell office:value-type="string">
                <text:p>2025-12-05 20:15:00</text:p>
              </table:table-cell>
              <table:table-cell office:value-type="float" office:value="89405.6470807396">
                <text:p>89405.6470807396</text:p>
              </table:table-cell>
            </table:table-row>
            <table:table-row>
              <table:table-cell office:value-type="string">
                <text:p>2025-12-05 20:30:00</text:p>
              </table:table-cell>
              <table:table-cell office:value-type="float" office:value="89454.1353149512">
                <text:p>89454.1353149512</text:p>
              </table:table-cell>
            </table:table-row>
            <table:table-row>
              <table:table-cell office:value-type="string">
                <text:p>2025-12-05 20:45:00</text:p>
              </table:table-cell>
              <table:table-cell office:value-type="float" office:value="89270.3143461974">
                <text:p>89270.3143461974</text:p>
              </table:table-cell>
            </table:table-row>
            <table:table-row>
              <table:table-cell office:value-type="string">
                <text:p>2025-12-05 21:00:00</text:p>
              </table:table-cell>
              <table:table-cell office:value-type="float" office:value="89319.8786443614">
                <text:p>89319.8786443614</text:p>
              </table:table-cell>
            </table:table-row>
            <table:table-row>
              <table:table-cell office:value-type="string">
                <text:p>2025-12-05 21:15:00</text:p>
              </table:table-cell>
              <table:table-cell office:value-type="float" office:value="89298.6659702605">
                <text:p>89298.6659702605</text:p>
              </table:table-cell>
            </table:table-row>
            <table:table-row>
              <table:table-cell office:value-type="string">
                <text:p>2025-12-05 21:30:00</text:p>
              </table:table-cell>
              <table:table-cell office:value-type="float" office:value="89302.7730123795">
                <text:p>89302.7730123795</text:p>
              </table:table-cell>
            </table:table-row>
            <table:table-row>
              <table:table-cell office:value-type="string">
                <text:p>2025-12-05 21:45:00</text:p>
              </table:table-cell>
              <table:table-cell office:value-type="float" office:value="89267.0727809626">
                <text:p>89267.0727809626</text:p>
              </table:table-cell>
            </table:table-row>
            <table:table-row>
              <table:table-cell office:value-type="string">
                <text:p>2025-12-05 22:00:00</text:p>
              </table:table-cell>
              <table:table-cell office:value-type="float" office:value="89367.6185929516">
                <text:p>89367.6185929516</text:p>
              </table:table-cell>
            </table:table-row>
            <table:table-row>
              <table:table-cell office:value-type="string">
                <text:p>2025-12-05 22:15:00</text:p>
              </table:table-cell>
              <table:table-cell office:value-type="float" office:value="89793.9006353971">
                <text:p>89793.9006353971</text:p>
              </table:table-cell>
            </table:table-row>
            <table:table-row>
              <table:table-cell office:value-type="string">
                <text:p>2025-12-05 22:30:00</text:p>
              </table:table-cell>
              <table:table-cell office:value-type="float" office:value="89572.8145268313">
                <text:p>89572.8145268313</text:p>
              </table:table-cell>
            </table:table-row>
            <table:table-row>
              <table:table-cell office:value-type="string">
                <text:p>2025-12-05 22:45:00</text:p>
              </table:table-cell>
              <table:table-cell office:value-type="float" office:value="89680.2351394716">
                <text:p>89680.2351394716</text:p>
              </table:table-cell>
            </table:table-row>
            <table:table-row>
              <table:table-cell office:value-type="string">
                <text:p>2025-12-05 23:00:00</text:p>
              </table:table-cell>
              <table:table-cell office:value-type="float" office:value="89705.2992558929">
                <text:p>89705.2992558929</text:p>
              </table:table-cell>
            </table:table-row>
            <table:table-row>
              <table:table-cell office:value-type="string">
                <text:p>2025-12-05 23:15:00</text:p>
              </table:table-cell>
              <table:table-cell office:value-type="float" office:value="89591.248635368">
                <text:p>89591.248635368</text:p>
              </table:table-cell>
            </table:table-row>
            <table:table-row>
              <table:table-cell office:value-type="string">
                <text:p>2025-12-05 23:30:00</text:p>
              </table:table-cell>
              <table:table-cell office:value-type="float" office:value="89647.1789370699">
                <text:p>89647.1789370699</text:p>
              </table:table-cell>
            </table:table-row>
            <table:table-row>
              <table:table-cell office:value-type="string">
                <text:p>2025-12-05 23:45:00</text:p>
              </table:table-cell>
              <table:table-cell office:value-type="float" office:value="89594.4553909522">
                <text:p>89594.4553909522</text:p>
              </table:table-cell>
            </table:table-row>
            <table:table-row>
              <table:table-cell office:value-type="string">
                <text:p>2025-12-06 00:00:00</text:p>
              </table:table-cell>
              <table:table-cell office:value-type="float" office:value="89693.1112995283">
                <text:p>89693.1112995283</text:p>
              </table:table-cell>
            </table:table-row>
            <table:table-row>
              <table:table-cell office:value-type="string">
                <text:p>2025-12-06 00:15:00</text:p>
              </table:table-cell>
              <table:table-cell office:value-type="float" office:value="89736.9620734974">
                <text:p>89736.9620734974</text:p>
              </table:table-cell>
            </table:table-row>
            <table:table-row>
              <table:table-cell office:value-type="string">
                <text:p>2025-12-06 00:30:00</text:p>
              </table:table-cell>
              <table:table-cell office:value-type="float" office:value="89633.8982178684">
                <text:p>89633.8982178684</text:p>
              </table:table-cell>
            </table:table-row>
            <table:table-row>
              <table:table-cell office:value-type="string">
                <text:p>2025-12-06 00:45:00</text:p>
              </table:table-cell>
              <table:table-cell office:value-type="float" office:value="89586.0143084472">
                <text:p>89586.0143084472</text:p>
              </table:table-cell>
            </table:table-row>
            <table:table-row>
              <table:table-cell office:value-type="string">
                <text:p>2025-12-06 01:00:00</text:p>
              </table:table-cell>
              <table:table-cell office:value-type="float" office:value="89627.8851211403">
                <text:p>89627.8851211403</text:p>
              </table:table-cell>
            </table:table-row>
            <table:table-row>
              <table:table-cell office:value-type="string">
                <text:p>2025-12-06 01:15:00</text:p>
              </table:table-cell>
              <table:table-cell office:value-type="float" office:value="89674.5982036862">
                <text:p>89674.5982036862</text:p>
              </table:table-cell>
            </table:table-row>
            <table:table-row>
              <table:table-cell office:value-type="string">
                <text:p>2025-12-06 01:30:00</text:p>
              </table:table-cell>
              <table:table-cell office:value-type="float" office:value="89771.8348060379">
                <text:p>89771.8348060379</text:p>
              </table:table-cell>
            </table:table-row>
            <table:table-row>
              <table:table-cell office:value-type="string">
                <text:p>2025-12-06 01:45:00</text:p>
              </table:table-cell>
              <table:table-cell office:value-type="float" office:value="89690.0422327507">
                <text:p>89690.0422327507</text:p>
              </table:table-cell>
            </table:table-row>
            <table:table-row>
              <table:table-cell office:value-type="string">
                <text:p>2025-12-06 02:00:00</text:p>
              </table:table-cell>
              <table:table-cell office:value-type="float" office:value="89711.5772363168">
                <text:p>89711.5772363168</text:p>
              </table:table-cell>
            </table:table-row>
            <table:table-row>
              <table:table-cell office:value-type="string">
                <text:p>2025-12-06 02:15:00</text:p>
              </table:table-cell>
              <table:table-cell office:value-type="float" office:value="89703.0222405177">
                <text:p>89703.0222405177</text:p>
              </table:table-cell>
            </table:table-row>
            <table:table-row>
              <table:table-cell office:value-type="string">
                <text:p>2025-12-06 02:30:00</text:p>
              </table:table-cell>
              <table:table-cell office:value-type="float" office:value="89594.0840461802">
                <text:p>89594.0840461802</text:p>
              </table:table-cell>
            </table:table-row>
            <table:table-row>
              <table:table-cell office:value-type="string">
                <text:p>2025-12-06 02:45:00</text:p>
              </table:table-cell>
              <table:table-cell office:value-type="float" office:value="89660.9534736516">
                <text:p>89660.9534736516</text:p>
              </table:table-cell>
            </table:table-row>
            <table:table-row>
              <table:table-cell office:value-type="string">
                <text:p>2025-12-06 03:00:00</text:p>
              </table:table-cell>
              <table:table-cell office:value-type="float" office:value="89627.6096228944">
                <text:p>89627.6096228944</text:p>
              </table:table-cell>
            </table:table-row>
            <table:table-row>
              <table:table-cell office:value-type="string">
                <text:p>2025-12-06 03:15:00</text:p>
              </table:table-cell>
              <table:table-cell office:value-type="float" office:value="89571.344664963">
                <text:p>89571.344664963</text:p>
              </table:table-cell>
            </table:table-row>
            <table:table-row>
              <table:table-cell office:value-type="string">
                <text:p>2025-12-06 03:30:00</text:p>
              </table:table-cell>
              <table:table-cell office:value-type="float" office:value="89308.4581980579">
                <text:p>89308.4581980579</text:p>
              </table:table-cell>
            </table:table-row>
            <table:table-row>
              <table:table-cell office:value-type="string">
                <text:p>2025-12-06 03:45:00</text:p>
              </table:table-cell>
              <table:table-cell office:value-type="float" office:value="89408.2779128482">
                <text:p>89408.2779128482</text:p>
              </table:table-cell>
            </table:table-row>
            <table:table-row>
              <table:table-cell office:value-type="string">
                <text:p>2025-12-06 04:00:00</text:p>
              </table:table-cell>
              <table:table-cell office:value-type="float" office:value="89319.7977332915">
                <text:p>89319.7977332915</text:p>
              </table:table-cell>
            </table:table-row>
            <table:table-row>
              <table:table-cell office:value-type="string">
                <text:p>2025-12-06 04:15:00</text:p>
              </table:table-cell>
              <table:table-cell office:value-type="float" office:value="89532.3954856015">
                <text:p>89532.3954856015</text:p>
              </table:table-cell>
            </table:table-row>
            <table:table-row>
              <table:table-cell office:value-type="string">
                <text:p>2025-12-06 04:30:00</text:p>
              </table:table-cell>
              <table:table-cell office:value-type="float" office:value="89642.2234318592">
                <text:p>89642.2234318592</text:p>
              </table:table-cell>
            </table:table-row>
            <table:table-row>
              <table:table-cell office:value-type="string">
                <text:p>2025-12-06 04:45:00</text:p>
              </table:table-cell>
              <table:table-cell office:value-type="float" office:value="89654.1876497464">
                <text:p>89654.1876497464</text:p>
              </table:table-cell>
            </table:table-row>
            <table:table-row>
              <table:table-cell office:value-type="string">
                <text:p>2025-12-06 05:00:00</text:p>
              </table:table-cell>
              <table:table-cell office:value-type="float" office:value="89620.5983153276">
                <text:p>89620.5983153276</text:p>
              </table:table-cell>
            </table:table-row>
            <table:table-row>
              <table:table-cell office:value-type="string">
                <text:p>2025-12-06 05:15:00</text:p>
              </table:table-cell>
              <table:table-cell office:value-type="float" office:value="89584.7606420038">
                <text:p>89584.7606420038</text:p>
              </table:table-cell>
            </table:table-row>
            <table:table-row>
              <table:table-cell office:value-type="string">
                <text:p>2025-12-06 05:30:00</text:p>
              </table:table-cell>
              <table:table-cell office:value-type="float" office:value="89560.0145763896">
                <text:p>89560.0145763896</text:p>
              </table:table-cell>
            </table:table-row>
            <table:table-row>
              <table:table-cell office:value-type="string">
                <text:p>2025-12-06 05:45:00</text:p>
              </table:table-cell>
              <table:table-cell office:value-type="float" office:value="89586.7171662003">
                <text:p>89586.7171662003</text:p>
              </table:table-cell>
            </table:table-row>
            <table:table-row>
              <table:table-cell office:value-type="string">
                <text:p>2025-12-06 06:00:00</text:p>
              </table:table-cell>
              <table:table-cell office:value-type="float" office:value="89526.3146220462">
                <text:p>89526.3146220462</text:p>
              </table:table-cell>
            </table:table-row>
            <table:table-row>
              <table:table-cell office:value-type="string">
                <text:p>2025-12-06 06:15:00</text:p>
              </table:table-cell>
              <table:table-cell office:value-type="float" office:value="89536.155495878">
                <text:p>89536.155495878</text:p>
              </table:table-cell>
            </table:table-row>
            <table:table-row>
              <table:table-cell office:value-type="string">
                <text:p>2025-12-06 06:30:00</text:p>
              </table:table-cell>
              <table:table-cell office:value-type="float" office:value="89609.8669154689">
                <text:p>89609.8669154689</text:p>
              </table:table-cell>
            </table:table-row>
            <table:table-row>
              <table:table-cell office:value-type="string">
                <text:p>2025-12-06 06:45:00</text:p>
              </table:table-cell>
              <table:table-cell office:value-type="float" office:value="89711.2263235747">
                <text:p>89711.2263235747</text:p>
              </table:table-cell>
            </table:table-row>
            <table:table-row>
              <table:table-cell office:value-type="string">
                <text:p>2025-12-06 07:00:00</text:p>
              </table:table-cell>
              <table:table-cell office:value-type="float" office:value="89659.3253362578">
                <text:p>89659.3253362578</text:p>
              </table:table-cell>
            </table:table-row>
            <table:table-row>
              <table:table-cell office:value-type="string">
                <text:p>2025-12-06 07:15:00</text:p>
              </table:table-cell>
              <table:table-cell office:value-type="float" office:value="89610.2747403586">
                <text:p>89610.2747403586</text:p>
              </table:table-cell>
            </table:table-row>
            <table:table-row>
              <table:table-cell office:value-type="string">
                <text:p>2025-12-06 07:30:00</text:p>
              </table:table-cell>
              <table:table-cell office:value-type="float" office:value="89657.5945494587">
                <text:p>89657.5945494587</text:p>
              </table:table-cell>
            </table:table-row>
            <table:table-row>
              <table:table-cell office:value-type="string">
                <text:p>2025-12-06 07:45:00</text:p>
              </table:table-cell>
              <table:table-cell office:value-type="float" office:value="89624.3112192807">
                <text:p>89624.3112192807</text:p>
              </table:table-cell>
            </table:table-row>
            <table:table-row>
              <table:table-cell office:value-type="string">
                <text:p>2025-12-06 08:00:00</text:p>
              </table:table-cell>
              <table:table-cell office:value-type="float" office:value="89598.600708558">
                <text:p>89598.600708558</text:p>
              </table:table-cell>
            </table:table-row>
            <table:table-row>
              <table:table-cell office:value-type="string">
                <text:p>2025-12-06 08:15:00</text:p>
              </table:table-cell>
              <table:table-cell office:value-type="float" office:value="89624.2925721728">
                <text:p>89624.2925721728</text:p>
              </table:table-cell>
            </table:table-row>
            <table:table-row>
              <table:table-cell office:value-type="string">
                <text:p>2025-12-06 08:30:00</text:p>
              </table:table-cell>
              <table:table-cell office:value-type="float" office:value="89704.2670739238">
                <text:p>89704.2670739238</text:p>
              </table:table-cell>
            </table:table-row>
            <table:table-row>
              <table:table-cell office:value-type="string">
                <text:p>2025-12-06 08:45:00</text:p>
              </table:table-cell>
              <table:table-cell office:value-type="float" office:value="89772.5074065991">
                <text:p>89772.5074065991</text:p>
              </table:table-cell>
            </table:table-row>
            <table:table-row>
              <table:table-cell office:value-type="string">
                <text:p>2025-12-06 09:00:00</text:p>
              </table:table-cell>
              <table:table-cell office:value-type="float" office:value="89688.4613100855">
                <text:p>89688.4613100855</text:p>
              </table:table-cell>
            </table:table-row>
            <table:table-row>
              <table:table-cell office:value-type="string">
                <text:p>2025-12-06 09:15:00</text:p>
              </table:table-cell>
              <table:table-cell office:value-type="float" office:value="89748.4884875501">
                <text:p>89748.4884875501</text:p>
              </table:table-cell>
            </table:table-row>
            <table:table-row>
              <table:table-cell office:value-type="string">
                <text:p>2025-12-06 09:30:00</text:p>
              </table:table-cell>
              <table:table-cell office:value-type="float" office:value="89944.8726377745">
                <text:p>89944.8726377745</text:p>
              </table:table-cell>
            </table:table-row>
            <table:table-row>
              <table:table-cell office:value-type="string">
                <text:p>2025-12-06 09:45:00</text:p>
              </table:table-cell>
              <table:table-cell office:value-type="float" office:value="90026.7939547399">
                <text:p>90026.7939547399</text:p>
              </table:table-cell>
            </table:table-row>
            <table:table-row>
              <table:table-cell office:value-type="string">
                <text:p>2025-12-06 10:00:00</text:p>
              </table:table-cell>
              <table:table-cell office:value-type="float" office:value="90045.5732185175">
                <text:p>90045.5732185175</text:p>
              </table:table-cell>
            </table:table-row>
            <table:table-row>
              <table:table-cell office:value-type="string">
                <text:p>2025-12-06 10:15:00</text:p>
              </table:table-cell>
              <table:table-cell office:value-type="float" office:value="89876.3818173744">
                <text:p>89876.3818173744</text:p>
              </table:table-cell>
            </table:table-row>
            <table:table-row>
              <table:table-cell office:value-type="string">
                <text:p>2025-12-06 10:30:00</text:p>
              </table:table-cell>
              <table:table-cell office:value-type="float" office:value="89641.0756520354">
                <text:p>89641.0756520354</text:p>
              </table:table-cell>
            </table:table-row>
            <table:table-row>
              <table:table-cell office:value-type="string">
                <text:p>2025-12-06 10:45:00</text:p>
              </table:table-cell>
              <table:table-cell office:value-type="float" office:value="89910.603826298">
                <text:p>89910.603826298</text:p>
              </table:table-cell>
            </table:table-row>
            <table:table-row>
              <table:table-cell office:value-type="string">
                <text:p>2025-12-06 11:00:00</text:p>
              </table:table-cell>
              <table:table-cell office:value-type="float" office:value="89821.2588416885">
                <text:p>89821.2588416885</text:p>
              </table:table-cell>
            </table:table-row>
            <table:table-row>
              <table:table-cell office:value-type="string">
                <text:p>2025-12-06 11:15:00</text:p>
              </table:table-cell>
              <table:table-cell office:value-type="float" office:value="89955.7887482585">
                <text:p>89955.7887482585</text:p>
              </table:table-cell>
            </table:table-row>
            <table:table-row>
              <table:table-cell office:value-type="string">
                <text:p>2025-12-06 11:30:00</text:p>
              </table:table-cell>
              <table:table-cell office:value-type="float" office:value="89916.2036755172">
                <text:p>89916.2036755172</text:p>
              </table:table-cell>
            </table:table-row>
            <table:table-row>
              <table:table-cell office:value-type="string">
                <text:p>2025-12-06 11:45:00</text:p>
              </table:table-cell>
              <table:table-cell office:value-type="float" office:value="89851.257086963">
                <text:p>89851.257086963</text:p>
              </table:table-cell>
            </table:table-row>
            <table:table-row>
              <table:table-cell office:value-type="string">
                <text:p>2025-12-06 12:00:00</text:p>
              </table:table-cell>
              <table:table-cell office:value-type="float" office:value="89730.1491612615">
                <text:p>89730.1491612615</text:p>
              </table:table-cell>
            </table:table-row>
            <table:table-row>
              <table:table-cell office:value-type="string">
                <text:p>2025-12-06 12:15:00</text:p>
              </table:table-cell>
              <table:table-cell office:value-type="float" office:value="89707.2181375816">
                <text:p>89707.2181375816</text:p>
              </table:table-cell>
            </table:table-row>
            <table:table-row>
              <table:table-cell office:value-type="string">
                <text:p>2025-12-06 12:30:00</text:p>
              </table:table-cell>
              <table:table-cell office:value-type="float" office:value="89816.3832726586">
                <text:p>89816.3832726586</text:p>
              </table:table-cell>
            </table:table-row>
            <table:table-row>
              <table:table-cell office:value-type="string">
                <text:p>2025-12-06 12:45:00</text:p>
              </table:table-cell>
              <table:table-cell office:value-type="float" office:value="89691.3278649369">
                <text:p>89691.3278649369</text:p>
              </table:table-cell>
            </table:table-row>
            <table:table-row>
              <table:table-cell office:value-type="string">
                <text:p>2025-12-06 13:00:00</text:p>
              </table:table-cell>
              <table:table-cell office:value-type="float" office:value="89721.9966880972">
                <text:p>89721.9966880972</text:p>
              </table:table-cell>
            </table:table-row>
            <table:table-row>
              <table:table-cell office:value-type="string">
                <text:p>2025-12-06 13:15:00</text:p>
              </table:table-cell>
              <table:table-cell office:value-type="float" office:value="89777.9832819075">
                <text:p>89777.9832819075</text:p>
              </table:table-cell>
            </table:table-row>
            <table:table-row>
              <table:table-cell office:value-type="string">
                <text:p>2025-12-06 13:30:00</text:p>
              </table:table-cell>
              <table:table-cell office:value-type="float" office:value="89775.984142116">
                <text:p>89775.984142116</text:p>
              </table:table-cell>
            </table:table-row>
            <table:table-row>
              <table:table-cell office:value-type="string">
                <text:p>2025-12-06 13:45:00</text:p>
              </table:table-cell>
              <table:table-cell office:value-type="float" office:value="89690.0308947419">
                <text:p>89690.0308947419</text:p>
              </table:table-cell>
            </table:table-row>
            <table:table-row>
              <table:table-cell office:value-type="string">
                <text:p>2025-12-06 14:00:00</text:p>
              </table:table-cell>
              <table:table-cell office:value-type="float" office:value="89663.1937893674">
                <text:p>89663.1937893674</text:p>
              </table:table-cell>
            </table:table-row>
            <table:table-row>
              <table:table-cell office:value-type="string">
                <text:p>2025-12-06 14:15:00</text:p>
              </table:table-cell>
              <table:table-cell office:value-type="float" office:value="89515.5710652812">
                <text:p>89515.5710652812</text:p>
              </table:table-cell>
            </table:table-row>
            <table:table-row>
              <table:table-cell office:value-type="string">
                <text:p>2025-12-06 14:30:00</text:p>
              </table:table-cell>
              <table:table-cell office:value-type="float" office:value="89556.1361875203">
                <text:p>89556.1361875203</text:p>
              </table:table-cell>
            </table:table-row>
            <table:table-row>
              <table:table-cell office:value-type="string">
                <text:p>2025-12-06 14:45:00</text:p>
              </table:table-cell>
              <table:table-cell office:value-type="float" office:value="89458.1376705471">
                <text:p>89458.1376705471</text:p>
              </table:table-cell>
            </table:table-row>
            <table:table-row>
              <table:table-cell office:value-type="string">
                <text:p>2025-12-06 15:00:00</text:p>
              </table:table-cell>
              <table:table-cell office:value-type="float" office:value="89433.600608367">
                <text:p>89433.600608367</text:p>
              </table:table-cell>
            </table:table-row>
            <table:table-row>
              <table:table-cell office:value-type="string">
                <text:p>2025-12-06 15:15:00</text:p>
              </table:table-cell>
              <table:table-cell office:value-type="float" office:value="89428.9453363778">
                <text:p>89428.9453363778</text:p>
              </table:table-cell>
            </table:table-row>
            <table:table-row>
              <table:table-cell office:value-type="string">
                <text:p>2025-12-06 15:30:00</text:p>
              </table:table-cell>
              <table:table-cell office:value-type="float" office:value="89468.12229311">
                <text:p>89468.12229311</text:p>
              </table:table-cell>
            </table:table-row>
            <table:table-row>
              <table:table-cell office:value-type="string">
                <text:p>2025-12-06 15:45:00</text:p>
              </table:table-cell>
              <table:table-cell office:value-type="float" office:value="89553.8193804705">
                <text:p>89553.8193804705</text:p>
              </table:table-cell>
            </table:table-row>
            <table:table-row>
              <table:table-cell office:value-type="string">
                <text:p>2025-12-06 16:00:00</text:p>
              </table:table-cell>
              <table:table-cell office:value-type="float" office:value="89565.4627960674">
                <text:p>89565.4627960674</text:p>
              </table:table-cell>
            </table:table-row>
            <table:table-row>
              <table:table-cell office:value-type="string">
                <text:p>2025-12-06 16:15:00</text:p>
              </table:table-cell>
              <table:table-cell office:value-type="float" office:value="89531.7019813833">
                <text:p>89531.7019813833</text:p>
              </table:table-cell>
            </table:table-row>
            <table:table-row>
              <table:table-cell office:value-type="string">
                <text:p>2025-12-06 16:30:00</text:p>
              </table:table-cell>
              <table:table-cell office:value-type="float" office:value="89463.2102880688">
                <text:p>89463.2102880688</text:p>
              </table:table-cell>
            </table:table-row>
            <table:table-row>
              <table:table-cell office:value-type="string">
                <text:p>2025-12-06 16:45:00</text:p>
              </table:table-cell>
              <table:table-cell office:value-type="float" office:value="89513.3755905362">
                <text:p>89513.3755905362</text:p>
              </table:table-cell>
            </table:table-row>
            <table:table-row>
              <table:table-cell office:value-type="string">
                <text:p>2025-12-06 17:00:00</text:p>
              </table:table-cell>
              <table:table-cell office:value-type="float" office:value="89473.2192327273">
                <text:p>89473.2192327273</text:p>
              </table:table-cell>
            </table:table-row>
            <table:table-row>
              <table:table-cell office:value-type="string">
                <text:p>2025-12-06 17:15:00</text:p>
              </table:table-cell>
              <table:table-cell office:value-type="float" office:value="89532.3780650474">
                <text:p>89532.3780650474</text:p>
              </table:table-cell>
            </table:table-row>
            <table:table-row>
              <table:table-cell office:value-type="string">
                <text:p>2025-12-06 17:30:00</text:p>
              </table:table-cell>
              <table:table-cell office:value-type="float" office:value="89415.7938109396">
                <text:p>89415.7938109396</text:p>
              </table:table-cell>
            </table:table-row>
            <table:table-row>
              <table:table-cell office:value-type="string">
                <text:p>2025-12-06 17:45:00</text:p>
              </table:table-cell>
              <table:table-cell office:value-type="float" office:value="89374.9314260767">
                <text:p>89374.9314260767</text:p>
              </table:table-cell>
            </table:table-row>
            <table:table-row>
              <table:table-cell office:value-type="string">
                <text:p>2025-12-06 18:00:00</text:p>
              </table:table-cell>
              <table:table-cell office:value-type="float" office:value="89310.046753589">
                <text:p>89310.046753589</text:p>
              </table:table-cell>
            </table:table-row>
            <table:table-row>
              <table:table-cell office:value-type="string">
                <text:p>2025-12-06 18:15:00</text:p>
              </table:table-cell>
              <table:table-cell office:value-type="float" office:value="89176.699920638">
                <text:p>89176.699920638</text:p>
              </table:table-cell>
            </table:table-row>
            <table:table-row>
              <table:table-cell office:value-type="string">
                <text:p>2025-12-06 18:30:00</text:p>
              </table:table-cell>
              <table:table-cell office:value-type="float" office:value="89026.9991734834">
                <text:p>89026.9991734834</text:p>
              </table:table-cell>
            </table:table-row>
            <table:table-row>
              <table:table-cell office:value-type="string">
                <text:p>2025-12-06 18:45:00</text:p>
              </table:table-cell>
              <table:table-cell office:value-type="float" office:value="89115.3396326571">
                <text:p>89115.3396326571</text:p>
              </table:table-cell>
            </table:table-row>
            <table:table-row>
              <table:table-cell office:value-type="string">
                <text:p>2025-12-06 19:00:00</text:p>
              </table:table-cell>
              <table:table-cell office:value-type="float" office:value="89235.8930483552">
                <text:p>89235.8930483552</text:p>
              </table:table-cell>
            </table:table-row>
            <table:table-row>
              <table:table-cell office:value-type="string">
                <text:p>2025-12-06 19:15:00</text:p>
              </table:table-cell>
              <table:table-cell office:value-type="float" office:value="89250.7335174486">
                <text:p>89250.7335174486</text:p>
              </table:table-cell>
            </table:table-row>
            <table:table-row>
              <table:table-cell office:value-type="string">
                <text:p>2025-12-06 19:30:00</text:p>
              </table:table-cell>
              <table:table-cell office:value-type="float" office:value="89379.9243653074">
                <text:p>89379.9243653074</text:p>
              </table:table-cell>
            </table:table-row>
            <table:table-row>
              <table:table-cell office:value-type="string">
                <text:p>2025-12-06 19:45:00</text:p>
              </table:table-cell>
              <table:table-cell office:value-type="float" office:value="89527.39705885">
                <text:p>89527.39705885</text:p>
              </table:table-cell>
            </table:table-row>
            <table:table-row>
              <table:table-cell office:value-type="string">
                <text:p>2025-12-06 20:00:00</text:p>
              </table:table-cell>
              <table:table-cell office:value-type="float" office:value="89458.8511164938">
                <text:p>89458.8511164938</text:p>
              </table:table-cell>
            </table:table-row>
            <table:table-row>
              <table:table-cell office:value-type="string">
                <text:p>2025-12-06 20:15:00</text:p>
              </table:table-cell>
              <table:table-cell office:value-type="float" office:value="89523.7713433205">
                <text:p>89523.7713433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